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5000143990000BADD51C484AD.wmf"/>
  <manifest:file-entry manifest:media-type="image/jpeg" manifest:full-path="Pictures/10000000000003CB000000769ED87BCB.jpg"/>
  <manifest:file-entry manifest:media-type="" manifest:full-path="Pictures/2000004500014399000086FB7A53CA65.wmf"/>
  <manifest:file-entry manifest:media-type="" manifest:full-path="Pictures/200000E30002FCEA0001985904DDDFC3.wmf"/>
  <manifest:file-entry manifest:media-type="" manifest:full-path="Pictures/20000041000143990000D7B3E7875666.wmf"/>
  <manifest:file-entry manifest:media-type="image/jpeg" manifest:full-path="Pictures/10000000000005780000012C1B1747CA.jpg"/>
  <manifest:file-entry manifest:media-type="" manifest:full-path="Pictures/2000005A000143990000D7B345A62C79.wmf"/>
  <manifest:file-entry manifest:media-type="" manifest:full-path="Pictures/20000080000303A2000082D8F348FCC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6.5035in" fo:margin-left="0.2465in" fo:margin-right="0.1389in" table:align="margins" style:writing-mode="lr-tb"/>
    </style:style>
    <style:style style:name="Таблица1.A" style:family="table-column">
      <style:table-column-properties style:column-width="1.375in" style:rel-column-width="1980*"/>
    </style:style>
    <style:style style:name="Таблица1.B" style:family="table-column">
      <style:table-column-properties style:column-width="0.5in" style:rel-column-width="720*"/>
    </style:style>
    <style:style style:name="Таблица1.C" style:family="table-column">
      <style:table-column-properties style:column-width="3.375in" style:rel-column-width="4860*"/>
    </style:style>
    <style:style style:name="Таблица1.D" style:family="table-column">
      <style:table-column-properties style:column-width="1.2535in" style:rel-column-width="1805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0396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0396in" fo:border="0.0069in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0396in" fo:border-left="0.0069in solid #000000" fo:border-right="none" fo:border-top="0.0069in solid #000000" fo:border-bottom="0.0069in solid #000000" style:writing-mode="lr-tb"/>
    </style:style>
    <style:style style:name="Таблица1.D2" style:family="table-cell">
      <style:table-cell-properties style:vertical-align="top" fo:padding="0.0396in" fo:border="0.0069in solid #000000" style:writing-mode="lr-tb"/>
    </style:style>
    <style:style style:name="Таблица1.A25" style:family="table-cell">
      <style:table-cell-properties style:vertical-align="top" fo:padding="0.0396in" fo:border-left="0.0069in solid #000000" fo:border-right="none" fo:border-top="none" fo:border-bottom="0.0069in solid #000000" style:writing-mode="lr-tb"/>
    </style:style>
    <style:style style:name="Таблица1.B25" style:family="table-cell" style:data-style-name="N0">
      <style:table-cell-properties style:vertical-align="top" fo:padding="0.0396in" fo:border-left="0.0069in solid #000000" fo:border-right="none" fo:border-top="none" fo:border-bottom="0.0069in solid #000000" style:writing-mode="lr-tb"/>
    </style:style>
    <style:style style:name="Таблица1.D25" style:family="table-cell">
      <style:table-cell-properties style:vertical-align="top" fo:padding="0.0396in" fo:border-left="0.0069in solid #000000" fo:border-right="0.0069in solid #000000" fo:border-top="none" fo:border-bottom="0.0069in solid #000000" style:writing-mode="lr-tb"/>
    </style:style>
    <style:style style:name="Таблица2" style:family="table">
      <style:table-properties style:width="6.6in" fo:margin-left="0.3701in" table:align="left" style:writing-mode="lr-tb"/>
    </style:style>
    <style:style style:name="Таблица2.A" style:family="table-column">
      <style:table-column-properties style:column-width="3.0694in"/>
    </style:style>
    <style:style style:name="Таблица2.B" style:family="table-column">
      <style:table-column-properties style:column-width="3.5306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" style:family="table">
      <style:table-properties style:width="6.6in" fo:margin-left="0.3701in" table:align="left" style:writing-mode="lr-tb"/>
    </style:style>
    <style:style style:name="Таблица3.A" style:family="table-column">
      <style:table-column-properties style:column-width="3.0694in"/>
    </style:style>
    <style:style style:name="Таблица3.B" style:family="table-column">
      <style:table-column-properties style:column-width="3.5306in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4" style:family="table">
      <style:table-properties style:width="6.6in" fo:margin-left="0.3701in" table:align="left" style:writing-mode="lr-tb"/>
    </style:style>
    <style:style style:name="Таблица4.A" style:family="table-column">
      <style:table-column-properties style:column-width="3.0694in"/>
    </style:style>
    <style:style style:name="Таблица4.B" style:family="table-column">
      <style:table-column-properties style:column-width="3.5306in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5" style:family="table">
      <style:table-properties style:width="6.8465in" fo:margin-left="0.1215in" table:align="left" style:writing-mode="lr-tb"/>
    </style:style>
    <style:style style:name="Таблица5.A" style:family="table-column">
      <style:table-column-properties style:column-width="1.2278in"/>
    </style:style>
    <style:style style:name="Таблица5.B" style:family="table-column">
      <style:table-column-properties style:column-width="1.4278in"/>
    </style:style>
    <style:style style:name="Таблица5.D" style:family="table-column">
      <style:table-column-properties style:column-width="1.4285in"/>
    </style:style>
    <style:style style:name="Таблица5.E" style:family="table-column">
      <style:table-column-properties style:column-width="1.3347in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5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6" style:family="table">
      <style:table-properties style:width="6.6in" fo:margin-left="0.3701in" table:align="left" style:writing-mode="lr-tb"/>
    </style:style>
    <style:style style:name="Таблица6.A" style:family="table-column">
      <style:table-column-properties style:column-width="1.2306in"/>
    </style:style>
    <style:style style:name="Таблица6.B" style:family="table-column">
      <style:table-column-properties style:column-width="1.966in"/>
    </style:style>
    <style:style style:name="Таблица6.C" style:family="table-column">
      <style:table-column-properties style:column-width="3.4035in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7" style:family="table">
      <style:table-properties style:width="6.8465in" fo:margin-left="0.1215in" table:align="left" style:writing-mode="lr-tb"/>
    </style:style>
    <style:style style:name="Таблица7.A" style:family="table-column">
      <style:table-column-properties style:column-width="1.2278in"/>
    </style:style>
    <style:style style:name="Таблица7.B" style:family="table-column">
      <style:table-column-properties style:column-width="1.4278in"/>
    </style:style>
    <style:style style:name="Таблица7.D" style:family="table-column">
      <style:table-column-properties style:column-width="1.4285in"/>
    </style:style>
    <style:style style:name="Таблица7.E" style:family="table-column">
      <style:table-column-properties style:column-width="1.3347in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7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" style:family="table">
      <style:table-properties style:width="7.0465in" fo:margin-left="-0.0785in" table:align="left" style:writing-mode="lr-tb"/>
    </style:style>
    <style:style style:name="Таблица8.A" style:family="table-column">
      <style:table-column-properties style:column-width="1.7583in"/>
    </style:style>
    <style:style style:name="Таблица8.B" style:family="table-column">
      <style:table-column-properties style:column-width="0.6979in"/>
    </style:style>
    <style:style style:name="Таблица8.C" style:family="table-column">
      <style:table-column-properties style:column-width="0.525in"/>
    </style:style>
    <style:style style:name="Таблица8.D" style:family="table-column">
      <style:table-column-properties style:column-width="4.0653in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A2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8.D2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9" style:family="table">
      <style:table-properties style:width="7.0465in" fo:margin-left="-0.0785in" table:align="left" style:writing-mode="lr-tb"/>
    </style:style>
    <style:style style:name="Таблица9.A" style:family="table-column">
      <style:table-column-properties style:column-width="1.7236in"/>
    </style:style>
    <style:style style:name="Таблица9.B" style:family="table-column">
      <style:table-column-properties style:column-width="0.6979in"/>
    </style:style>
    <style:style style:name="Таблица9.C" style:family="table-column">
      <style:table-column-properties style:column-width="0.525in"/>
    </style:style>
    <style:style style:name="Таблица9.D" style:family="table-column">
      <style:table-column-properties style:column-width="4.1in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9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9.A5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9.C5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9.D5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0" style:family="table">
      <style:table-properties style:width="7.0465in" fo:margin-left="-0.0785in" table:align="left" style:writing-mode="lr-tb"/>
    </style:style>
    <style:style style:name="Таблица10.A" style:family="table-column">
      <style:table-column-properties style:column-width="1.7306in"/>
    </style:style>
    <style:style style:name="Таблица10.B" style:family="table-column">
      <style:table-column-properties style:column-width="0.6979in"/>
    </style:style>
    <style:style style:name="Таблица10.C" style:family="table-column">
      <style:table-column-properties style:column-width="0.525in"/>
    </style:style>
    <style:style style:name="Таблица10.D" style:family="table-column">
      <style:table-column-properties style:column-width="4.0931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" style:family="table">
      <style:table-properties style:width="7.0465in" fo:margin-left="-0.0785in" table:align="left" style:writing-mode="lr-tb"/>
    </style:style>
    <style:style style:name="Таблица11.A" style:family="table-column">
      <style:table-column-properties style:column-width="1.7583in"/>
    </style:style>
    <style:style style:name="Таблица11.B" style:family="table-column">
      <style:table-column-properties style:column-width="0.6979in"/>
    </style:style>
    <style:style style:name="Таблица11.C" style:family="table-column">
      <style:table-column-properties style:column-width="0.525in"/>
    </style:style>
    <style:style style:name="Таблица11.D" style:family="table-column">
      <style:table-column-properties style:column-width="4.0653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A25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1.D25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2" style:family="table">
      <style:table-properties style:width="6.6in" fo:margin-left="0.3701in" table:align="left" style:writing-mode="lr-tb"/>
    </style:style>
    <style:style style:name="Таблица12.A" style:family="table-column">
      <style:table-column-properties style:column-width="1.3542in"/>
    </style:style>
    <style:style style:name="Таблица12.B" style:family="table-column">
      <style:table-column-properties style:column-width="2.0208in"/>
    </style:style>
    <style:style style:name="Таблица12.C" style:family="table-column">
      <style:table-column-properties style:column-width="3.225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2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3" style:family="table">
      <style:table-properties style:width="6.8465in" fo:margin-left="0.1215in" table:align="left" style:writing-mode="lr-tb"/>
    </style:style>
    <style:style style:name="Таблица13.A" style:family="table-column">
      <style:table-column-properties style:column-width="1.2278in"/>
    </style:style>
    <style:style style:name="Таблица13.B" style:family="table-column">
      <style:table-column-properties style:column-width="1.4278in"/>
    </style:style>
    <style:style style:name="Таблица13.D" style:family="table-column">
      <style:table-column-properties style:column-width="1.4285in"/>
    </style:style>
    <style:style style:name="Таблица13.E" style:family="table-column">
      <style:table-column-properties style:column-width="1.3347in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4" style:family="table">
      <style:table-properties style:width="7.0465in" fo:margin-left="-0.0785in" table:align="left" style:writing-mode="lr-tb"/>
    </style:style>
    <style:style style:name="Таблица14.A" style:family="table-column">
      <style:table-column-properties style:column-width="1.7583in"/>
    </style:style>
    <style:style style:name="Таблица14.B" style:family="table-column">
      <style:table-column-properties style:column-width="0.6979in"/>
    </style:style>
    <style:style style:name="Таблица14.C" style:family="table-column">
      <style:table-column-properties style:column-width="0.525in"/>
    </style:style>
    <style:style style:name="Таблица14.D" style:family="table-column">
      <style:table-column-properties style:column-width="4.0653in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5" style:family="table">
      <style:table-properties style:width="7.0465in" fo:margin-left="-0.0785in" table:align="left" style:writing-mode="lr-tb"/>
    </style:style>
    <style:style style:name="Таблица15.A" style:family="table-column">
      <style:table-column-properties style:column-width="1.7236in"/>
    </style:style>
    <style:style style:name="Таблица15.B" style:family="table-column">
      <style:table-column-properties style:column-width="0.6979in"/>
    </style:style>
    <style:style style:name="Таблица15.C" style:family="table-column">
      <style:table-column-properties style:column-width="0.525in"/>
    </style:style>
    <style:style style:name="Таблица15.D" style:family="table-column">
      <style:table-column-properties style:column-width="4.1in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5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" style:family="table">
      <style:table-properties style:width="7.0819in" fo:margin-left="-0.0785in" table:align="left" style:writing-mode="lr-tb"/>
    </style:style>
    <style:style style:name="Таблица16.A" style:family="table-column">
      <style:table-column-properties style:column-width="1.6965in"/>
    </style:style>
    <style:style style:name="Таблица16.B" style:family="table-column">
      <style:table-column-properties style:column-width="0.7764in"/>
    </style:style>
    <style:style style:name="Таблица16.C" style:family="table-column">
      <style:table-column-properties style:column-width="4.609in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6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6.A2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6.C21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7" style:family="table">
      <style:table-properties style:width="6.8854in" fo:margin-left="0.1201in" table:align="left" style:writing-mode="lr-tb"/>
    </style:style>
    <style:style style:name="Таблица17.A" style:family="table-column">
      <style:table-column-properties style:column-width="1.125in"/>
    </style:style>
    <style:style style:name="Таблица17.B" style:family="table-column">
      <style:table-column-properties style:column-width="1.25in"/>
    </style:style>
    <style:style style:name="Таблица17.C" style:family="table-column">
      <style:table-column-properties style:column-width="1.75in"/>
    </style:style>
    <style:style style:name="Таблица17.D" style:family="table-column">
      <style:table-column-properties style:column-width="2.7604in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7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8" style:family="table">
      <style:table-properties style:width="6.6354in" fo:margin-left="0.3701in" table:align="left" style:writing-mode="lr-tb"/>
    </style:style>
    <style:style style:name="Таблица18.A" style:family="table-column">
      <style:table-column-properties style:column-width="1.4118in"/>
    </style:style>
    <style:style style:name="Таблица18.B" style:family="table-column">
      <style:table-column-properties style:column-width="1.125in"/>
    </style:style>
    <style:style style:name="Таблица18.C" style:family="table-column">
      <style:table-column-properties style:column-width="4.0986in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8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9" style:family="table">
      <style:table-properties style:width="6.6in" fo:margin-left="0.3701in" table:align="left" style:writing-mode="lr-tb"/>
    </style:style>
    <style:style style:name="Таблица19.A" style:family="table-column">
      <style:table-column-properties style:column-width="1.4118in"/>
    </style:style>
    <style:style style:name="Таблица19.B" style:family="table-column">
      <style:table-column-properties style:column-width="0.5882in"/>
    </style:style>
    <style:style style:name="Таблица19.C" style:family="table-column">
      <style:table-column-properties style:column-width="1.125in"/>
    </style:style>
    <style:style style:name="Таблица19.D" style:family="table-column">
      <style:table-column-properties style:column-width="3.475in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9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0" style:family="table">
      <style:table-properties style:width="6.6in" fo:margin-left="0.3701in" table:align="left" style:writing-mode="lr-tb"/>
    </style:style>
    <style:style style:name="Таблица20.A" style:family="table-column">
      <style:table-column-properties style:column-width="1.25in"/>
    </style:style>
    <style:style style:name="Таблица20.B" style:family="table-column">
      <style:table-column-properties style:column-width="0.875in"/>
    </style:style>
    <style:style style:name="Таблица20.C" style:family="table-column">
      <style:table-column-properties style:column-width="1.125in"/>
    </style:style>
    <style:style style:name="Таблица20.D" style:family="table-column">
      <style:table-column-properties style:column-width="3.35in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0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1" style:family="table">
      <style:table-properties style:width="6.725in" fo:margin-left="0.2451in" table:align="left" style:writing-mode="lr-tb"/>
    </style:style>
    <style:style style:name="Таблица21.A" style:family="table-column">
      <style:table-column-properties style:column-width="1.25in"/>
    </style:style>
    <style:style style:name="Таблица21.B" style:family="table-column">
      <style:table-column-properties style:column-width="1in"/>
    </style:style>
    <style:style style:name="Таблица21.C" style:family="table-column">
      <style:table-column-properties style:column-width="1.0229in"/>
    </style:style>
    <style:style style:name="Таблица21.D" style:family="table-column">
      <style:table-column-properties style:column-width="3.4521in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1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2" style:family="table">
      <style:table-properties style:width="6.725in" fo:margin-left="0.2451in" table:align="left" style:writing-mode="lr-tb"/>
    </style:style>
    <style:style style:name="Таблица22.A" style:family="table-column">
      <style:table-column-properties style:column-width="1.25in"/>
    </style:style>
    <style:style style:name="Таблица22.B" style:family="table-column">
      <style:table-column-properties style:column-width="1in"/>
    </style:style>
    <style:style style:name="Таблица22.C" style:family="table-column">
      <style:table-column-properties style:column-width="1.0229in"/>
    </style:style>
    <style:style style:name="Таблица22.D" style:family="table-column">
      <style:table-column-properties style:column-width="3.4521in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2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3" style:family="table">
      <style:table-properties style:width="6.725in" fo:margin-left="0.2451in" table:align="left" style:writing-mode="lr-tb"/>
    </style:style>
    <style:style style:name="Таблица23.A" style:family="table-column">
      <style:table-column-properties style:column-width="1.3458in"/>
    </style:style>
    <style:style style:name="Таблица23.B" style:family="table-column">
      <style:table-column-properties style:column-width="0.9681in"/>
    </style:style>
    <style:style style:name="Таблица23.C" style:family="table-column">
      <style:table-column-properties style:column-width="1.0229in"/>
    </style:style>
    <style:style style:name="Таблица23.D" style:family="table-column">
      <style:table-column-properties style:column-width="3.3882in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3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4" style:family="table">
      <style:table-properties style:width="6.725in" fo:margin-left="0.2451in" table:align="left" style:writing-mode="lr-tb"/>
    </style:style>
    <style:style style:name="Таблица24.A" style:family="table-column">
      <style:table-column-properties style:column-width="1.3458in"/>
    </style:style>
    <style:style style:name="Таблица24.B" style:family="table-column">
      <style:table-column-properties style:column-width="0.9681in"/>
    </style:style>
    <style:style style:name="Таблица24.C" style:family="table-column">
      <style:table-column-properties style:column-width="1.0229in"/>
    </style:style>
    <style:style style:name="Таблица24.D" style:family="table-column">
      <style:table-column-properties style:column-width="3.3882in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4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5" style:family="table">
      <style:table-properties style:width="6.725in" fo:margin-left="0.2451in" table:align="left" style:writing-mode="lr-tb"/>
    </style:style>
    <style:style style:name="Таблица25.A" style:family="table-column">
      <style:table-column-properties style:column-width="1.25in"/>
    </style:style>
    <style:style style:name="Таблица25.B" style:family="table-column">
      <style:table-column-properties style:column-width="1in"/>
    </style:style>
    <style:style style:name="Таблица25.C" style:family="table-column">
      <style:table-column-properties style:column-width="1.0229in"/>
    </style:style>
    <style:style style:name="Таблица25.D" style:family="table-column">
      <style:table-column-properties style:column-width="3.4521in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5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6" style:family="table">
      <style:table-properties style:width="6.725in" fo:margin-left="0.2451in" table:align="left" style:writing-mode="lr-tb"/>
    </style:style>
    <style:style style:name="Таблица26.A" style:family="table-column">
      <style:table-column-properties style:column-width="1.5201in"/>
    </style:style>
    <style:style style:name="Таблица26.B" style:family="table-column">
      <style:table-column-properties style:column-width="0.775in"/>
    </style:style>
    <style:style style:name="Таблица26.C" style:family="table-column">
      <style:table-column-properties style:column-width="1.1222in"/>
    </style:style>
    <style:style style:name="Таблица26.D" style:family="table-column">
      <style:table-column-properties style:column-width="3.3076in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6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7" style:family="table">
      <style:table-properties style:width="6.725in" fo:margin-left="0.2451in" table:align="left" style:writing-mode="lr-tb"/>
    </style:style>
    <style:style style:name="Таблица27.A" style:family="table-column">
      <style:table-column-properties style:column-width="1.25in"/>
    </style:style>
    <style:style style:name="Таблица27.B" style:family="table-column">
      <style:table-column-properties style:column-width="0.875in"/>
    </style:style>
    <style:style style:name="Таблица27.C" style:family="table-column">
      <style:table-column-properties style:column-width="1.125in"/>
    </style:style>
    <style:style style:name="Таблица27.D" style:family="table-column">
      <style:table-column-properties style:column-width="3.475in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7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8" style:family="table">
      <style:table-properties style:width="6.725in" fo:margin-left="0.2451in" table:align="left" style:writing-mode="lr-tb"/>
    </style:style>
    <style:style style:name="Таблица28.A" style:family="table-column">
      <style:table-column-properties style:column-width="1.5201in"/>
    </style:style>
    <style:style style:name="Таблица28.B" style:family="table-column">
      <style:table-column-properties style:column-width="0.775in"/>
    </style:style>
    <style:style style:name="Таблица28.C" style:family="table-column">
      <style:table-column-properties style:column-width="1.1222in"/>
    </style:style>
    <style:style style:name="Таблица28.D" style:family="table-column">
      <style:table-column-properties style:column-width="3.3076in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8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29" style:family="table">
      <style:table-properties style:width="6.725in" fo:margin-left="0.2451in" table:align="left" style:writing-mode="lr-tb"/>
    </style:style>
    <style:style style:name="Таблица29.A" style:family="table-column">
      <style:table-column-properties style:column-width="1.5201in"/>
    </style:style>
    <style:style style:name="Таблица29.B" style:family="table-column">
      <style:table-column-properties style:column-width="0.775in"/>
    </style:style>
    <style:style style:name="Таблица29.C" style:family="table-column">
      <style:table-column-properties style:column-width="1.1222in"/>
    </style:style>
    <style:style style:name="Таблица29.D" style:family="table-column">
      <style:table-column-properties style:column-width="3.3076in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9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0" style:family="table">
      <style:table-properties style:width="6.725in" fo:margin-left="0.2451in" table:align="left" style:writing-mode="lr-tb"/>
    </style:style>
    <style:style style:name="Таблица30.A" style:family="table-column">
      <style:table-column-properties style:column-width="1.5201in"/>
    </style:style>
    <style:style style:name="Таблица30.B" style:family="table-column">
      <style:table-column-properties style:column-width="0.775in"/>
    </style:style>
    <style:style style:name="Таблица30.C" style:family="table-column">
      <style:table-column-properties style:column-width="1.1222in"/>
    </style:style>
    <style:style style:name="Таблица30.D" style:family="table-column">
      <style:table-column-properties style:column-width="3.3076in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0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1" style:family="table">
      <style:table-properties style:width="6.6in" fo:margin-left="0.3701in" table:align="left" style:writing-mode="lr-tb"/>
    </style:style>
    <style:style style:name="Таблица31.A" style:family="table-column">
      <style:table-column-properties style:column-width="1.3986in"/>
    </style:style>
    <style:style style:name="Таблица31.B" style:family="table-column">
      <style:table-column-properties style:column-width="0.775in"/>
    </style:style>
    <style:style style:name="Таблица31.C" style:family="table-column">
      <style:table-column-properties style:column-width="1.1146in"/>
    </style:style>
    <style:style style:name="Таблица31.D" style:family="table-column">
      <style:table-column-properties style:column-width="3.3118in"/>
    </style:style>
    <style:style style:name="Таблица31.1" style:family="table-row">
      <style:table-row-properties style:keep-together="true" fo:keep-together="auto"/>
    </style:style>
    <style:style style:name="Таблица31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31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3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1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32" style:family="table">
      <style:table-properties style:width="6.975in" table:align="left" style:writing-mode="lr-tb"/>
    </style:style>
    <style:style style:name="Таблица32.A" style:family="table-column">
      <style:table-column-properties style:column-width="1.7701in"/>
    </style:style>
    <style:style style:name="Таблица32.B" style:family="table-column">
      <style:table-column-properties style:column-width="0.775in"/>
    </style:style>
    <style:style style:name="Таблица32.C" style:family="table-column">
      <style:table-column-properties style:column-width="1.1222in"/>
    </style:style>
    <style:style style:name="Таблица32.D" style:family="table-column">
      <style:table-column-properties style:column-width="3.3076in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2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in" fo:margin-right="0.25in" fo:text-indent="0in" style:auto-text-indent="false">
        <style:tab-stops>
          <style:tab-stop style:position="3.248in" style:type="center"/>
          <style:tab-stop style:position="6.2465in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3752in" fo:margin-right="0in" fo:text-indent="0in" style:auto-text-indent="false"/>
    </style:style>
    <style:style style:name="P15" style:family="paragraph" style:parent-style-name="Standard">
      <style:paragraph-properties fo:margin-left="0.3752in" fo:margin-right="0in" fo:text-indent="0in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Caption_20__28_user_29_">
      <style:paragraph-properties fo:keep-with-next="always"/>
    </style:style>
    <style:style style:name="P20" style:family="paragraph" style:parent-style-name="Standard">
      <style:paragraph-properties fo:margin-left="0.3937in" fo:margin-right="0in" fo:text-indent="0in" style:auto-text-indent="false" style:text-autospace="none"/>
    </style:style>
    <style:style style:name="P21" style:family="paragraph" style:parent-style-name="Standard">
      <style:paragraph-properties fo:margin-left="0.3937in" fo:margin-right="0in" fo:text-indent="0in" style:auto-text-indent="false" style:text-autospace="none"/>
      <style:text-properties style:font-name="Arial" style:font-name-complex="Arial"/>
    </style:style>
    <style:style style:name="P22" style:family="paragraph" style:parent-style-name="Standard">
      <style:paragraph-properties fo:margin-left="0.3937in" fo:margin-right="0in" fo:text-indent="0in" style:auto-text-indent="false" style:text-autospace="none"/>
      <style:text-properties style:font-name="Arial" fo:language="de" fo:country="DE" style:font-name-complex="Arial"/>
    </style:style>
    <style:style style:name="P23" style:family="paragraph" style:parent-style-name="Standard">
      <style:paragraph-properties fo:margin-left="0.3937in" fo:margin-right="0in" fo:text-indent="0in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4" style:family="paragraph" style:parent-style-name="Standard">
      <style:paragraph-properties fo:margin-left="0.3937in" fo:margin-right="0in" fo:margin-top="0.1665in" fo:margin-bottom="0.0835in" fo:text-indent="0in" style:auto-text-indent="false" style:text-autospace="none"/>
      <style:text-properties style:font-name="Arial" style:font-name-complex="Arial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zxx" fo:country="none" style:language-asian="zxx" style:country-asian="none"/>
    </style:style>
    <style:style style:name="P27" style:family="paragraph" style:parent-style-name="Text_20_body">
      <style:text-properties fo:font-weight="bold" style:font-weight-asian="bold"/>
    </style:style>
    <style:style style:name="P28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9" style:family="paragraph" style:parent-style-name="Text_20_body">
      <style:paragraph-properties fo:margin-left="0in" fo:margin-right="0in" fo:text-indent="0in" style:auto-text-indent="false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 style:snap-to-layout-grid="false"/>
    </style:style>
    <style:style style:name="P32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34" style:family="paragraph" style:parent-style-name="Text_20_body">
      <style:paragraph-properties fo:margin-left="0in" fo:margin-right="0in" fo:text-indent="0in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36" style:family="paragraph" style:parent-style-name="Text_20_body">
      <style:paragraph-properties fo:margin-left="0in" fo:margin-right="0in" fo:text-align="center" style:justify-single-word="false" fo:text-indent="0in" style:auto-text-indent="false" style:snap-to-layout-grid="false"/>
      <style:text-properties fo:language="en" fo:country="US"/>
    </style:style>
    <style:style style:name="P37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Text_20_body">
      <style:paragraph-properties fo:margin-left="0in" fo:margin-right="0in" fo:text-align="start" style:justify-single-word="false" fo:text-indent="0in" style:auto-text-indent="false" style:snap-to-layout-grid="false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fo:font-weight="bold" style:font-weight-asian="bold"/>
    </style:style>
    <style:style style:name="P40" style:family="paragraph" style:parent-style-name="Text_20_body">
      <style:paragraph-properties fo:margin-left="0in" fo:margin-right="0in" fo:text-indent="0in" style:auto-text-indent="false" fo:keep-with-next="always" style:snap-to-layout-grid="false"/>
    </style:style>
    <style:style style:name="P41" style:family="paragraph" style:parent-style-name="Text_20_body">
      <style:paragraph-properties fo:margin-left="0in" fo:margin-right="0in" fo:margin-top="0in" fo:margin-bottom="0.0835in" fo:text-indent="0in" style:auto-text-indent="false" style:snap-to-layout-grid="false"/>
      <style:text-properties fo:language="en" fo:country="US"/>
    </style:style>
    <style:style style:name="P42" style:family="paragraph" style:parent-style-name="Text_20_body">
      <style:paragraph-properties fo:margin-left="0in" fo:margin-right="0in" fo:margin-top="0in" fo:margin-bottom="0.0835in" fo:text-indent="0in" style:auto-text-indent="false" style:snap-to-layout-grid="false"/>
    </style:style>
    <style:style style:name="P43" style:family="paragraph" style:parent-style-name="Text_20_body">
      <style:paragraph-properties fo:margin-top="0.0835in" fo:margin-bottom="0.0835in"/>
    </style:style>
    <style:style style:name="P44" style:family="paragraph" style:parent-style-name="Text_20_body">
      <style:paragraph-properties fo:margin-top="0.0835in" fo:margin-bottom="0.0835in"/>
      <style:text-properties fo:language="en" fo:country="US"/>
    </style:style>
    <style:style style:name="P45" style:family="paragraph" style:parent-style-name="Text_20_body">
      <style:paragraph-properties fo:margin-top="0.0835in" fo:margin-bottom="0.0835in"/>
      <style:text-properties fo:font-weight="bold" style:font-weight-asian="bold"/>
    </style:style>
    <style:style style:name="P46" style:family="paragraph" style:parent-style-name="Text_20_body">
      <style:paragraph-properties fo:margin-left="0.6437in" fo:margin-right="0in" fo:text-indent="0in" style:auto-text-indent="false"/>
    </style:style>
    <style:style style:name="P47" style:family="paragraph" style:parent-style-name="Text_20_body">
      <style:paragraph-properties fo:margin-left="0.6437in" fo:margin-right="0in" fo:text-indent="0in" style:auto-text-indent="false"/>
      <style:text-properties fo:language="en" fo:country="US"/>
    </style:style>
    <style:style style:name="P48" style:family="paragraph" style:parent-style-name="Text_20_body">
      <style:paragraph-properties fo:margin-left="0.6437in" fo:margin-right="0in" fo:margin-top="0.0835in" fo:margin-bottom="0.0835in" fo:text-indent="0in" style:auto-text-indent="false"/>
    </style:style>
    <style:style style:name="P49" style:family="paragraph" style:parent-style-name="Text_20_body">
      <style:paragraph-properties fo:margin-left="0.1965in" fo:margin-right="0in" fo:margin-top="0.0835in" fo:margin-bottom="0.0835in" fo:text-indent="0.1972in" style:auto-text-indent="false"/>
    </style:style>
    <style:style style:name="P50" style:family="paragraph" style:parent-style-name="Text_20_body">
      <style:paragraph-properties fo:margin-left="0in" fo:margin-right="0in" fo:margin-top="0.0835in" fo:margin-bottom="0.0835in" fo:text-indent="0.1972in" style:auto-text-indent="false"/>
    </style:style>
    <style:style style:name="P51" style:family="paragraph" style:parent-style-name="Text_20_body">
      <style:paragraph-properties fo:margin-left="0.5909in" fo:margin-right="0in" fo:text-indent="0.0008in" style:auto-text-indent="false"/>
      <style:text-properties fo:language="en" fo:country="US"/>
    </style:style>
    <style:style style:name="P52" style:family="paragraph" style:parent-style-name="Text_20_body">
      <style:paragraph-properties fo:margin-left="0.5909in" fo:margin-right="0in" fo:margin-top="0.0835in" fo:margin-bottom="0.0835in" fo:text-indent="0.0008in" style:auto-text-indent="false"/>
      <style:text-properties fo:language="en" fo:country="US"/>
    </style:style>
    <style:style style:name="P53" style:family="paragraph" style:parent-style-name="Text_20_body">
      <style:paragraph-properties fo:margin-left="0.7882in" fo:margin-right="0in" fo:margin-top="0.0835in" fo:margin-bottom="0.0835in" fo:text-indent="0.0008in" style:auto-text-indent="false"/>
      <style:text-properties fo:language="en" fo:country="US"/>
    </style:style>
    <style:style style:name="P54" style:family="paragraph" style:parent-style-name="Text_20_body">
      <style:paragraph-properties fo:margin-left="0.5902in" fo:margin-right="0in" fo:margin-top="0.0835in" fo:margin-bottom="0.0835in" fo:text-indent="0.0008in" style:auto-text-indent="false"/>
    </style:style>
    <style:style style:name="P55" style:family="paragraph" style:parent-style-name="Text_20_body">
      <style:paragraph-properties fo:margin-left="0.6437in" fo:margin-right="0in" fo:margin-top="0.0835in" fo:margin-bottom="0.0835in" fo:text-indent="0.1453in" style:auto-text-indent="false"/>
    </style:style>
    <style:style style:name="P56" style:family="paragraph" style:parent-style-name="Table_20_Text">
      <style:paragraph-properties style:snap-to-layout-grid="false"/>
    </style:style>
    <style:style style:name="P57" style:family="paragraph" style:parent-style-name="Table_20_Text">
      <style:paragraph-properties fo:text-align="start" style:justify-single-word="false" style:snap-to-layout-grid="false"/>
    </style:style>
    <style:style style:name="P58" style:family="paragraph" style:parent-style-name="Table_20_Text">
      <style:paragraph-properties style:snap-to-layout-grid="false"/>
      <style:text-properties fo:language="en" fo:country="US"/>
    </style:style>
    <style:style style:name="P59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0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1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2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3" style:family="paragraph" style:parent-style-name="Document_20_Title">
      <style:text-properties fo:language="en" fo:country="US"/>
    </style:style>
    <style:style style:name="P64" style:family="paragraph" style:parent-style-name="Plain_20_Text">
      <style:paragraph-properties fo:margin-left="0.3744in" fo:margin-right="0in" fo:keep-together="always" fo:text-indent="0in" style:auto-text-indent="false" fo:keep-with-next="always"/>
    </style:style>
    <style:style style:name="P65" style:family="paragraph" style:parent-style-name="Plain_20_Text">
      <style:paragraph-properties fo:margin-left="0.3744in" fo:margin-right="0in" fo:keep-together="always" fo:text-indent="0in" style:auto-text-indent="false" fo:keep-with-next="always"/>
      <style:text-properties fo:language="en" fo:country="US"/>
    </style:style>
    <style:style style:name="P66" style:family="paragraph" style:parent-style-name="Plain_20_Text">
      <style:paragraph-properties fo:margin-left="0.3744in" fo:margin-right="0in" fo:keep-together="always" fo:text-indent="0in" style:auto-text-indent="false" fo:keep-with-next="always"/>
      <style:text-properties fo:font-weight="bold" style:font-weight-asian="bold"/>
    </style:style>
    <style:style style:name="P67" style:family="paragraph" style:parent-style-name="Contents_20_3">
      <style:paragraph-properties>
        <style:tab-stops>
          <style:tab-stop style:position="6.889in" style:type="right" style:leader-style="dotted" style:leader-text="."/>
        </style:tab-stops>
      </style:paragraph-properties>
    </style:style>
    <style:style style:name="P68" style:family="paragraph" style:parent-style-name="Contents_20_1">
      <style:paragraph-properties>
        <style:tab-stops>
          <style:tab-stop style:position="6.88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889in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6.889in" style:type="right" style:leader-style="dotted" style:leader-text="."/>
        </style:tab-stops>
      </style:paragraph-properties>
    </style:style>
    <style:style style:name="P71" style:family="paragraph" style:parent-style-name="Document_20_Title" style:master-page-name="Standard">
      <style:paragraph-properties fo:margin-left="0in" fo:margin-right="0in" fo:margin-top="2.8335in" fo:margin-bottom="0in" fo:text-indent="0in" style:auto-text-indent="false" style:page-number="auto"/>
      <style:text-properties fo:language="en" fo:country="US"/>
    </style:style>
    <style:style style:name="P72" style:family="paragraph" style:parent-style-name="Standard">
      <style:paragraph-properties fo:margin-left="0.3937in" fo:margin-right="0in" fo:text-indent="0in" style:auto-text-indent="false" style:text-autospace="none"/>
      <style:text-properties style:font-name="Arial" style:font-name-complex="Arial"/>
    </style:style>
    <style:style style:name="P73" style:family="paragraph" style:parent-style-name="Standard">
      <style:paragraph-properties fo:margin-left="0.3937in" fo:margin-right="0in" fo:text-indent="0in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74" style:family="paragraph" style:parent-style-name="Text_20_body" style:list-style-name="WW8Num30">
      <style:paragraph-properties fo:margin-left="0in" fo:margin-right="0in" fo:text-indent="0in" style:auto-text-indent="false" style:snap-to-layout-grid="false"/>
    </style:style>
    <style:style style:name="P75" style:family="paragraph" style:parent-style-name="Text_20_body" style:list-style-name="WW8Num16">
      <style:paragraph-properties fo:margin-left="0in" fo:margin-right="0in" fo:text-indent="0in" style:auto-text-indent="false"/>
    </style:style>
    <style:style style:name="P76" style:family="paragraph" style:parent-style-name="Text_20_body" style:list-style-name="WW8Num39">
      <style:paragraph-properties fo:margin-left="0in" fo:margin-right="0in" fo:text-indent="0in" style:auto-text-indent="false"/>
    </style:style>
    <style:style style:name="P77" style:family="paragraph" style:parent-style-name="Text_20_body" style:list-style-name="WW8Num43">
      <style:paragraph-properties fo:margin-left="0in" fo:margin-right="0in" fo:text-indent="0in" style:auto-text-indent="false"/>
    </style:style>
    <style:style style:name="P78" style:family="paragraph" style:parent-style-name="Text_20_body" style:list-style-name="WW8Num28">
      <style:paragraph-properties fo:margin-left="0in" fo:margin-right="0in" fo:text-indent="0in" style:auto-text-indent="false"/>
    </style:style>
    <style:style style:name="P79" style:family="paragraph" style:parent-style-name="Text_20_body" style:list-style-name="WW8Num18">
      <style:paragraph-properties fo:margin-left="0in" fo:margin-right="0in" fo:text-indent="0in" style:auto-text-indent="false"/>
    </style:style>
    <style:style style:name="P80" style:family="paragraph" style:parent-style-name="Text_20_body" style:list-style-name="WW8Num36">
      <style:paragraph-properties fo:margin-left="0in" fo:margin-right="0in" fo:text-indent="0in" style:auto-text-indent="false"/>
    </style:style>
    <style:style style:name="P81" style:family="paragraph" style:parent-style-name="Text_20_body" style:list-style-name="WW8Num34">
      <style:paragraph-properties fo:margin-left="0in" fo:margin-right="0in" fo:text-indent="0in" style:auto-text-indent="false"/>
    </style:style>
    <style:style style:name="P82" style:family="paragraph" style:parent-style-name="Text_20_body" style:list-style-name="WW8Num35">
      <style:paragraph-properties fo:margin-left="0in" fo:margin-right="0in" fo:text-indent="0in" style:auto-text-indent="false"/>
    </style:style>
    <style:style style:name="P83" style:family="paragraph" style:parent-style-name="Text_20_body" style:list-style-name="WW8Num35">
      <style:paragraph-properties fo:margin-left="0in" fo:margin-right="0in" fo:text-align="start" style:justify-single-word="false" fo:text-indent="0in" style:auto-text-indent="false"/>
    </style:style>
    <style:style style:name="P84" style:family="paragraph" style:parent-style-name="Text_20_body" style:list-style-name="WW8Num37">
      <style:paragraph-properties fo:margin-left="0in" fo:margin-right="0in" fo:text-align="start" style:justify-single-word="false" fo:text-indent="0in" style:auto-text-indent="false"/>
    </style:style>
    <style:style style:name="P85" style:family="paragraph" style:parent-style-name="Text_20_body" style:list-style-name="WW8Num15">
      <style:paragraph-properties fo:margin-left="0in" fo:margin-right="0in" fo:text-align="start" style:justify-single-word="false" fo:text-indent="0in" style:auto-text-indent="false"/>
    </style:style>
    <style:style style:name="P86" style:family="paragraph" style:parent-style-name="Text_20_body" style:list-style-name="WW8Num23">
      <style:paragraph-properties fo:margin-left="0in" fo:margin-right="0in" fo:text-align="start" style:justify-single-word="false" fo:text-indent="0in" style:auto-text-indent="false"/>
    </style:style>
    <style:style style:name="P87" style:family="paragraph" style:parent-style-name="Text_20_body" style:list-style-name="WW8Num24">
      <style:paragraph-properties fo:margin-left="0in" fo:margin-right="0in" fo:text-align="start" style:justify-single-word="false" fo:text-indent="0in" style:auto-text-indent="false"/>
    </style:style>
    <style:style style:name="P88" style:family="paragraph" style:parent-style-name="Text_20_body" style:list-style-name="WW8Num26">
      <style:paragraph-properties fo:margin-left="0in" fo:margin-right="0in" fo:text-align="start" style:justify-single-word="false" fo:text-indent="0in" style:auto-text-indent="false"/>
    </style:style>
    <style:style style:name="P89" style:family="paragraph" style:parent-style-name="Text_20_body" style:list-style-name="WW8Num41">
      <style:paragraph-properties fo:margin-left="0in" fo:margin-right="0in" fo:text-indent="0in" style:auto-text-indent="false"/>
    </style:style>
    <style:style style:name="P90" style:family="paragraph" style:parent-style-name="Text_20_body" style:list-style-name="WW8Num21">
      <style:paragraph-properties fo:margin-left="0in" fo:margin-right="0in" fo:text-indent="0in" style:auto-text-indent="false"/>
    </style:style>
    <style:style style:name="P91" style:family="paragraph" style:parent-style-name="Text_20_body" style:list-style-name="WW8Num19">
      <style:paragraph-properties fo:margin-left="0in" fo:margin-right="0in" fo:text-indent="0in" style:auto-text-indent="false"/>
    </style:style>
    <style:style style:name="P92" style:family="paragraph" style:parent-style-name="Text_20_body" style:list-style-name="WW8Num42">
      <style:paragraph-properties fo:margin-left="0in" fo:margin-right="0in" fo:text-indent="0in" style:auto-text-indent="false"/>
    </style:style>
    <style:style style:name="P93" style:family="paragraph" style:parent-style-name="Text_20_body" style:list-style-name="WW8Num11">
      <style:paragraph-properties fo:margin-left="0in" fo:margin-right="0in" fo:text-indent="0in" style:auto-text-indent="false"/>
    </style:style>
    <style:style style:name="P94" style:family="paragraph" style:parent-style-name="Text_20_body" style:list-style-name="WW8Num40">
      <style:paragraph-properties fo:margin-left="0in" fo:margin-right="0in" fo:text-indent="0in" style:auto-text-indent="false"/>
    </style:style>
    <style:style style:name="P95" style:family="paragraph" style:parent-style-name="Text_20_body">
      <style:paragraph-properties fo:margin-left="0in" fo:margin-right="0in" fo:text-indent="0in" style:auto-text-indent="false" style:snap-to-layout-grid="false"/>
      <style:text-properties fo:language="en" fo:country="US"/>
    </style:style>
    <style:style style:name="P96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97" style:family="paragraph" style:parent-style-name="Text_20_body" style:list-style-name="WW8Num29">
      <style:paragraph-properties fo:margin-left="0in" fo:margin-right="0in" fo:margin-top="0.0835in" fo:margin-bottom="0.0835in" fo:text-indent="0in" style:auto-text-indent="false"/>
    </style:style>
    <style:style style:name="P98" style:family="paragraph" style:parent-style-name="Text_20_body" style:list-style-name="WW8Num13">
      <style:paragraph-properties fo:margin-left="0in" fo:margin-right="0in" fo:margin-top="0.0835in" fo:margin-bottom="0.0835in" fo:text-indent="0in" style:auto-text-indent="false"/>
    </style:style>
    <style:style style:name="P99" style:family="paragraph" style:parent-style-name="Text_20_body" style:list-style-name="WW8Num25">
      <style:paragraph-properties fo:margin-left="0in" fo:margin-right="0in" fo:margin-top="0.0835in" fo:margin-bottom="0.0835in" fo:text-indent="0in" style:auto-text-indent="false"/>
    </style:style>
    <style:style style:name="P100" style:family="paragraph" style:parent-style-name="Text_20_body" style:list-style-name="WW8Num22">
      <style:paragraph-properties fo:margin-left="0in" fo:margin-right="0in" fo:margin-top="0.0835in" fo:margin-bottom="0.0835in" fo:text-indent="0in" style:auto-text-indent="false"/>
    </style:style>
    <style:style style:name="P101" style:family="paragraph" style:parent-style-name="Text_20_body" style:list-style-name="WW8Num27">
      <style:paragraph-properties fo:margin-left="0in" fo:margin-right="0in" fo:margin-top="0.0835in" fo:margin-bottom="0.0835in" fo:text-indent="0in" style:auto-text-indent="false"/>
    </style:style>
    <style:style style:name="P102" style:family="paragraph" style:parent-style-name="Text_20_body" style:list-style-name="WW8Num14">
      <style:paragraph-properties fo:margin-left="0in" fo:margin-right="0in" fo:margin-top="0.0835in" fo:margin-bottom="0.0835in" fo:text-indent="0in" style:auto-text-indent="false"/>
    </style:style>
    <style:style style:name="P103" style:family="paragraph" style:parent-style-name="Text_20_body" style:list-style-name="WW8Num20">
      <style:paragraph-properties fo:margin-left="0in" fo:margin-right="0in" fo:margin-top="0.0835in" fo:margin-bottom="0.0835in" fo:text-indent="0in" style:auto-text-indent="false"/>
    </style:style>
    <style:style style:name="P104" style:family="paragraph" style:parent-style-name="Text_20_body" style:list-style-name="WW8Num38">
      <style:paragraph-properties fo:margin-left="0in" fo:margin-right="0in" fo:margin-top="0.0835in" fo:margin-bottom="0.0835in" fo:text-indent="0in" style:auto-text-indent="false"/>
    </style:style>
    <style:style style:name="P105" style:family="paragraph" style:parent-style-name="Text_20_body" style:list-style-name="WW8Num40">
      <style:paragraph-properties fo:margin-left="0in" fo:margin-right="0in" fo:margin-top="0.0835in" fo:margin-bottom="0.0835in" fo:text-indent="0in" style:auto-text-indent="false"/>
    </style:style>
    <style:style style:name="P106" style:family="paragraph" style:parent-style-name="Table_20_Text" style:list-style-name="WW8Num33"/>
    <style:style style:name="P107" style:family="paragraph" style:parent-style-name="Table_20_Text">
      <style:paragraph-properties style:snap-to-layout-grid="false"/>
    </style:style>
    <style:style style:name="P108" style:family="paragraph" style:parent-style-name="Heading_20_1" style:master-page-name="Преобразование_20_1">
      <style:paragraph-properties style:page-number="1"/>
    </style:style>
    <style:style style:name="P109" style:family="paragraph" style:parent-style-name="Heading_20_1">
      <style:paragraph-properties fo:break-before="page"/>
    </style:style>
    <style:style style:name="P110" style:family="paragraph">
      <style:paragraph-properties fo:text-align="center" style:writing-mode="lr-tb"/>
      <style:text-properties fo:font-size="24pt"/>
    </style:style>
    <style:style style:name="P111" style:family="paragraph">
      <style:paragraph-properties style:writing-mode="lr-tb"/>
    </style:style>
    <style:style style:name="P112" style:family="paragraph">
      <style:paragraph-properties style:line-height-at-least="0.0945in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language-asian="ru" style:country-asian="RU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fo:font-weight="bold" style:font-style-asian="italic" style:font-weight-asian="bold"/>
    </style:style>
    <style:style style:name="T8" style:family="text">
      <style:text-properties fo:language="en" fo:country="US" fo:font-style="italic" fo:font-weight="normal" style:font-style-asian="italic" style:font-weight-asian="normal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fo:font-weight="normal" style:font-style-asian="italic" style:font-weight-asian="normal"/>
    </style:style>
    <style:style style:name="T15" style:family="text">
      <style:text-properties fo:language="en" fo:country="GB"/>
    </style:style>
    <style:style style:name="T16" style:family="text">
      <style:text-properties fo:font-weight="bold" style:font-weight-asian="bold"/>
    </style:style>
    <style:style style:name="T17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18" style:family="text">
      <style:text-properties style:font-name="Arial" style:font-name-complex="Arial"/>
    </style:style>
    <style:style style:name="T19" style:family="text">
      <style:text-properties style:font-name="Arial" fo:language="de" fo:country="DE" style:font-name-complex="Arial"/>
    </style:style>
    <style:style style:name="T20" style:family="text">
      <style:text-properties style:font-name="Arial" fo:language="de" fo:country="DE" fo:font-style="italic" style:font-style-asian="italic" style:font-name-complex="Arial" style:font-style-complex="italic"/>
    </style:style>
    <style:style style:name="T21" style:family="text">
      <style:text-properties style:font-name="Arial" fo:font-style="italic" style:font-style-asian="italic" style:font-name-complex="Arial" style:font-style-complex="italic"/>
    </style:style>
    <style:style style:name="T22" style:family="text">
      <style:text-properties style:font-name="Arial" fo:language="en" fo:country="US" fo:font-style="italic" style:font-style-asian="italic" style:font-name-complex="Arial" style:font-style-complex="italic"/>
    </style:style>
    <style:style style:name="T23" style:family="text">
      <style:text-properties style:language-asian="ru" style:country-asian="RU"/>
    </style:style>
    <style:style style:name="T24" style:family="text">
      <style:text-properties style:font-name="Wingdings" fo:language="en" fo:country="US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font-size="14pt" fo:language="en" fo:country="US" fo:font-weight="bold" style:font-size-asian="14pt" style:font-weight-asian="bold" style:font-size-complex="14pt"/>
    </style:style>
    <style:style style:name="T27" style:family="text"/>
    <style:style style:name="T28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29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4" style:family="graphic">
      <style:graphic-properties draw:stroke="solid" svg:stroke-width="0.0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0.4154in" fo:min-width="0.6327in" fo:padding-top="0in" fo:padding-bottom="0in" fo:padding-left="0in" fo:padding-right="0in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0.4154in" fo:min-width="0.5319in" fo:padding-top="0in" fo:padding-bottom="0in" fo:padding-left="0in" fo:padding-right="0in" fo:wrap-option="wrap" draw:shadow="hidden" style:run-through="foreground"/>
    </style:style>
    <style:style style:name="gr7" style:family="graphic">
      <style:graphic-properties draw:stroke="solid" svg:stroke-width="0.016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1665in" fo:min-width="1.2126in" fo:padding-top="0in" fo:padding-bottom="0in" fo:padding-left="0in" fo:padding-right="0in" fo:wrap-option="no-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71"><text:title>Техническое описание</text:title></text:p>
      <text:p text:style-name="P63"><text:subject>Модуль тарификации INMan</text:subject></text:p>
      <text:p text:style-name="Document_20_Title"><text:span text:style-name="T10">Версия </text:span><text:span text:style-name="T11"><text:user-defined text:name="Version">0.7.3</text:user-defined></text:span></text:p>
      <text:list xml:id="list1185367864" text:style-name="Outline">
        <text:list-header>
          <text:h text:style-name="P108" text:outline-level="1" text:is-list-header="true" text:restart-numbering="true" text:start-value="-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68"><text:a xlink:type="simple" xlink:href="#1.Введение|outline" text:style-name="Internet_20_link" text:visited-style-name="Internet_20_link">1. Введение<text:tab/>3</text:a></text:p>
          <text:p text:style-name="P69"><text:a xlink:type="simple" xlink:href="#1.1.Цель|outline" text:style-name="Internet_20_link" text:visited-style-name="Internet_20_link">1.1 Цель<text:tab/>3</text:a></text:p>
          <text:p text:style-name="P69"><text:a xlink:type="simple" xlink:href="#1.2.Область действия|outline" text:style-name="Internet_20_link" text:visited-style-name="Internet_20_link">1.2 Область действия<text:tab/>3</text:a></text:p>
          <text:p text:style-name="P69"><text:a xlink:type="simple" xlink:href="#1.3.Определения и сокращения|outline" text:style-name="Internet_20_link" text:visited-style-name="Internet_20_link">1.3 Определения и сокращения<text:tab/>3</text:a></text:p>
          <text:p text:style-name="P69"><text:a xlink:type="simple" xlink:href="#1.4.История изменений|outline" text:style-name="Internet_20_link" text:visited-style-name="Internet_20_link">1.4 История изменений<text:tab/>3</text:a></text:p>
          <text:p text:style-name="P69"><text:a xlink:type="simple" xlink:href="#1.5.Ссылки|outline" text:style-name="Internet_20_link" text:visited-style-name="Internet_20_link">1.5 Ссылки<text:tab/>4</text:a></text:p>
          <text:p text:style-name="P68"><text:a xlink:type="simple" xlink:href="#2.Общее описание INMan-a|outline" text:style-name="Internet_20_link" text:visited-style-name="Internet_20_link">2. Общее описание INMan-a<text:tab/>4</text:a></text:p>
          <text:p text:style-name="P69"><text:a xlink:type="simple" xlink:href="#2.1.Описание требований|outline" text:style-name="Internet_20_link" text:visited-style-name="Internet_20_link">2.1 Описание требований<text:tab/>4</text:a></text:p>
          <text:p text:style-name="P67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67"><text:a xlink:type="simple" xlink:href="#2.1.2.Взаимодействие с IN-платформой.|outline" text:style-name="Internet_20_link" text:visited-style-name="Internet_20_link">2.1.2 Взаимодействие с IN-платформой.<text:tab/>5</text:a></text:p>
          <text:p text:style-name="P67"><text:a xlink:type="simple" xlink:href="#2.1.3.Режимы тарификации.|outline" text:style-name="Internet_20_link" text:visited-style-name="Internet_20_link">2.1.3 Режимы тарификации.<text:tab/>6</text:a></text:p>
          <text:p text:style-name="P69"><text:a xlink:type="simple" xlink:href="#2.2.Ограничения и расхождения|outline" text:style-name="Internet_20_link" text:visited-style-name="Internet_20_link">2.2 Ограничения и расхождения<text:tab/>6</text:a></text:p>
          <text:p text:style-name="P69"><text:a xlink:type="simple" xlink:href="#2.3.Протоколы, используемые при тарификации SMS/USSD сообщений.|outline" text:style-name="Internet_20_link" text:visited-style-name="Internet_20_link">2.3 Протоколы, используемые при тарификации SMS/USSD сообщений.<text:tab/>6</text:a></text:p>
          <text:p text:style-name="P67"><text:a xlink:type="simple" xlink:href="#2.3.1.Обзор протокола взаимодействия INMan-IN|outline" text:style-name="Internet_20_link" text:visited-style-name="Internet_20_link">2.3.1 Обзор протокола взаимодействия INMan-IN<text:tab/>6</text:a></text:p>
          <text:p text:style-name="P67"><text:a xlink:type="simple" xlink:href="#2.3.2.Сценарий взаимодействия INMan – IN (оказание услуги разрешено)|outline" text:style-name="Internet_20_link" text:visited-style-name="Internet_20_link">2.3.2 Сценарий взаимодействия INMan – IN (оказание услуги разрешено)<text:tab/>7</text:a></text:p>
          <text:p text:style-name="P67"><text:a xlink:type="simple" xlink:href="#2.3.3.Сценарий взаимодействия INMan – IN (оказание услуги запрещено)|outline" text:style-name="Internet_20_link" text:visited-style-name="Internet_20_link">2.3.3 Сценарий взаимодействия INMan – IN (оказание услуги запрещено)<text:tab/>7</text:a></text:p>
          <text:p text:style-name="P67"><text:a xlink:type="simple" xlink:href="#2.3.4.Общий сценарий взаимодействия  Отправитель – USSDC – INMan – IN - Получатель|outline" text:style-name="Internet_20_link" text:visited-style-name="Internet_20_link">2.3.4 Общий сценарий взаимодействия <text:s/>Отправитель – USSDC – INMan – IN - Получатель<text:tab/>7</text:a></text:p>
          <text:p text:style-name="P69"><text:a xlink:type="simple" xlink:href="#2.4.Принципы тарификации.|outline" text:style-name="Internet_20_link" text:visited-style-name="Internet_20_link">2.4 Принципы тарификации.<text:tab/>7</text:a></text:p>
          <text:p text:style-name="P67"><text:a xlink:type="simple" xlink:href="#2.4.1.Понятие ‘политики абонентов’, ‘провайдер абонента’.|outline" text:style-name="Internet_20_link" text:visited-style-name="Internet_20_link">2.4.1 Понятие ‘политики абонентов’, ‘провайдер абонента’.<text:tab/>8</text:a></text:p>
          <text:p text:style-name="P67"><text:a xlink:type="simple" xlink:href="#2.4.2.Логика и режимы тарификации.|outline" text:style-name="Internet_20_link" text:visited-style-name="Internet_20_link">2.4.2 Логика и режимы тарификации.<text:tab/>8</text:a></text:p>
          <text:p text:style-name="P67"><text:a xlink:type="simple" xlink:href="#2.4.3.Тарификация SMS Extra услуг.|outline" text:style-name="Internet_20_link" text:visited-style-name="Internet_20_link">2.4.3 Тарификация SMS Extra услуг.<text:tab/>9</text:a></text:p>
          <text:p text:style-name="P67"><text:a xlink:type="simple" xlink:href="#2.4.4.Генерация CDR записей.|outline" text:style-name="Internet_20_link" text:visited-style-name="Internet_20_link">2.4.4 Генерация CDR записей.<text:tab/>9</text:a></text:p>
          <text:p text:style-name="P68"><text:a xlink:type="simple" xlink:href="#3.Протоколы взаимодействия клиентов с INMan-ом|outline" text:style-name="Internet_20_link" text:visited-style-name="Internet_20_link">3. Протоколы взаимодействия клиентов с INMan-ом<text:tab/>9</text:a></text:p>
          <text:p text:style-name="P69"><text:a xlink:type="simple" xlink:href="#3.1.Общий формат клиентских протоколов INMan-a.|outline" text:style-name="Internet_20_link" text:visited-style-name="Internet_20_link">3.1 Общий формат клиентских протоколов INMan-a.<text:tab/>10</text:a></text:p>
          <text:p text:style-name="P67"><text:a xlink:type="simple" xlink:href="#3.1.1.Используемые типы данных и их формат передачи.|outline" text:style-name="Internet_20_link" text:visited-style-name="Internet_20_link">3.1.1 Используемые типы данных и их формат передачи.<text:tab/>10</text:a></text:p>
          <text:p text:style-name="P69"><text:a xlink:type="simple" xlink:href="#3.2.Обзор протокола тарификации SMS/USSD сообщений (USSDC-INMAN).|outline" text:style-name="Internet_20_link" text:visited-style-name="Internet_20_link">3.2 Обзор протокола тарификации SMS/USSD сообщений (USSDC-INMAN).<text:tab/>10</text:a></text:p>
          <text:p text:style-name="P67"><text:a xlink:type="simple" xlink:href="#3.2.1.Описание взаимодействия|outline" text:style-name="Internet_20_link" text:visited-style-name="Internet_20_link">3.2.1 Описание взаимодействия<text:tab/>11</text:a></text:p>
          <text:p text:style-name="P70"><text:a xlink:type="simple" xlink:href="#3.2.1.1.Сценарий взаимодействия (оказание услуги разрешено)|outline" text:style-name="Internet_20_link" text:visited-style-name="Internet_20_link">3.2.1.1 Сценарий взаимодействия (оказание услуги разрешено)<text:tab/>11</text:a></text:p>
          <text:p text:style-name="P70"><text:a xlink:type="simple" xlink:href="#3.2.1.2.Сценарий взаимодействия (оказание услуги запрещено)|outline" text:style-name="Internet_20_link" text:visited-style-name="Internet_20_link">3.2.1.2 Сценарий взаимодействия (оказание услуги запрещено)<text:tab/>11</text:a></text:p>
          <text:p text:style-name="P70"><text:a xlink:type="simple" xlink:href="#3.2.1.3.Сценарий взаимодействия (протарифицировать уже оказанную услугу)|outline" text:style-name="Internet_20_link" text:visited-style-name="Internet_20_link">3.2.1.3 Сценарий взаимодействия (протарифицировать уже оказанную услугу)<text:tab/>11</text:a></text:p>
          <text:p text:style-name="P67"><text:a xlink:type="simple" xlink:href="#3.2.2.Асинхронность протокола|outline" text:style-name="Internet_20_link" text:visited-style-name="Internet_20_link">3.2.2 Асинхронность протокола<text:tab/>11</text:a></text:p>
          <text:p text:style-name="P67"><text:a xlink:type="simple" xlink:href="#3.2.3.Описание формата PDU |outline" text:style-name="Internet_20_link" text:visited-style-name="Internet_20_link">3.2.3 Описание формата PDU <text:tab/>12</text:a></text:p>
          <text:p text:style-name="P69"><text:a xlink:type="simple" xlink:href="#3.3.Структура  PDU протокола тарификации SMS/USSD сообщений.|outline" text:style-name="Internet_20_link" text:visited-style-name="Internet_20_link">3.3 Структура <text:s/>PDU протокола тарификации SMS/USSD сообщений.<text:tab/>12</text:a></text:p>
          <text:p text:style-name="P67"><text:a xlink:type="simple" xlink:href="#3.3.1.Структура ChargeSms PDU (тэг 0x01)|outline" text:style-name="Internet_20_link" text:visited-style-name="Internet_20_link">3.3.1 Структура ChargeSms PDU (тэг 0x01)<text:tab/>12</text:a></text:p>
          <text:p text:style-name="P67"><text:a xlink:type="simple" xlink:href="#3.3.2.Структура ChargeSmsResult PDU (тэг 0x02)|outline" text:style-name="Internet_20_link" text:visited-style-name="Internet_20_link">3.3.2 Структура ChargeSmsResult PDU (тэг 0x02)<text:tab/>13</text:a></text:p>
          <text:p text:style-name="P67"><text:a xlink:type="simple" xlink:href="#3.3.3.Структура DeliverySmsResult PDU (тэг 0x03)|outline" text:style-name="Internet_20_link" text:visited-style-name="Internet_20_link">3.3.3 Структура DeliverySmsResult PDU (тэг 0x03)<text:tab/>13</text:a></text:p>
          <text:p text:style-name="P67"><text:a xlink:type="simple" xlink:href="#3.3.4.Структура DeliveredSmsData PDU (тэг 0x04)|outline" text:style-name="Internet_20_link" text:visited-style-name="Internet_20_link">3.3.4 Структура DeliveredSmsData PDU (тэг 0x04)<text:tab/>14</text:a></text:p>
          <text:p text:style-name="P69"><text:a xlink:type="simple" xlink:href="#3.4.Обзор протокола определения контракта абонента (USSDC-INMAN).|outline" text:style-name="Internet_20_link" text:visited-style-name="Internet_20_link">3.4 Обзор протокола определения контракта абонента (USSDC-INMAN).<text:tab/>15</text:a></text:p>
          <text:p text:style-name="P67"><text:a xlink:type="simple" xlink:href="#3.4.1.Асинхронность протокола|outline" text:style-name="Internet_20_link" text:visited-style-name="Internet_20_link">3.4.1 Асинхронность протокола<text:tab/>15</text:a></text:p>
          <text:p text:style-name="P67"><text:a xlink:type="simple" xlink:href="#3.4.2.Описание формата PDU |outline" text:style-name="Internet_20_link" text:visited-style-name="Internet_20_link">3.4.2 Описание формата PDU <text:tab/>16</text:a></text:p>
          <text:p text:style-name="P69"><text:a xlink:type="simple" xlink:href="#3.5.Структура  PDU протокола определения контракта абонента.|outline" text:style-name="Internet_20_link" text:visited-style-name="Internet_20_link">3.5 Структура <text:s/>PDU протокола определения контракта абонента.<text:tab/>16</text:a></text:p>
          <text:p text:style-name="P67"><text:a xlink:type="simple" xlink:href="#3.5.1.Структура AbntContractRequest PDU (тэг 0x06)|outline" text:style-name="Internet_20_link" text:visited-style-name="Internet_20_link">3.5.1 Структура AbntContractRequest PDU (тэг 0x06)<text:tab/>16</text:a></text:p>
          <text:p text:style-name="P67"><text:a xlink:type="simple" xlink:href="#3.5.2.Структура AbntContractResult PDU (тэг 0x07)|outline" text:style-name="Internet_20_link" text:visited-style-name="Internet_20_link">3.5.2 Структура AbntContractResult PDU (тэг 0x07)<text:tab/>16</text:a></text:p>
          <text:p text:style-name="P68"><text:a xlink:type="simple" xlink:href="#4.Структура CSV файла для генерации CDR записей.|outline" text:style-name="Internet_20_link" text:visited-style-name="Internet_20_link">4. Структура CSV файла для генерации CDR записей.<text:tab/>17</text:a></text:p>
          <text:p text:style-name="P69"><text:a xlink:type="simple" xlink:href="#4.1.Типы и формат данных полей CSV файла.|outline" text:style-name="Internet_20_link" text:visited-style-name="Internet_20_link">4.1 Типы и формат данных полей CSV файла.<text:tab/>17</text:a></text:p>
          <text:p text:style-name="P69"><text:a xlink:type="simple" xlink:href="#4.2.Поля данных CSV файла.|outline" text:style-name="Internet_20_link" text:visited-style-name="Internet_20_link">4.2 Поля данных CSV файла.<text:tab/>17</text:a></text:p>
          <text:p text:style-name="P68"><text:a xlink:type="simple" xlink:href="#5.Описание параметров файла конфигурации INMan-а.|outline" text:style-name="Internet_20_link" text:visited-style-name="Internet_20_link">5. Описание параметров файла конфигурации INMan-а.<text:tab/>18</text:a></text:p>
          <text:p text:style-name="P69"><text:a xlink:type="simple" xlink:href="#5.1.Конфигурируемые сервисы.|outline" text:style-name="Internet_20_link" text:visited-style-name="Internet_20_link">5.1 Конфигурируемые сервисы.<text:tab/>19</text:a></text:p>
          <text:p text:style-name="P69"><text:soft-page-break/><text:a xlink:type="simple" xlink:href="#5.2.Сводный список секций файла конфигурации.|outline" text:style-name="Internet_20_link" text:visited-style-name="Internet_20_link">5.2 Сводный список секций файла конфигурации.<text:tab/>20</text:a></text:p>
          <text:p text:style-name="P69"><text:a xlink:type="simple" xlink:href="#5.3.Структура секции Services.|outline" text:style-name="Internet_20_link" text:visited-style-name="Internet_20_link">5.3 Структура секции Services.<text:tab/>20</text:a></text:p>
          <text:p text:style-name="P69"><text:a xlink:type="simple" xlink:href="#5.4.Параметры секции Host (сервис icsTCPServer).|outline" text:style-name="Internet_20_link" text:visited-style-name="Internet_20_link">5.4 Параметры секции Host (сервис icsTCPServer).<text:tab/>21</text:a></text:p>
          <text:p text:style-name="P69"><text:a xlink:type="simple" xlink:href="#5.5.Параметры секции AbonentsCache (сервис icsAbntCache).|outline" text:style-name="Internet_20_link" text:visited-style-name="Internet_20_link">5.5 Параметры секции AbonentsCache (сервис icsAbntCache).<text:tab/>21</text:a></text:p>
          <text:p text:style-name="P69"><text:a xlink:type="simple" xlink:href="#5.6.Параметры секции SS7 (сервис icsTCAPDisp).|outline" text:style-name="Internet_20_link" text:visited-style-name="Internet_20_link">5.6 Параметры секции SS7 (сервис icsTCAPDisp).<text:tab/>22</text:a></text:p>
          <text:p text:style-name="P69"><text:a xlink:type="simple" xlink:href="#5.7.Шаблон секции TCAPUser|outline" text:style-name="Internet_20_link" text:visited-style-name="Internet_20_link">5.7 Шаблон секции TCAPUser<text:tab/>22</text:a></text:p>
          <text:p text:style-name="P69"><text:a xlink:type="simple" xlink:href="#5.8.Параметры секции AbonentDetector (сервис icsAbntDetector).|outline" text:style-name="Internet_20_link" text:visited-style-name="Internet_20_link">5.8 Параметры секции AbonentDetector (сервис icsAbntDetector).<text:tab/>22</text:a></text:p>
          <text:p text:style-name="P69"><text:a xlink:type="simple" xlink:href="#5.9.Параметры секции Billing (сервис icsSmBilling).|outline" text:style-name="Internet_20_link" text:visited-style-name="Internet_20_link">5.9 Параметры секции Billing (сервис icsSmBilling).<text:tab/>23</text:a></text:p>
          <text:p text:style-name="P67"><text:a xlink:type="simple" xlink:href="#5.9.1.Параметры подсекции BillingModes.|outline" text:style-name="Internet_20_link" text:visited-style-name="Internet_20_link">5.9.1 Параметры подсекции BillingModes.<text:tab/>24</text:a></text:p>
          <text:p text:style-name="P69"><text:a xlink:type="simple" xlink:href="#5.10.Параметры секции AbonentPolicies (сервис icsIAPManager).|outline" text:style-name="Internet_20_link" text:visited-style-name="Internet_20_link">5.10 Параметры секции AbonentPolicies (сервис icsIAPManager).<text:tab/>25</text:a></text:p>
          <text:p text:style-name="P69"><text:a xlink:type="simple" xlink:href="#5.11.Структура и параметры секции IN-Platforms (сервис icsIAPManager).|outline" text:style-name="Internet_20_link" text:visited-style-name="Internet_20_link">5.11 Структура и параметры секции IN-Platforms (сервис icsIAPManager).<text:tab/>26</text:a></text:p>
          <text:p text:style-name="P67"><text:a xlink:type="simple" xlink:href="#5.11.1. Параметры конфигурации в формате ‘параметры диалога’|outline" text:style-name="Internet_20_link" text:visited-style-name="Internet_20_link">5.11.1 <text:s/>Параметры конфигурации в формате ‘параметры диалога’<text:tab/>26</text:a></text:p>
          <text:p text:style-name="P70"><text:a xlink:type="simple" xlink:href="#5.11.1.1.Параметры подсекции ServiceKeys.|outline" text:style-name="Internet_20_link" text:visited-style-name="Internet_20_link">5.11.1.1 Параметры подсекции ServiceKeys.<text:tab/>27</text:a></text:p>
          <text:p text:style-name="P67"><text:a xlink:type="simple" xlink:href="#5.11.2.  Параметры конфигурации в формате ‘alias-платформы’|outline" text:style-name="Internet_20_link" text:visited-style-name="Internet_20_link">5.11.2 <text:s text:c="2"/>Параметры конфигурации в формате ‘alias-платформы’<text:tab/>28</text:a></text:p>
          <text:p text:style-name="P69"><text:a xlink:type="simple" xlink:href="#5.12.Параметры секции AbonentProviders (сервис icsIAPManager).|outline" text:style-name="Internet_20_link" text:visited-style-name="Internet_20_link">5.12 Параметры секции AbonentProviders (сервис icsIAPManager).<text:tab/>29</text:a></text:p>
          <text:p text:style-name="P67"><text:a xlink:type="simple" xlink:href="#5.12.1.  Параметры подсекции Config для libinman_iap_sri.so.|outline" text:style-name="Internet_20_link" text:visited-style-name="Internet_20_link">5.12.1 <text:s text:c="2"/>Параметры подсекции Config для libinman_iap_sri.so.<text:tab/>30</text:a></text:p>
          <text:p text:style-name="P67"><text:a xlink:type="simple" xlink:href="#5.12.2.  Параметры подсекции Config для libinman_iap_db.so.|outline" text:style-name="Internet_20_link" text:visited-style-name="Internet_20_link">5.12.2 <text:s text:c="2"/>Параметры подсекции Config для libinman_iap_db.so.<text:tab/>30</text:a></text:p>
          <text:p text:style-name="P68"><text:a xlink:type="simple" xlink:href="#6.Описание файла конфигурации SMS Extra услуг.|outline" text:style-name="Internet_20_link" text:visited-style-name="Internet_20_link">6. Описание файла конфигурации SMS Extra услуг.<text:tab/>31</text:a></text:p>
          <text:p text:style-name="P68"><text:a xlink:type="simple" xlink:href="#7.Информация о компании|outline" text:style-name="Internet_20_link" text:visited-style-name="Internet_20_link">7. Информация о компании<text:tab/>32</text:a></text:p>
          <text:p text:style-name="P68"><text:a xlink:type="simple" xlink:href="#8.Контактная информация|outline" text:style-name="Internet_20_link" text:visited-style-name="Internet_20_link">8. Контактная информация<text:tab/>32</text:a></text:p>
        </text:index-body>
      </text:table-of-content>
      <text:p text:style-name="P28"/>
      <text:list xml:id="list1631824821" text:continue-numbering="true" text:style-name="Outline">
        <text:list-item>
          <text:h text:style-name="P109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xml:id="list464636725" text:continue-numbering="true" text:style-name="Outline">
        <text:list-item>
          <text:list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2"><text:user-defined text:name="parentProject">Sibinco SMSC/USSDC</text:user-defined></text:span> и предназначен для использования участниками и аудиторами данного проекта.</text:p>
      <text:p text:style-name="Text_20_body"/>
      <text:list xml:id="list257605727" text:continue-numbering="true" text:style-name="Outline">
        <text:list-item>
          <text:list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3">USSD – Unstructured </text:span><text:span text:style-name="T3">Supplementary Service Data</text:span></text:p>
      <text:list xml:id="list629748969" text:continue-numbering="true" text:style-name="Outline">
        <text:list-item>
          <text:list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1">Дата</text:p>
          </table:table-cell>
          <table:table-cell table:style-name="Таблица1.A1" office:value-type="string">
            <text:p text:style-name="P61">Версия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62">Автор</text:p>
          </table:table-cell>
        </table:table-row>
        <table:table-row table:style-name="Таблица1.1">
          <table:table-cell table:style-name="Таблица1.A2" office:value-type="string">
            <text:p text:style-name="P57">23-Марта-2006</text:p>
          </table:table-cell>
          <table:table-cell table:style-name="Таблица1.A2" office:value-type="string">
            <text:p text:style-name="P56"><text:span text:style-name="T15">0.</text:span><text:span text:style-name="T15">1.0</text:span></text:p>
          </table:table-cell>
          <table:table-cell table:style-name="Таблица1.A2" office:value-type="string">
            <text:p text:style-name="P56">структура документа, описание взаимодействия</text:p>
          </table:table-cell>
          <table:table-cell table:style-name="Таблица1.D2" office:value-type="string">
            <text:p text:style-name="P56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4-</text:span>Апреля-2006</text:p>
          </table:table-cell>
          <table:table-cell table:style-name="Таблица1.A2" office:value-type="string">
            <text:p text:style-name="P56">0.1.0</text:p>
          </table:table-cell>
          <table:table-cell table:style-name="Таблица1.A2" office:value-type="string">
            <text:p text:style-name="P56">описание <text:span text:style-name="T3">PDU</text:span> протокола, параметров <text:span text:style-name="T3">config</text:span>.<text:span text:style-name="T3">xml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<text:span text:style-name="T3">9</text:span>-Мая-2006</text:p>
          </table:table-cell>
          <table:table-cell table:style-name="Таблица1.A2" office:value-type="string">
            <text:p text:style-name="P58">0.4.1</text:p>
          </table:table-cell>
          <table:table-cell table:style-name="Таблица1.A2" office:value-type="string">
            <text:p text:style-name="P56">поддержка внешних модулей <text:span text:style-name="T3">AbonentProvider</text:span>-а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0-Сентября-2006</text:p>
          </table:table-cell>
          <table:table-cell table:style-name="Таблица1.A2" office:value-type="string">
            <text:p text:style-name="P58">0.5.0</text:p>
          </table:table-cell>
          <table:table-cell table:style-name="Таблица1.A2" office:value-type="string">
            <text:p text:style-name="P56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26-</text:span>Октября-2006</text:p>
          </table:table-cell>
          <table:table-cell table:style-name="Таблица1.A2" office:value-type="string">
            <text:p text:style-name="P56">0.5.1</text:p>
          </table:table-cell>
          <table:table-cell table:style-name="Таблица1.A2" office:value-type="string">
            <text:p text:style-name="P56">поддержка тарификации <text:span text:style-name="T3">SMS</text:span> <text:span text:style-name="T3">Extra</text:span> услуг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26-</text:span>Октября-2006</text:p>
          </table:table-cell>
          <table:table-cell table:style-name="Таблица1.A2" office:value-type="string">
            <text:p text:style-name="P58">0.5.2</text:p>
          </table:table-cell>
          <table:table-cell table:style-name="Таблица1.A2" office:value-type="string">
            <text:p text:style-name="P56">изменения транспортного протокола <text:span text:style-name="T3">SMSC</text:span>-<text:span text:style-name="T3">INMan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6-</text:span>Декабря-2006</text:p>
          </table:table-cell>
          <table:table-cell table:style-name="Таблица1.A2" office:value-type="string">
            <text:p text:style-name="P56">0.5.4</text:p>
          </table:table-cell>
          <table:table-cell table:style-name="Таблица1.A2" office:value-type="string">
            <text:p text:style-name="P56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7-</text:span>Декабря-2006</text:p>
          </table:table-cell>
          <table:table-cell table:style-name="Таблица1.A2" office:value-type="string">
            <text:p text:style-name="P56">0.5.<text:span text:style-name="T3">5</text:span></text:p>
          </table:table-cell>
          <table:table-cell table:style-name="Таблица1.A2" office:value-type="string">
            <text:p text:style-name="P56">добавлен<text:span text:style-name="T3"> </text:span>код<text:span text:style-name="T3"> </text:span>ошибки<text:span text:style-name="T3"> INMan-a </text:span>в<text:span text:style-name="T3"> </text:span>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9-</text:span>Декабря-2006</text:p>
          </table:table-cell>
          <table:table-cell table:style-name="Таблица1.A2" office:value-type="string">
            <text:p text:style-name="P58">0.5.7</text:p>
          </table:table-cell>
          <table:table-cell table:style-name="Таблица1.A2" office:value-type="string">
            <text:p text:style-name="P56">новый параметр <text:span text:style-name="T3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3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23-</text:span>Января-2007</text:p>
          </table:table-cell>
          <table:table-cell table:style-name="Таблица1.A2" office:value-type="string">
            <text:p text:style-name="P56">0.5.9</text:p>
          </table:table-cell>
          <table:table-cell table:style-name="Таблица1.A2" office:value-type="string">
            <text:p text:style-name="P56">добавлен <text:span text:style-name="T3">IMSI </text:span>в 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4-</text:span>Апреля-200<text:span text:style-name="T3">7</text:span></text:p>
          </table:table-cell>
          <table:table-cell table:style-name="Таблица1.A2" office:value-type="string">
            <text:p text:style-name="P58">0.6.0</text:p>
          </table:table-cell>
          <table:table-cell table:style-name="Таблица1.A2" office:value-type="string">
            <text:p text:style-name="P56">Изменена логика тарификации <text:span text:style-name="T3">SMS</text:span> <text:span text:style-name="T3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0-</text:span>Мая-2007</text:p>
          </table:table-cell>
          <table:table-cell table:style-name="Таблица1.A2" office:value-type="string">
            <text:p text:style-name="P58">0.6.1</text:p>
          </table:table-cell>
          <table:table-cell table:style-name="Таблица1.A2" office:value-type="string">
            <text:p text:style-name="P56">Добавлена строка описания кода ошибки в <text:a xlink:type="simple" xlink:href="#_Структура_ChargeSmsResult_PDU"><text:span text:style-name="Internet_20_link"><text:span text:style-name="T3">ChargeSmsResult</text:span></text:span></text:a> и <text:a xlink:type="simple" xlink:href="#_Структура_AbntContractResult_PDU"><text:span text:style-name="Internet_20_link"><text:span text:style-name="T3">AbntContractResult</text:span></text:span></text:a>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5-</text:span>Мая-2007</text:p>
          </table:table-cell>
          <table:table-cell table:style-name="Таблица1.A2" office:value-type="string">
            <text:p text:style-name="P58">0.6.2</text:p>
          </table:table-cell>
          <table:table-cell table:style-name="Таблица1.A2" office:value-type="string">
            <text:p text:style-name="P56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3">Billing</text:span></text:span></text:a>.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</text:span>7<text:span text:style-name="T3">-</text:span>Мая-2007</text:p>
          </table:table-cell>
          <table:table-cell table:style-name="Таблица1.A2" office:value-type="string">
            <text:p text:style-name="P56">0.6.3</text:p>
          </table:table-cell>
          <table:table-cell table:style-name="Таблица1.A2" office:value-type="string">
            <text:p text:style-name="P56">Новый параметр <text:span text:style-name="T3">abonentTypeRequest</text:span> в секции <text:a xlink:type="simple" xlink:href="#_Параметры_секции_Billing."><text:span text:style-name="Internet_20_link"><text:span text:style-name="T3">Billing</text:span></text:span></text:a>. файла конфигурации. Описание <text:a xlink:type="simple" xlink:href="#_Структура_CSV_файла"><text:span text:style-name="Internet_20_link"><text:span text:style-name="T3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6">Роман<text:span text:style-name="T3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8-</text:span>Мая-2007</text:p>
          </table:table-cell>
          <table:table-cell table:style-name="Таблица1.A2" office:value-type="string">
            <text:p text:style-name="P56">0.6.<text:span text:style-name="T3">4</text:span></text:p>
          </table:table-cell>
          <table:table-cell table:style-name="Таблица1.A2" office:value-type="string">
            <text:p text:style-name="P56">Введено понятие <text:a xlink:type="simple" xlink:href="#_Логика_тарификации"><text:span text:style-name="Internet_20_link">типа тарификации</text:span></text:a> (<text:span text:style-name="T3">ON</text:span>_<text:span text:style-name="T3">SUBMIT</text:span>, <text:span text:style-name="T3">ON</text:span>_<text:span text:style-name="T3">DELIVERY</text:span>). Расширение протокола тарификации <text:s/>- новое <text:span text:style-name="T3">PDU</text:span> <text:a xlink:type="simple" xlink:href="#_Структура_DeliveredSmsData_PDU"><text:span text:style-name="Internet_20_link"><text:span text:style-name="T3">DeliveredSmsData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22-</text:span>Мая-2007</text:p>
          </table:table-cell>
          <table:table-cell table:style-name="Таблица1.A2" office:value-type="string">
            <text:p text:style-name="P56">0.6.<text:span text:style-name="T3">4</text:span></text:p>
          </table:table-cell>
          <table:table-cell table:style-name="Таблица1.A2" office:value-type="string">
            <text:p text:style-name="P56"><text:span text:style-name="T3">C</text:span>корректировано описание <text:a xlink:type="simple" xlink:href="#_Структура_CSV_файла"><text:span text:style-name="Internet_20_link"><text:span text:style-name="T3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6"><text:span text:style-name="T3">28-</text:span>Мая-2007</text:p>
          </table:table-cell>
          <table:table-cell table:style-name="Таблица1.A2" office:value-type="string">
            <text:p text:style-name="P58">0.6.5</text:p>
          </table:table-cell>
          <table:table-cell table:style-name="Таблица1.A2" office:value-type="string">
            <text:p text:style-name="P56">Поддержка вторичного <text:a xlink:type="simple" xlink:href="#_Логика_тарификации"><text:span text:style-name="Internet_20_link">режима тарификации</text:span></text:a> вслучае ошибки взаимодействия с <text:span text:style-name="T3">IN</text:span>. Соответствующие изменения в секции <text:a xlink:type="simple" xlink:href="#_Параметры_подсекции_BillingModes."><text:span text:style-name="Internet_20_link"><text:span text:style-name="T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3">BillingModes</text:span></text:span></text:a> файла конфигурации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31-</text:span>Мая-2007</text:p>
          </table:table-cell>
          <table:table-cell table:style-name="Таблица1.A2" office:value-type="string">
            <text:p text:style-name="P58">0.6.6</text:p>
          </table:table-cell>
          <table:table-cell table:style-name="Таблица1.A2" office:value-type="string">
            <text:p text:style-name="P56">Поддержка <text:span text:style-name="T3">MT</text:span> тарификации. Соответствующие изменения в <text:span text:style-name="T3">PDU</text:span>: <text:a xlink:type="simple" xlink:href="#_Структура_ChargeSms_PDU_1"><text:span text:style-name="Internet_20_link"><text:span text:style-name="T3">ChargeSms</text:span></text:span></text:a> и <text:a xlink:type="simple" xlink:href="#_Структура_DeliveredSmsData_PDU"><text:span text:style-name="Internet_20_link"><text:span text:style-name="T3">DeliveredSmsData</text:span></text:span></text:a> 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4-</text:span>Июня-2007</text:p>
          </table:table-cell>
          <table:table-cell table:style-name="Таблица1.A2" office:value-type="string">
            <text:p text:style-name="P56">0.6.7</text:p>
          </table:table-cell>
          <table:table-cell table:style-name="Таблица1.A2" office:value-type="string">
            <text:p text:style-name="P56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3">BillingModes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22-</text:span>Июня-2007</text:p>
          </table:table-cell>
          <table:table-cell table:style-name="Таблица1.A2" office:value-type="string">
            <text:p text:style-name="P56">0.6.<text:span text:style-name="T3">10</text:span></text:p>
          </table:table-cell>
          <table:table-cell table:style-name="Таблица1.A2" office:value-type="string">
            <text:p text:style-name="P56">Введена возможность конфигурации <text:s/>тарификации сообщения-носителя для <text:span text:style-name="T3">SMS</text:span> <text:span text:style-name="T3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06-</text:span>Июля-2007</text:p>
          </table:table-cell>
          <table:table-cell table:style-name="Таблица1.A2" office:value-type="string">
            <text:p text:style-name="P58">0.6.11</text:p>
          </table:table-cell>
          <table:table-cell table:style-name="Таблица1.A2" office:value-type="string">
            <text:p text:style-name="P56">В конфигурацию <text:span text:style-name="T3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3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4-</text:span>Сентября-2007</text:p>
          </table:table-cell>
          <table:table-cell table:style-name="Таблица1.A2" office:value-type="string">
            <text:p text:style-name="P56">0.6.20</text:p>
          </table:table-cell>
          <table:table-cell table:style-name="Таблица1.A2" office:value-type="string">
            <text:p text:style-name="P56">Введена поддержка <text:span text:style-name="T3">IN</text:span>-платформ фирмы <text:span text:style-name="T3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995512318" text:style-name="WW8Num33">
              <text:list-item>
                <text:p text:style-name="P106">новый параметр <text:span text:style-name="T3">IDPReqMode</text:span></text:p>
              </text:list-item>
              <text:list-item>
                <text:p text:style-name="P106">новый параметр <text:span text:style-name="T3">RPCList_retry</text:span></text:p>
              </text:list-item>
              <text:list-item>
                <text:p text:style-name="P106">исключен устаревший <text:span text:style-name="T3">RPCList_postpaid</text:span></text:p>
              </text:list-item>
            </text:list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3">11-</text:span>Марта-2008</text:p>
          </table:table-cell>
          <table:table-cell table:style-name="Таблица1.A2" office:value-type="string">
            <text:p text:style-name="P56">0.7.0</text:p>
          </table:table-cell>
          <table:table-cell table:style-name="Таблица1.A2" office:value-type="string">
            <text:p text:style-name="P56"><text:span text:style-name="T3">Добавлен 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6"><text:span text:style-name="T3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6-Октября</text:p>
          </table:table-cell>
          <table:table-cell table:style-name="Таблица1.B25" office:value-type="float" office:value="2008">
            <text:p text:style-name="P56">2008</text:p>
          </table:table-cell>
          <table:table-cell table:style-name="Таблица1.A25" office:value-type="string">
            <text:p text:style-name="P56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3">PDU</text:span> <text:a xlink:type="simple" xlink:href="#_Структура_ChargeSms_PDU_1"><text:span text:style-name="Internet_20_link"><text:span text:style-name="T3">ChargeSms</text:span></text:span></text:a> и <text:s text:c="2"/><text:a xlink:type="simple" xlink:href="#_Структура_DeliveredSmsData_PDU"><text:span text:style-name="Internet_20_link"><text:span text:style-name="T3">DeliveredSmsData</text:span></text:span></text:a> . </text:p>
          </table:table-cell>
          <table:table-cell table:style-name="Таблица1.D25" office:value-type="string">
            <text:p text:style-name="P56">Роман Герасимов</text:p>
          </table:table-cell>
        </table:table-row>
      </table:table>
      <text:p text:style-name="Text_20_body"/>
      <text:p text:style-name="Text_20_body"/>
      <text:list xml:id="list2106279550" text:continue-list="list629748969" text:style-name="Outline">
        <text:list-item>
          <text:list>
            <text:list-item>
              <text:h text:style-name="Heading_20_2" text:outline-level="2"><text:s/>Ссылки</text:h>
            </text:list-item>
          </text:list>
        </text:list-item>
      </text:list>
      <text:p text:style-name="P14"><text:span text:style-name="T3">3</text:span><text:span text:style-name="T3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xml:id="list810984371" text:continue-numbering="true" text:style-name="Outline">
        <text:list-item>
          <text:h text:style-name="Heading_20_1" text:outline-level="1"><text:s/>Общее описание <text:span text:style-name="T3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3">IN</text:span> платформ. В этой связи возникает необходимость <text:span text:style-name="T3">on</text:span>-<text:span text:style-name="T3">line</text:span> тарификации услуг на базе <text:span text:style-name="T3">USSD</text:span> технологии. Однако, на текущий момент организация взаимодействия <text:span text:style-name="T3">USSD</text:span> центров или <text:span text:style-name="T3">MSC</text:span> и <text:span text:style-name="T3">IN</text:span> платформы стандартом не регламентируется. Именно этот пробел и восполняет <text:span text:style-name="T13"><text:subject>Модуль тарификации INMan</text:subject></text:span><text:span text:style-name="T12">.</text:span></text:p>
      <text:p text:style-name="P25"/>
      <text:list xml:id="list1052143668" text:continue-numbering="true" text:style-name="Outline">
        <text:list-item>
          <text:list>
            <text:list-item>
              <text:h text:style-name="Heading_20_2" text:outline-level="2"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><text:soft-page-break/></text:p>
      <text:p text:style-name="Text_20_body"/>
      <text:list xml:id="list1882793207" text:continue-numbering="true" text:style-name="Outline">
        <text:list-item>
          <text:list>
            <text:list-item>
              <text:list>
                <text:list-item>
                  <text:h text:style-name="Heading_20_3" text:outline-level="3">Интеграция с <text:span text:style-name="T3">SMSC</text:span>/<text:span text:style-name="T3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Требование</text:p>
          </table:table-cell>
          <table:table-cell table:style-name="Таблица2.B1" office:value-type="string">
            <text:p text:style-name="P31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359694502" text:style-name="WW8Num30">
              <text:list-item>
                <text:p text:style-name="P74">Модуль должен самостоятельно и в <text:span text:style-name="T3">on</text:span>-<text:span text:style-name="T3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2">Трактовать USSD сообщение как SMS сообщение. Эмулировать взаимодействие по протоколу <text:span text:style-name="T3">CAP</text:span> между MSC и IN при обработке <text:span text:style-name="T3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743357318" text:continue-numbering="true" text:style-name="WW8Num30">
              <text:list-item>
                <text:p text:style-name="P74">Модуль должен быть необязательным компонентом <text:span text:style-name="T3">Sibinco</text:span> USSDC</text:p>
              </text:list-item>
            </text:list>
          </table:table-cell>
          <table:table-cell table:style-name="Таблица2.B2" office:value-type="string">
            <text:p text:style-name="P32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2029115026" text:continue-numbering="true" text:style-name="WW8Num30">
              <text:list-item>
                <text:p text:style-name="P74">Модуль должен взаимодействовать не только с <text:span text:style-name="T3">Sibinco</text:span> <text:span text:style-name="T3">USSDC</text:span>, но и с любым другим клиентом, которому необходима тарификация <text:span text:style-name="T3">USSD</text:span> сообщений</text:p>
              </text:list-item>
            </text:list>
          </table:table-cell>
          <table:table-cell table:style-name="Таблица2.B2" office:value-type="string">
            <text:p text:style-name="P32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2051120398" text:continue-numbering="true" text:style-name="WW8Num30">
              <text:list-item>
                <text:p text:style-name="P74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2">Реализовать протокол с использованием <text:span text:style-name="T3">TCP</text:span>/<text:span text:style-name="T3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860307115" text:continue-numbering="true" text:style-name="WW8Num30">
              <text:list-item>
                <text:p text:style-name="P74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2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2036158804" text:continue-numbering="true" text:style-name="WW8Num30">
              <text:list-item>
                <text:p text:style-name="P74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2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1336172473" text:continue-numbering="true" text:style-name="WW8Num30">
              <text:list-item>
                <text:p text:style-name="P74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2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1558846099" text:continue-numbering="true" text:style-name="WW8Num30">
              <text:list-item>
                <text:p text:style-name="P74">Модуль должен снять с <text:span text:style-name="T3">Sibinco</text:span> <text:span text:style-name="T3">USSDC</text:span> обязанность по генерации <text:span text:style-name="T3">CDR</text:span> файлов</text:p>
              </text:list-item>
            </text:list>
          </table:table-cell>
          <table:table-cell table:style-name="Таблица2.B2" office:value-type="string">
            <text:p text:style-name="P32">Реализовать поддержку генерации <text:span text:style-name="T3">CDR</text:span> файлов</text:p>
          </table:table-cell>
        </table:table-row>
      </table:table>
      <text:p text:style-name="Text_20_body"/>
      <text:list xml:id="list1635441880" text:continue-list="list1882793207" text:style-name="Outline">
        <text:list-item>
          <text:list>
            <text:list-item>
              <text:list>
                <text:list-item>
                  <text:h text:style-name="Heading_20_3" text:outline-level="3">Взаимодействие с <text:span text:style-name="T3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1">Требование</text:p>
          </table:table-cell>
          <table:table-cell table:style-name="Таблица3.B1" office:value-type="string">
            <text:p text:style-name="P31">Способ достижения</text:p>
          </table:table-cell>
        </table:table-row>
        <table:table-row table:style-name="Таблица3.1">
          <table:table-cell table:style-name="Таблица3.A2" office:value-type="string">
            <text:list xml:id="list1394503280" text:continue-list="list1558846099" text:style-name="WW8Num30">
              <text:list-item>
                <text:p text:style-name="P74">Протокол взаимодействия модуля с клиентами должен учитывать логику взаимодействия с <text:span text:style-name="T3">IN</text:span> платформой</text:p>
              </text:list-item>
            </text:list>
          </table:table-cell>
          <table:table-cell table:style-name="Таблица3.B2" office:value-type="string">
            <text:p text:style-name="P32">Команды протокола должны следовать логике <text:span text:style-name="T3">CAP</text:span> <text:s/><text:span text:style-name="T3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510371326" text:continue-numbering="true" text:style-name="WW8Num30">
              <text:list-item>
                <text:p text:style-name="P74">Модуль должен взаимодействовать с <text:span text:style-name="T3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2">Обеспечить возможность внешней конфигурации параметров взаимодействия с разными <text:span text:style-name="T3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2041960683" text:continue-numbering="true" text:style-name="WW8Num30">
              <text:list-item>
                <text:p text:style-name="P74">Модуль должен взаимодействовать с несколькими <text:span text:style-name="T3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2">Реализовать возможность одновременного запуска нескольких подмодулей для конкретных <text:span text:style-name="T3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397033649" text:continue-numbering="true" text:style-name="WW8Num30">
              <text:list-item>
                <text:p text:style-name="P74">Модуль должен самостоятельно решать, с какой <text:span text:style-name="T3">IN</text:span> платформой взаимодействовать на основании <text:span text:style-name="T3">MSISDN</text:span> абонента</text:p>
              </text:list-item>
            </text:list>
          </table:table-cell>
          <table:table-cell table:style-name="Таблица3.B2" office:value-type="string">
            <text:p text:style-name="P32">Реализовать возможность внешней конфигурации стратегии вычисления номера <text:span text:style-name="T3">IN</text:span> платформы и параметров для взаимодействия с ней на основании <text:span text:style-name="T3">MSISDN</text:span>. Например, <text:span text:style-name="T3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2057347085" text:continue-numbering="true" text:style-name="WW8Num30">
              <text:list-item>
                <text:p text:style-name="P74">Модуль не должен взаимодействовать с <text:span text:style-name="T3">IN</text:span> платформой для <text:span text:style-name="T3">postpaid</text:span> абонентов</text:p>
              </text:list-item>
            </text:list>
          </table:table-cell>
          <table:table-cell table:style-name="Таблица3.B2" office:value-type="string">
            <text:p text:style-name="P32">Реализовать подмодуль вычисления типа контракта абонента. Например<text:span text:style-name="T3">, AnyTimeSubscriptionInterrogation, </text:span>запрос<text:span text:style-name="T3"> </text:span>в<text:span text:style-name="T3"> </text:span>БД<text:span text:style-name="T3">.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1066822430" text:continue-numbering="true" text:style-name="WW8Num30">
              <text:list-item>
                <text:p text:style-name="P74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2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2020716224" text:continue-numbering="true" text:style-name="WW8Num30">
              <text:list-item>
                <text:p text:style-name="P74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2">Кэш должен иметь возможность сохраняться на файловой системе.</text:p>
          </table:table-cell>
        </table:table-row>
      </table:table>
      <text:p text:style-name="Text_20_body"/>
      <text:list xml:id="list331925063" text:continue-list="list1635441880" text:style-name="Outline">
        <text:list-item>
          <text:list>
            <text:list-item>
              <text:list>
                <text:list-item>
                  <text:h text:style-name="Heading_20_3" text:outline-level="3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1">Требование</text:p>
          </table:table-cell>
          <table:table-cell table:style-name="Таблица4.B1" office:value-type="string">
            <text:p text:style-name="P31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1663526881" text:continue-list="list2020716224" text:style-name="WW8Num30">
              <text:list-item>
                <text:p text:style-name="P74">Модуль должен поддервать выборочную тарификацию <text:span text:style-name="T3">SMS</text:span> и/или <text:span text:style-name="T3">USSD</text:span> сообщений</text:p>
              </text:list-item>
            </text:list>
          </table:table-cell>
          <table:table-cell table:style-name="Таблица4.B2" office:value-type="string">
            <text:p text:style-name="P32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1943677811" text:continue-numbering="true" text:style-name="WW8Num30">
              <text:list-item>
                <text:p text:style-name="P74">Модуль должен поддерживать <text:s/>тарификацию сообщений, использующих дополнительные услуги (<text:span text:style-name="T3">SMS</text:span> <text:span text:style-name="T3">Extra</text:span>) </text:p>
              </text:list-item>
            </text:list>
          </table:table-cell>
          <table:table-cell table:style-name="Таблица4.B2" office:value-type="string">
            <text:p text:style-name="P32">Обеспечить возможность внешней конфигурации дополнительных услуг (<text:span text:style-name="T3">SMS</text:span> <text:span text:style-name="T3">Extra</text:span>)</text:p>
          </table:table-cell>
        </table:table-row>
        <table:table-row table:style-name="Таблица4.1">
          <table:table-cell table:style-name="Таблица4.A2" office:value-type="string">
            <text:list xml:id="list1123493999" text:continue-numbering="true" text:style-name="WW8Num30">
              <text:list-item>
                <text:p text:style-name="P74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2">Реализовать такую возможность в протоколе тарификации.</text:p>
          </table:table-cell>
        </table:table-row>
      </table:table>
      <text:list xml:id="list983826380" text:continue-list="list331925063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918950790" text:continue-numbering="true" text:style-name="Outline">
        <text:list-item>
          <text:list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xml:id="list2059935687" text:style-name="WW8Num16">
        <text:list-item>
          <text:p text:style-name="P75">Динамическая реконфигурация не поддерживается.</text:p>
        </text:list-item>
        <text:list-item>
          <text:p text:style-name="P75">Для работы с элементами сигнальной сети требуется установленное <text:span text:style-name="T3">TCAP</text:span> <text:span text:style-name="T3">API</text:span> компании <text:span text:style-name="T3">TietoEnator</text:span>.</text:p>
        </text:list-item>
      </text:list>
      <text:p text:style-name="P29"/>
      <text:list xml:id="list1453003520" text:continue-list="list918950790" text:style-name="Outline">
        <text:list-item>
          <text:list>
            <text:list-item>
              <text:h text:style-name="Heading_20_2" text:outline-level="2"><text:s/>Протоколы, используемые при тарификации <text:span text:style-name="T3">SMS</text:span>/<text:span text:style-name="T3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6.6102in" svg:height="1.1583in" draw:z-index="0"><draw:image xlink:href="Pictures/20000080000303A2000082D8F348FCC5.wmf" xlink:type="simple" xlink:show="embed" xlink:actuate="onLoad"/></draw:frame></text:p>
      <text:p text:style-name="Text_20_body"/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list xml:id="list431953137" text:continue-numbering="true" text:style-name="Outline">
        <text:list-item>
          <text:list>
            <text:list-item>
              <text:list>
                <text:list-item>
                  <text:h text:style-name="Heading_20_3" text:outline-level="3">Обзор протокола взаимодействия <text:span text:style-name="T3">INMan</text:span>-<text:span text:style-name="T3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3">IN</text:span> платформой используется протокол <text:span text:style-name="T3">CAP</text:span>3 (<text:span text:style-name="T3">CAMEL</text:span> <text:span text:style-name="T3">phase</text:span> 3) <text:s/>в той его части, которая описывает взаимодействие <text:span text:style-name="T3">MSC</text:span> и <text:span text:style-name="T3">IN</text:span> платформы в момент обработки <text:span text:style-name="T3">MO</text:span> <text:span text:style-name="T3">SMS</text:span>. <text:s/>Детальное описание можно найти в спецификациях <text:span text:style-name="T17">3GPP TS 29.078. </text:span>Примерные сценарии взаимодействия описаны ниже.</text:p>
      <text:p text:style-name="Text_20_body"/>
      <text:list xml:id="list134737309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Сценарий взаимодействия <text:span text:style-name="T3">INMan</text:span> – <text:span text:style-name="T3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3.089in" svg:height="2.0598in" draw:z-index="2"><draw:image xlink:href="Pictures/2000005A000143990000D7B345A62C79.wmf" xlink:type="simple" xlink:show="embed" xlink:actuate="onLoad"/></draw:frame></text:p>
      <text:list xml:id="list1674394831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3">INMan</text:span> – <text:span text:style-name="T3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3.089in" svg:height="2.0598in" draw:z-index="3"><draw:image xlink:href="Pictures/20000041000143990000D7B3E7875666.wmf" xlink:type="simple" xlink:show="embed" xlink:actuate="onLoad"/></draw:frame></text:p>
      <text:list xml:id="list1025487690" text:continue-numbering="true" text:style-name="Outline">
        <text:list-item>
          <text:list>
            <text:list-item>
              <text:list>
                <text:list-item>
                  <text:h text:style-name="Heading_20_3" text:outline-level="3">Общий сценарий взаимодействия <text:s/>Отправитель – <text:span text:style-name="T3">USSDC</text:span> – <text:span text:style-name="T3">INMan</text:span> – <text:span text:style-name="T3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6.8866in" svg:height="3.6764in" draw:z-index="4"><draw:image xlink:href="Pictures/200000E30002FCEA0001985904DDDFC3.wmf" xlink:type="simple" xlink:show="embed" xlink:actuate="onLoad"/></draw:frame></text:p>
      <text:p text:style-name="Standard"/>
      <text:p text:style-name="Standard"/>
      <text:list xml:id="list1456269622" text:continue-numbering="true" text:style-name="Outline">
        <text:list-item>
          <text:list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xml:id="list15969762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3">INman</text:span>-<text:span text:style-name="T3">a</text:span> вводится понятие ‘политики абонента’, задающей стратегию определения контракта абонента по его <text:span text:style-name="T3">MSISDN</text:span> и определения параметров последующего диалога с <text:span text:style-name="T3">IN</text:span>-платформой если необходимо. </text:p>
      <text:p text:style-name="Text_20_body">Логически, при тарификации услуги, действия <text:span text:style-name="T3">INMan</text:span>-<text:span text:style-name="T3">a</text:span> состоят из трех фаз:</text:p>
      <text:list xml:id="list1706055835" text:style-name="WW8Num39">
        <text:list-item>
          <text:p text:style-name="P76">обращение к некоему внешнему для <text:span text:style-name="T3">INMan</text:span>-<text:span text:style-name="T3">a</text:span> приложению/модулю, способному определить тип контракта абонента</text:p>
        </text:list-item>
        <text:list-item>
          <text:p text:style-name="P76">в случае <text:span text:style-name="T3">prepaid</text:span> абонента определение адреса <text:span text:style-name="T3">IN</text:span>-платформы и параметров для диалога с ней либо от внешнего приложения/модуля, либо из конфигурации <text:span text:style-name="T3">INMan</text:span>-<text:span text:style-name="T3">a</text:span></text:p>
        </text:list-item>
        <text:list-item>
          <text:p text:style-name="P76">диалог с <text:span text:style-name="T3">IN</text:span>-платформой</text:p>
        </text:list-item>
      </text:list>
      <text:p text:style-name="Text_20_body">В терминах реализации <text:span text:style-name="T3">INMan</text:span>-<text:span text:style-name="T3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3">MAP</text:span> сервис <text:span text:style-name="T3">HLR</text:span>-<text:span text:style-name="T3">a</text:span>, <text:span text:style-name="T3">etc</text:span>), <text:s/>Поэтому подмодули <text:span text:style-name="T3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3">INMan</text:span>-е реализована работа со следующими типами ‘провайдеров абонентов’:</text:p>
      <text:list xml:id="list158910039" text:style-name="WW8Num43">
        <text:list-item>
          <text:p text:style-name="P77"><text:span text:style-name="T3">ORACLE</text:span> база данных - возвращает только тип контракта абонента</text:p>
        </text:list-item>
        <text:list-item>
          <text:p text:style-name="P77"><text:span text:style-name="T3">HLR</text:span> Сервис <text:span text:style-name="T3">SEND</text:span>_<text:span text:style-name="T3">ROUTING</text:span>_<text:span text:style-name="T3">INFO</text:span> – возвращает тип контракта абонента, а для <text:span text:style-name="T3">prepaid</text:span> абонента также и <text:span text:style-name="T3">ISDN</text:span> адрес <text:span text:style-name="T3">IN</text:span>-платформы (без параметров для диалога)</text:p>
        </text:list-item>
        <text:list-item>
          <text:p text:style-name="P77"><text:span text:style-name="T3">HLR</text:span> Сервис <text:span text:style-name="T3">ANY</text:span>_<text:span text:style-name="T3">TIME</text:span>_<text:span text:style-name="T3">SUBSCRIPTION</text:span>_<text:span text:style-name="T3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3">prepaid</text:span> абонента также и <text:span text:style-name="T3">ISDN</text:span> адрес <text:span text:style-name="T3">IN</text:span>-платформы с параметрами для диалога</text:p>
        </text:list-item>
      </text:list>
      <text:p text:style-name="Text_20_body">Как видно, не всегда можно получить всю необходимую информацию для полноценного диалога с <text:span text:style-name="T3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3">INMan</text:span>-<text:span text:style-name="T3">a</text:span>.</text:p>
      <text:p text:style-name="Text_20_body">Таким образом, ‘политика абонента’ состоит из:</text:p>
      <text:list xml:id="list2091913931" text:style-name="WW8Num28">
        <text:list-item>
          <text:p text:style-name="P78">конфигурации для ‘провайдера абонента’</text:p>
        </text:list-item>
        <text:list-item>
          <text:p text:style-name="P78">конфигурации для одной иди нескольких <text:span text:style-name="T3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xml:id="list1800257545" text:continue-list="list1596976217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Логика_тарификации"/><text:bookmark-start text:name="_Логика_и_режимы"/>Логика и режимы тарификации.<text:bookmark-end text:name="_Логика_тарификации"/><text:bookmark-end text:name="_Логика_и_режимы"/></text:h>
                </text:list-item>
              </text:list>
            </text:list-item>
          </text:list>
        </text:list-item>
      </text:list>
      <text:p text:style-name="P43">Для обеспечения гибкой системы тарификации в <text:span text:style-name="T3">INMan</text:span>-е введена возможность задания режима тарификации на каждый тип тарифицируемого сообщения. </text:p>
      <text:p text:style-name="P43">Под понятием ‘тип сообщения’ подразумевается совокупность типа носителя (<text:span text:style-name="T3">DP</text:span> <text:span text:style-name="T3">bearer</text:span> <text:span text:style-name="T3">type</text:span>) и запрошенных особенностей тарификации (к примеру, использовать <text:span text:style-name="T3">SMS</text:span> <text:span text:style-name="T3">Extra</text:span> сервисы).</text:p>
      <text:p text:style-name="P43">На данный момент различаются следующие типы тарифицируемых сообщений:</text:p>
      <text:list xml:id="list1665472755" text:style-name="WW8Num29">
        <text:list-item>
          <text:p text:style-name="P97"><text:span text:style-name="T3">SMS – </text:span>обычный <text:span text:style-name="T3">SMS </text:span>пакет</text:p>
        </text:list-item>
        <text:list-item>
          <text:p text:style-name="P97"><text:span text:style-name="T3">USSD</text:span> – обычный пакет с данными <text:span text:style-name="T3">USSD</text:span></text:p>
        </text:list-item>
        <text:list-item>
          <text:p text:style-name="P97"><text:span text:style-name="T3">XSMS</text:span> – <text:span text:style-name="T3">SMS</text:span> пакет использующий <text:span text:style-name="T3">SMS</text:span> <text:span text:style-name="T3">Extra</text:span> сервисы</text:p>
        </text:list-item>
      </text:list>
      <text:p text:style-name="P43">На каждый тип сообщения можно задать следующие <text:span text:style-name="T13">режимы тарификации</text:span><text:span text:style-name="T16">:</text:span></text:p>
      <text:list xml:id="list1208478485" text:style-name="WW8Num13">
        <text:list-item>
          <text:p text:style-name="P98"><text:span text:style-name="T3">OFF</text:span> – тарификация запрещена (по умолчанию),</text:p>
        </text:list-item>
        <text:list-item>
          <text:p text:style-name="P98"><text:span text:style-name="T3">CDR</text:span> – тарифицировать через создание <text:span text:style-name="T3">CDR</text:span> записей</text:p>
        </text:list-item>
        <text:list-item>
          <text:p text:style-name="P98"><text:span text:style-name="T3">IN</text:span> <text:s/>- <text:s/>тарифицировать через обращение к <text:span text:style-name="T3">IN</text:span>-платформе, <text:s/>в случае невозможности - использовать <text:s/>вторичный режим (<text:span text:style-name="T3">CDR</text:span> или <text:span text:style-name="T3">OFF</text:span>) в соответствии с заданными установками в файле конфигурации</text:p>
        </text:list-item>
      </text:list>
      <text:p text:style-name="P43"><text:soft-page-break/>Задание <text:span text:style-name="T12">режимов тарификации</text:span> производится в секции <text:a xlink:type="simple" xlink:href="#_Параметры_подсекции_BillingModes."><text:span text:style-name="Internet_20_link"><text:span text:style-name="T3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3">BillingModes</text:span></text:span></text:a> файла конфигурации <text:span text:style-name="T3">INMan</text:span>-<text:span text:style-name="T3">a</text:span>. Если какой-либо тип сообщения не указан в кофигурации, то для него используется режим тарификации по умолчанию (<text:span text:style-name="T3">OFF</text:span>).</text:p>
      <text:p text:style-name="P29"><text:span text:style-name="T4">NOTE</text:span><text:span text:style-name="T16">:</text:span> <text:span text:style-name="T3">SMSC</text:span> имеет возможность запросить у <text:span text:style-name="T3">INMan</text:span>-а безусловную тарификацию через <text:span text:style-name="T3">IN</text:span>-платформу посредством поля smsXSrvsId в <text:a xlink:type="simple" xlink:href="#_Структура_ChargeSms_PDU_1"><text:span text:style-name="Internet_20_link"><text:span text:style-name="T3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3">PDU</text:span></text:span></text:a><text:a xlink:type="simple" xlink:href="#_Структура_ChargeSms_PDU_1"><text:span text:style-name="Internet_20_link">.</text:span></text:a></text:p>
      <text:p text:style-name="P43"/>
      <text:p text:style-name="Text_20_body">Для обеспечения раздельной тарификации как посылки так и доставки сообщений поддерживаются следующие <text:span text:style-name="T13">политики тарификации</text:span>:</text:p>
      <text:list xml:id="list1362024030" text:style-name="WW8Num18">
        <text:list-item>
          <text:p text:style-name="P79"><text:span text:style-name="T3">ON</text:span>_<text:span text:style-name="T3">SUBMIT</text:span> – тарификация посылки сообщения,</text:p>
        </text:list-item>
        <text:list-item>
          <text:p text:style-name="P79"><text:span text:style-name="T3">ON</text:span>_<text:span text:style-name="T3">DELIVERY</text:span> <text:s/>– тарификация доставкисообщения,</text:p>
        </text:list-item>
        <text:list-item>
          <text:p text:style-name="P79"><text:span text:style-name="T3">ON</text:span>_<text:span text:style-name="T3">DATA</text:span>_<text:span text:style-name="T3">COLLECTED</text:span> – тарификация доставки сообщения, у которого предварительно была протарифицирована посылка; тарификация производится только через <text:span text:style-name="T3">CDR</text:span>.</text:p>
        </text:list-item>
      </text:list>
      <text:p text:style-name="Text_20_body"/>
      <text:p text:style-name="Text_20_body">Изначально модуль <text:span text:style-name="T3">INMan</text:span> поддерживал тарификацию только отправителя сообщения, то есть МО тарификацию, но начиная с версии 0.6.6 введена поддержка: также и тарификации получателя (то есть МТ). Требуемый тип тарификации задается соответствующими полями <text:span text:style-name="T3">PDU</text:span> протокола тарификации <text:a xlink:type="simple" xlink:href="#_Структура_ChargeSms_PDU_1"><text:span text:style-name="Internet_20_link"><text:span text:style-name="T3">ChargeSms</text:span></text:span></text:a> или <text:a xlink:type="simple" xlink:href="#_Структура_DeliveredSmsData_PDU"><text:span text:style-name="Internet_20_link"><text:span text:style-name="T3">DeliveredSmsData</text:span></text:span></text:a>.</text:p>
      <text:p text:style-name="P29"/>
      <text:list xml:id="list324715126" text:continue-list="list1800257545" text:style-name="Outline">
        <text:list-item>
          <text:list>
            <text:list-item>
              <text:list>
                <text:list-item>
                  <text:h text:style-name="Heading_20_3" text:outline-level="3"><text:s/>Тарификация <text:span text:style-name="T3">SMS</text:span> <text:span text:style-name="T3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Для обеспечения тарификации <text:span text:style-name="T3">SMS</text:span> <text:span text:style-name="T3">Extra</text:span> услуг, между <text:span text:style-name="T3">SMSC</text:span>/<text:span text:style-name="T3">USSDC</text:span> и <text:span text:style-name="T3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3">SMSC</text:span> значения этих битов жестко прописаны в исполняемом коде, однако <text:span text:style-name="T3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3">SMSC</text:span> дополнительных услуг <text:span text:style-name="T3">SMS</text:span> <text:span text:style-name="T3">Extra</text:span>, он добавляет в запрос <text:a xlink:type="simple" xlink:href="#_Структура_ChargeSms_PDU"><text:span text:style-name="Internet_20_link"><text:span text:style-name="T3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3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3">INMan</text:span>-<text:span text:style-name="T3">a</text:span>, заданный в его файле конфигурации, разрешает тарифицирование, то по этой маске <text:span text:style-name="T3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3">SMS</text:span> сообщения и пакета <text:span text:style-name="T3">SMS</text:span> <text:span text:style-name="T3">Extra</text:span> услуг проводится в зависимости от типа контракта абонента:</text:p>
      <text:list xml:id="list1794501752" text:style-name="WW8Num36">
        <text:list-item>
          <text:p text:style-name="P80">для <text:span text:style-name="T3">postpaid</text:span> –создается <text:span text:style-name="T3">CDR</text:span> запись по базовому <text:span text:style-name="T3">SMS</text:span> сообщению, дополнительно содержащая сервис-код пакета услуг</text:p>
        </text:list-item>
        <text:list-item>
          <text:p text:style-name="P80">для <text:span text:style-name="T3">prepaid</text:span> – по базовому <text:span text:style-name="T3">SMS</text:span> ничего не делается, (подразумевается, что оно было протарифицировано коммутатором), кроме случая, когда в маске пакета услуг <text:span text:style-name="T3">SMSC</text:span> выставил бит безусловной тарификации через <text:span text:style-name="T3">IN</text:span> платформу, а для <text:span text:style-name="T3">SMS</text:span> <text:span text:style-name="T3">Extra</text:span> услуг инициируется диалог с <text:span text:style-name="T3">IN</text:span>-платформой, в котором короткий номер используется в качестве dstSubscriberNumber.<text:line-break/><text:span text:style-name="T3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3">SMS</text:span>.</text:p>
        </text:list-item>
      </text:list>
      <text:p text:style-name="P43"/>
      <text:list xml:id="list1296071260" text:continue-list="list324715126" text:style-name="Outline">
        <text:list-item>
          <text:list>
            <text:list-item>
              <text:list>
                <text:list-item>
                  <text:h text:style-name="Heading_20_3" text:outline-level="3"><text:s/>Генерация <text:span text:style-name="T3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3">CDR</text:span>(<text:span text:style-name="T3">charging</text:span> <text:span text:style-name="T3">data</text:span> <text:span text:style-name="T3">record</text:span>) записей не стандартизован и различается для различных биллинговых систем, <text:span text:style-name="T3">INMan</text:span> не создает их непосредственно. Вместо этого он создает так называемые <text:span text:style-name="T3">CSV</text:span> файлы, содержащие транзакции <text:span text:style-name="T3">INMan</text:span>-<text:span text:style-name="T3">a</text:span> с необходимыми данными, которые конвертируются в конечный <text:span text:style-name="T3">CDR</text:span> сторонними утилитами. Формат <text:span text:style-name="T3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3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3">CDR</text:span></text:span></text:a><text:a xlink:type="simple" xlink:href="#_Структура_CSV_файла"><text:span text:style-name="Internet_20_link"> записей.</text:span></text:a><text:span text:style-name="T3">’</text:span></text:p>
      <text:p text:style-name="P33"/>
      <text:list xml:id="list359916699" text:continue-numbering="true" text:style-name="Outlin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3">INMan</text:span>-ом</text:h>
        </text:list-item>
      </text:list>
      <text:p text:style-name="P29"/>
      <text:list xml:id="list170131989" text:continue-numbering="true" text:style-name="Outline">
        <text:list-item>
          <text:list>
            <text:list-item>
              <text:h text:style-name="Heading_20_2" text:outline-level="2"><text:soft-page-break/><text:s/>Общий формат клиентских протоколов <text:span text:style-name="T3">INMan</text:span>-<text:span text:style-name="T3">a</text:span>.</text:h>
            </text:list-item>
          </text:list>
        </text:list-item>
      </text:list>
      <text:p text:style-name="Text_20_body">Все клиентские протоколы, поддерживаемые <text:span text:style-name="T3">INMan</text:span>-ом, основаны на обмене протокольными единицами (<text:span text:style-name="T3">PDU</text:span>) с использованием транспортных возможностей <text:span text:style-name="T3">TCP</text:span>/<text:span text:style-name="T3">IP</text:span> и имеют единый формат пакетов. Все пакеты состоят из двух частей: служебного заголовка и содержимого <text:span text:style-name="T3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4">Uint32</text:p>
          </table:table-cell>
          <table:table-cell table:style-name="Таблица5.A1" office:value-type="string">
            <text:p text:style-name="P34">Uint16</text:p>
          </table:table-cell>
          <table:table-cell table:style-name="Таблица5.A1" office:value-type="string">
            <text:p text:style-name="P34">Uint16</text:p>
          </table:table-cell>
          <table:table-cell table:style-name="Таблица5.A1" office:value-type="string">
            <text:p text:style-name="P34"/>
          </table:table-cell>
          <table:table-cell table:style-name="Таблица5.E1" office:value-type="string">
            <text:p text:style-name="P34"/>
          </table:table-cell>
        </table:table-row>
        <table:table-row table:style-name="Таблица5.1">
          <table:table-cell table:style-name="Таблица5.A1" office:value-type="string">
            <text:p text:style-name="P34">Packet length</text:p>
          </table:table-cell>
          <table:table-cell table:style-name="Таблица5.A1" office:value-type="string">
            <text:p text:style-name="P34">PDU tag</text:p>
          </table:table-cell>
          <table:table-cell table:style-name="Таблица5.A1" office:value-type="string">
            <text:p text:style-name="P34">Header format </text:p>
          </table:table-cell>
          <table:table-cell table:style-name="Таблица5.A1" office:value-type="string">
            <text:p text:style-name="P34">Header content</text:p>
          </table:table-cell>
          <table:table-cell table:style-name="Таблица5.E1" office:value-type="string">
            <text:p text:style-name="P34">PDU content</text:p>
          </table:table-cell>
        </table:table-row>
      </table:table>
      <text:p text:style-name="Text_20_body"/>
      <text:p text:style-name="Text_20_body">где:</text:p>
      <text:list xml:id="list743784185" text:style-name="WW8Num34">
        <text:list-item>
          <text:p text:style-name="P81"><text:span text:style-name="T3">Packet</text:span> <text:span text:style-name="T3">length</text:span> – длина всего пакета в октетах</text:p>
        </text:list-item>
        <text:list-item>
          <text:p text:style-name="P81"><text:span text:style-name="T3">PDU</text:span> <text:span text:style-name="T3">tag</text:span> – идентификатор <text:span text:style-name="T3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81"><text:span text:style-name="T3">Header</text:span> <text:span text:style-name="T3">format</text:span> – формат служебного загаловка </text:p>
        </text:list-item>
        <text:list-item>
          <text:p text:style-name="P81"><text:span text:style-name="T3">Header</text:span> <text:span text:style-name="T3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81"><text:span text:style-name="T3">PDU</text:span> <text:span text:style-name="T3">content</text:span> <text:s/>- сериализованное содержимое <text:span text:style-name="T3">PDU</text:span> </text:p>
        </text:list-item>
      </text:list>
      <text:p text:style-name="P46"/>
      <text:list xml:id="list1163493494" text:continue-list="list170131989" text:style-name="Outline">
        <text:list-item>
          <text:list>
            <text:list-item>
              <text:list>
                <text:list-item>
                  <text:h text:style-name="Heading_20_3" text:outline-level="3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3">TCP</text:span>/<text:span text:style-name="T3">IP</text:span> протоколах, поддерживаемых <text:span text:style-name="T3">INMan</text:span>-ом</text:p>
      <text:list xml:id="list1366030381" text:style-name="WW8Num35">
        <text:list-item>
          <text:p text:style-name="P82"><text:span text:style-name="T3">Boolean</text:span><text:tab/>- передается как один октет, ноль означает <text:span text:style-name="T3">false</text:span>, <text:s/>любое ненулевой значение – <text:span text:style-name="T3">true</text:span>;<text:line-break/>далее упоминается как: <text:span text:style-name="T3">Bool</text:span></text:p>
        </text:list-item>
        <text:list-item>
          <text:p text:style-name="P82"><text:span text:style-name="T3">Unsigned</text:span> <text:span text:style-name="T3">Integers</text:span> (8, 16, 32, 64 <text:span text:style-name="T3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3">UInt</text:span>8, <text:span text:style-name="T3">UInt</text:span>16, <text:span text:style-name="T3">UInt</text:span>32, <text:span text:style-name="T3">UInt</text:span>64</text:p>
        </text:list-item>
        <text:list-item>
          <text:p text:style-name="P82"><text:span text:style-name="T3">Signed</text:span> <text:span text:style-name="T3">Integers</text:span> (16, 32 <text:span text:style-name="T3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3">Int</text:span>16, <text:span text:style-name="T3">Int</text:span>32</text:p>
        </text:list-item>
        <text:list-item>
          <text:p text:style-name="P82"><text:span text:style-name="T3">TimeT</text:span><text:tab/>- знаковое целое, хранящее время в секундах, передается как <text:span text:style-name="T3">signed</text:span> <text:span text:style-name="T3">integer</text:span> (32<text:span text:style-name="T3">bit</text:span>)</text:p>
        </text:list-item>
        <text:list-item>
          <text:p text:style-name="P83"><text:span text:style-name="T3">Variable</text:span> <text:span text:style-name="T3">length</text:span> <text:span text:style-name="T3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3">VarString</text:span></text:p>
        </text:list-item>
      </text:list>
      <text:p text:style-name="Text_20_body"/>
      <text:list xml:id="list1184009299" text:continue-list="list1163493494" text:style-name="Outline">
        <text:list-item>
          <text:list>
            <text:list-item>
              <text:h text:style-name="Heading_20_2" text:outline-level="2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3">SMS</text:span>/<text:span text:style-name="T3">USSD</text:span> сообщений (<text:span text:style-name="T3">USSDC</text:span>-<text:span text:style-name="T3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3">INMan</text:span> и его клиентами, которым необходимо осуществлять тарификацию услуг по отсылке/доставке <text:span text:style-name="T3">SMS</text:span>/<text:span text:style-name="T3">USSD</text:span> сообщений. Протокол использует единый формат <text:span text:style-name="T3">TCP</text:span>/<text:span text:style-name="T3">IP</text:span> соединений <text:span text:style-name="T3">INMan</text:span>-<text:span text:style-name="T3">a</text:span>.</text:p>
      <text:p text:style-name="Text_20_body">Клиентам для взаимодействия с <text:span text:style-name="T3">INMan</text:span>-ом необходимо инициировать транспортное соединение, после установления которого, можно начинатьобмен <text:span text:style-name="T3">PDU</text:span>.</text:p>
      <text:p text:style-name="P18"><text:soft-page-break/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3">ChargeSmsResult</text:span></text:span></text:a></text:p>
          </table:table-cell>
          <table:table-cell table:style-name="Таблица6.A2" office:value-type="string">
            <text:p text:style-name="P17">от <text:span text:style-name="T3">INMan</text:span> в сторону клиента</text:p>
          </table:table-cell>
          <table:table-cell table:style-name="Таблица6.C2" office:value-type="string">
            <text:p text:style-name="P17">Разрешить<text:span text:style-name="T3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3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3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xml:id="list21700762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3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3">В случае, если одна одна из сторон столкнулась с ошибкой при приеме <text:span text:style-name="T3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3"/>
      <text:list xml:id="list31596780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3.089in" svg:height="1.7819in" draw:z-index="5"><draw:image xlink:href="Pictures/20000055000143990000BADD51C484AD.wmf" xlink:type="simple" xlink:show="embed" xlink:actuate="onLoad"/></draw:frame></text:p>
      <text:list xml:id="list5591572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3.089in" svg:height="1.2866in" draw:z-index="6"><draw:image xlink:href="Pictures/2000004500014399000086FB7A53CA65.wmf" xlink:type="simple" xlink:show="embed" xlink:actuate="onLoad"/></draw:frame></text:p>
      <text:p text:style-name="Text_20_body"/>
      <text:list xml:id="list16218199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6"><draw:g text:anchor-type="as-char" svg:y="0in" draw:z-index="1" draw:style-name="gr1"><draw:rect draw:style-name="gr2" draw:text-style-name="P110" svg:width="3.0768in" svg:height="1.1378in" svg:x="0in" svg:y="0in"><text:p/></draw:rect><draw:custom-shape draw:style-name="gr3" draw:text-style-name="P111" svg:width="0.8217in" svg:height="0.2449in" svg:x="0in" svg:y="0.0307in"><text:p/><draw:enhanced-geometry svg:viewBox="0 0 21600 21600" draw:type="rectangle" draw:enhanced-path="M 0 0 L 21600 0 21600 21600 0 21600 0 0 Z N"/></draw:custom-shape><draw:custom-shape draw:style-name="gr4" draw:text-style-name="P111" svg:width="0.8217in" svg:height="0.2449in" svg:x="0in" svg:y="0.0307in"><text:p/><draw:enhanced-geometry svg:viewBox="0 0 21600 21600" draw:type="rectangle" draw:enhanced-path="M 0 0 L 21600 0 21600 21600 0 21600 0 0 Z N"/></draw:custom-shape><draw:frame draw:style-name="gr5" draw:text-style-name="P112" svg:width="0.6331in" svg:height="0.4157in" svg:x="0.0874in" svg:y="0.0425in"><draw:text-box><text:p text:style-name="P112"><text:span text:style-name="T28">USSDC</text:span></text:p></draw:text-box></draw:frame><draw:custom-shape draw:style-name="gr3" draw:text-style-name="P111" svg:width="0.7453in" svg:height="0.2449in" svg:x="2.3146in" svg:y="0.0307in"><text:p/><draw:enhanced-geometry svg:viewBox="0 0 21600 21600" draw:type="rectangle" draw:enhanced-path="M 0 0 L 21600 0 21600 21600 0 21600 0 0 Z N"/></draw:custom-shape><draw:custom-shape draw:style-name="gr4" draw:text-style-name="P111" svg:width="0.7453in" svg:height="0.2449in" svg:x="2.3146in" svg:y="0.0307in"><text:p/><draw:enhanced-geometry svg:viewBox="0 0 21600 21600" draw:type="rectangle" draw:enhanced-path="M 0 0 L 21600 0 21600 21600 0 21600 0 0 Z N"/></draw:custom-shape><draw:frame draw:style-name="gr6" draw:text-style-name="P112" svg:width="0.5323in" svg:height="0.4157in" svg:x="2.4161in" svg:y="0.0425in"><draw:text-box><text:p text:style-name="P112"><text:span text:style-name="T28">INMan</text:span></text:p></draw:text-box></draw:frame><draw:line draw:style-name="gr7" draw:text-style-name="P110" svg:x1="0.411in" svg:y1="0.7673in" svg:x2="2.552in" svg:y2="0.7681in"><text:p/></draw:line><draw:custom-shape draw:style-name="gr8" draw:text-style-name="P111" svg:width="0.1476in" svg:height="0.0988in" svg:x="2.5402in" svg:y="0.7181in"><text:p/><draw:enhanced-geometry svg:viewBox="0 0 212 142" draw:type="non-primitive" draw:enhanced-path="M 0 0 L 212 71 0 142 0 0 Z N"/></draw:custom-shape><draw:custom-shape draw:style-name="gr3" draw:text-style-name="P111" svg:width="1.5516in" svg:height="0.1579in" svg:x="0.7681in" svg:y="0.689in"><text:p/><draw:enhanced-geometry svg:viewBox="0 0 21600 21600" draw:type="rectangle" draw:enhanced-path="M 0 0 L 21600 0 21600 21600 0 21600 0 0 Z N"/></draw:custom-shape><draw:frame draw:style-name="gr9" draw:text-style-name="P112" svg:width="1.213in" svg:height="0.1677in" svg:x="0.9854in" svg:y="0.75in"><draw:text-box><text:p text:style-name="P112"><text:span text:style-name="T29">DeliveredSmsData</text:span></text:p></draw:text-box></draw:frame><draw:line draw:style-name="gr7" draw:text-style-name="P110" svg:x1="0.411in" svg:y1="0.2752in" svg:x2="0.4118in" svg:y2="1.1378in"><text:p/></draw:line><draw:line draw:style-name="gr7" draw:text-style-name="P110" svg:x1="2.6874in" svg:y1="0.2752in" svg:x2="2.6882in" svg:y2="1.1378in"><text:p/></draw:line></draw:g></text:p>
      <text:p text:style-name="Text_20_body"/>
      <text:list xml:id="list167425656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3">INMan</text:span>-ом.</text:p>
      <text:p text:style-name="Text_20_body"><text:soft-page-break/></text:p>
      <text:list xml:id="list103331404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3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3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3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4">Uint32</text:p>
          </table:table-cell>
          <table:table-cell table:style-name="Таблица7.A1" office:value-type="string">
            <text:p text:style-name="P34">Uint16</text:p>
          </table:table-cell>
          <table:table-cell table:style-name="Таблица7.A1" office:value-type="string">
            <text:p text:style-name="P34">Uint16</text:p>
          </table:table-cell>
          <table:table-cell table:style-name="Таблица7.A1" office:value-type="string">
            <text:p text:style-name="P34">Uint32</text:p>
          </table:table-cell>
          <table:table-cell table:style-name="Таблица7.E1" office:value-type="string">
            <text:p text:style-name="P34"/>
          </table:table-cell>
        </table:table-row>
        <table:table-row table:style-name="Таблица7.1">
          <table:table-cell table:style-name="Таблица7.A1" office:value-type="string">
            <text:p text:style-name="P34">Packet length</text:p>
          </table:table-cell>
          <table:table-cell table:style-name="Таблица7.A1" office:value-type="string">
            <text:p text:style-name="P34">PDU tag </text:p>
          </table:table-cell>
          <table:table-cell table:style-name="Таблица7.A1" office:value-type="string">
            <text:p text:style-name="P34">0x01</text:p>
          </table:table-cell>
          <table:table-cell table:style-name="Таблица7.A1" office:value-type="string">
            <text:p text:style-name="P32"><text:span text:style-name="T3">Dialog Id</text:span><text:span text:style-name="T3"> </text:span></text:p>
          </table:table-cell>
          <table:table-cell table:style-name="Таблица7.E1" office:value-type="string">
            <text:p text:style-name="P34">PDU content</text:p>
          </table:table-cell>
        </table:table-row>
      </table:table>
      <text:p text:style-name="Text_20_body"/>
      <text:p text:style-name="Text_20_body">где:</text:p>
      <text:list xml:id="list1384784220" text:style-name="WW8Num41">
        <text:list-item>
          <text:p text:style-name="P89"><text:span text:style-name="T3">Packet</text:span> <text:span text:style-name="T3">length</text:span> – длина всего пакета в октетах</text:p>
        </text:list-item>
        <text:list-item>
          <text:p text:style-name="P89"><text:span text:style-name="T3">PDU</text:span> <text:span text:style-name="T3">tag</text:span> – тэг <text:span text:style-name="T3">PDU</text:span> протокола тарификации:</text:p>
          <text:list>
            <text:list-item>
              <text:p text:style-name="P89"><text:span text:style-name="T3">0x01</text:span> - <text:a xlink:type="simple" xlink:href="#_Структура_ChargeSms_PDU_1"><text:span text:style-name="Internet_20_link"><text:span text:style-name="T4">ChargeSms</text:span></text:span></text:a> </text:p>
            </text:list-item>
            <text:list-item>
              <text:p text:style-name="P89"><text:span text:style-name="T3">0x02</text:span> - <text:a xlink:type="simple" xlink:href="#_Структура_ChargeSmsResult_PDU"><text:span text:style-name="Internet_20_link"><text:span text:style-name="T4">ChargeSmsResult</text:span></text:span></text:a><text:span text:style-name="T3"> </text:span></text:p>
            </text:list-item>
            <text:list-item>
              <text:p text:style-name="P89"><text:span text:style-name="T3">0x03</text:span> - <text:a xlink:type="simple" xlink:href="#_Структура_DeliverySmsResult_PDU"><text:span text:style-name="Internet_20_link"><text:span text:style-name="T4">DeliverySmsResult</text:span></text:span></text:a></text:p>
            </text:list-item>
            <text:list-item>
              <text:p text:style-name="P89"><text:span text:style-name="T3">0x04 - </text:span><text:a xlink:type="simple" xlink:href="#_Структура_DeliveredSmsData_PDU"><text:span text:style-name="Internet_20_link"><text:span text:style-name="T4">DeliveredSmsData</text:span></text:span></text:a></text:p>
            </text:list-item>
          </text:list>
        </text:list-item>
        <text:list-item>
          <text:p text:style-name="P89"><text:span text:style-name="T3">Dialog</text:span> <text:span text:style-name="T3">Id</text:span> – уникальный идентификатор диалога <text:span text:style-name="T3">SMSC</text:span> <text:span text:style-name="T24"></text:span> <text:span text:style-name="T3">INMan</text:span>, назначаемый <text:span text:style-name="T3">SMSC</text:span> для обеспечения асинхронности его запросов.</text:p>
        </text:list-item>
      </text:list>
      <text:p text:style-name="Text_20_body">Содержимое всех <text:span text:style-name="T3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3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3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3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xml:id="list1480082512" text:continue-list="list1033314045" text:style-name="Outline">
        <text:list-item>
          <text:list>
            <text:list-item>
              <text:h text:style-name="Heading_20_2" text:outline-level="2"><text:s/>Структура <text:s/><text:span text:style-name="T3">PDU</text:span> протокола тарификации <text:span text:style-name="T3">SMS</text:span>/<text:span text:style-name="T3">USSD</text:span> сообщений.</text:h>
            </text:list-item>
          </text:list>
        </text:list-item>
      </text:list>
      <text:p text:style-name="Text_20_body"/>
      <text:list xml:id="list20350757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3">ChargeSms</text:span> <text:span text:style-name="T3">PDU</text:span> (тэг 0<text:span text:style-name="T3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3">PDU</text:span> содержит данные для инициации диалога с <text:span text:style-name="T3">IN</text:span> платформой и данные для генерации <text:span text:style-name="T3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2">Поле</text:p>
          </table:table-cell>
          <table:table-cell table:style-name="Таблица8.A1" office:value-type="string">
            <text:p text:style-name="P32">Тип</text:p>
          </table:table-cell>
          <table:table-cell table:style-name="Таблица8.A1" office:value-type="string">
            <text:p text:style-name="P32">Длина</text:p>
          </table:table-cell>
          <table:table-cell table:style-name="Таблица8.D1" office:value-type="string">
            <text:p text:style-name="P32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1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4">mtBill</text:p>
          </table:table-cell>
          <table:table-cell table:style-name="Таблица8.A3" office:value-type="string">
            <text:p text:style-name="P34">Bool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32">флаг типа тарификации: 0<text:span text:style-name="T3">x</text:span>00 – <text:span text:style-name="T3">MO</text:span>, иначе - <text:span text:style-name="T3">MT</text:span></text:p>
          </table:table-cell>
        </table:table-row>
        <table:table-row table:style-name="Таблица8.1">
          <table:table-cell table:style-name="Таблица8.A3" office:value-type="string">
            <text:p text:style-name="P32">smsXSrvsId</text:p>
          </table:table-cell>
          <table:table-cell table:style-name="Таблица8.A3" office:value-type="string">
            <text:p text:style-name="P34">UInt32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совместная маска использованных 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9">0x40000000 – безусловная тарификация через <text:span text:style-name="T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1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4">dstSubscriberNumber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– 21</text:p>
          </table:table-cell>
          <table:table-cell table:style-name="Таблица8.A2" office:value-type="string">
            <text:p text:style-name="P32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4">callingPartyNumber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– 21</text:p>
          </table:table-cell>
          <table:table-cell table:style-name="Таблица8.A2" office:value-type="string">
            <text:p text:style-name="P32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Imsi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–<text:span text:style-name="T3"> 21</text:span></text:p>
          </table:table-cell>
          <table:table-cell table:style-name="Таблица8.A2" office:value-type="string">
            <text:p text:style-name="P32"><text:span text:style-name="T3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2">smscAddress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–<text:span text:style-name="T3"> 21</text:span></text:p>
          </table:table-cell>
          <table:table-cell table:style-name="Таблица8.A2" office:value-type="string">
            <text:p text:style-name="P32"><text:span text:style-name="T3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submitTimeTZ</text:p>
          </table:table-cell>
          <table:table-cell table:style-name="Таблица8.A3" office:value-type="string">
            <text:p text:style-name="P34">TimeT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tpShortMessageSpecificInfo</text:p>
          </table:table-cell>
          <table:table-cell table:style-name="Таблица8.A3" office:value-type="string">
            <text:p text:style-name="P34">UInt8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10"><text:span text:style-name="T23">первый</text:span><text:span text:style-name="T5"> </text:span><text:span text:style-name="T23">октет</text:span><text:span text:style-name="T5"> short message TPDU <text:s/>(3GPP TS 23.040)</text:span></text:p>
            <text:p text:style-name="P8"/>
          </table:table-cell>
        </table:table-row>
        <text:soft-page-break/>
        <table:table-row table:style-name="Таблица8.1">
          <table:table-cell table:style-name="Таблица8.A3" office:value-type="string">
            <text:p text:style-name="P34">tpProtocolIdentifier</text:p>
          </table:table-cell>
          <table:table-cell table:style-name="Таблица8.A3" office:value-type="string">
            <text:p text:style-name="P34">UInt8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32">идентификатор протокола из <text:span text:style-name="T5">short</text:span><text:span text:style-name="T23"> </text:span><text:span text:style-name="T5">message</text:span><text:span text:style-name="T23"> </text:span><text:span text:style-name="T5">TPDU</text:span><text:span text:style-name="T23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4">tpDataCodingScheme</text:p>
          </table:table-cell>
          <table:table-cell table:style-name="Таблица8.A3" office:value-type="string">
            <text:p text:style-name="P34">UInt8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32"><text:span text:style-name="T3">DCS </text:span>из<text:span text:style-name="T3"> </text:span><text:span text:style-name="T5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4">tpValidityPeriod</text:p>
          </table:table-cell>
          <table:table-cell table:style-name="Таблица8.A3" office:value-type="string">
            <text:p text:style-name="P34">TimeT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4">locationInformationMSC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<text:span text:style-name="T3">1 – </text:span><text:span text:style-name="T3">21</text:span></text:p>
          </table:table-cell>
          <table:table-cell table:style-name="Таблица8.A2" office:value-type="string">
            <text:p text:style-name="P32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31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callingSMEid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- <text:span text:style-name="T3">…</text:span></text:p>
          </table:table-cell>
          <table:table-cell table:style-name="Таблица8.A2" office:value-type="string">
            <text:p text:style-name="P32">идентификатор службы, через которую сообщение принято</text:p>
          </table:table-cell>
        </table:table-row>
        <table:table-row table:style-name="Таблица8.1">
          <table:table-cell table:style-name="Таблица8.A3" office:value-type="string">
            <text:p text:style-name="P32">routeId</text:p>
          </table:table-cell>
          <table:table-cell table:style-name="Таблица8.A3" office:value-type="string">
            <text:p text:style-name="P34">VarString</text:p>
          </table:table-cell>
          <table:table-cell table:style-name="Таблица8.A3" office:value-type="string">
            <text:p text:style-name="P32">1 - <text:span text:style-name="T3">…</text:span></text:p>
          </table:table-cell>
          <table:table-cell table:style-name="Таблица8.A2" office:value-type="string">
            <text:p text:style-name="P32">идентификатор<text:span text:style-name="T3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4">serviceId</text:p>
          </table:table-cell>
          <table:table-cell table:style-name="Таблица8.A3" office:value-type="string">
            <text:p text:style-name="P34">Int32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4">userMsgRef</text:p>
          </table:table-cell>
          <table:table-cell table:style-name="Таблица8.A3" office:value-type="string">
            <text:p text:style-name="P32"><text:span text:style-name="T3">Int</text:span><text:span text:style-name="T3">32</text:span>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пользовательский идентификатор сообщения <text:span text:style-name="T3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4">msgId</text:p>
          </table:table-cell>
          <table:table-cell table:style-name="Таблица8.A3" office:value-type="string">
            <text:p text:style-name="P34">UInt64</text:p>
          </table:table-cell>
          <table:table-cell table:style-name="Таблица8.A3" office:value-type="string">
            <text:p text:style-name="P34">8</text:p>
          </table:table-cell>
          <table:table-cell table:style-name="Таблица8.A2" office:value-type="string">
            <text:p text:style-name="P32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4">ussdServiceOp</text:p>
          </table:table-cell>
          <table:table-cell table:style-name="Таблица8.A3" office:value-type="string">
            <text:p text:style-name="P34">Int32</text:p>
          </table:table-cell>
          <table:table-cell table:style-name="Таблица8.A3" office:value-type="string">
            <text:p text:style-name="P34">4</text:p>
          </table:table-cell>
          <table:table-cell table:style-name="Таблица8.A2" office:value-type="string">
            <text:p text:style-name="P32">код<text:span text:style-name="T3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4">partsNum</text:p>
          </table:table-cell>
          <table:table-cell table:style-name="Таблица8.A3" office:value-type="string">
            <text:p text:style-name="P34">UInt8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32">число частей для <text:span text:style-name="T3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msgLen</text:p>
          </table:table-cell>
          <table:table-cell table:style-name="Таблица8.A3" office:value-type="string">
            <text:p text:style-name="P34">UInt16</text:p>
          </table:table-cell>
          <table:table-cell table:style-name="Таблица8.A3" office:value-type="string">
            <text:p text:style-name="P34">2</text:p>
          </table:table-cell>
          <table:table-cell table:style-name="Таблица8.A2" office:value-type="string">
            <text:p text:style-name="P32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2">ch<text:span text:style-name="T3">a</text:span>rg<text:span text:style-name="T3">e</text:span>Mode</text:p>
          </table:table-cell>
          <table:table-cell table:style-name="Таблица8.A3" office:value-type="string">
            <text:p text:style-name="P34">UInt8</text:p>
          </table:table-cell>
          <table:table-cell table:style-name="Таблица8.A3" office:value-type="string">
            <text:p text:style-name="P34">1</text:p>
          </table:table-cell>
          <table:table-cell table:style-name="Таблица8.A2" office:value-type="string">
            <text:p text:style-name="P32">тип тарификации:</text:p>
            <text:p text:style-name="P29">0 - <text:span text:style-name="T3">ON</text:span>_<text:span text:style-name="T3">SUBMIT</text:span> – тарифицировать посылку сообщения,</text:p>
            <text:p text:style-name="P29">1 - <text:span text:style-name="T3">ON</text:span>_<text:span text:style-name="T3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2">dsmSrvType</text:p>
          </table:table-cell>
          <table:table-cell table:style-name="Таблица8.A26" office:value-type="string">
            <text:p text:style-name="P34">VarString</text:p>
          </table:table-cell>
          <table:table-cell table:style-name="Таблица8.A26" office:value-type="string">
            <text:p text:style-name="P34">1 - …</text:p>
          </table:table-cell>
          <table:table-cell table:style-name="Таблица8.D26" office:value-type="string">
            <text:p text:style-name="P32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xml:id="list90696296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3"> ChargeSmsResult PDU (</text:span>тэг<text:span text:style-name="T3"> 0x02)</text:span></text:h>
                </text:list-item>
              </text:list>
            </text:list-item>
          </text:list>
        </text:list-item>
      </text:list>
      <text:p text:style-name="P25"/>
      <text:p text:style-name="Text_20_body">Данное <text:span text:style-name="T3">PDU</text:span> содержит ответ <text:span text:style-name="T3">INMan</text:span>-<text:span text:style-name="T3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2">Поле</text:p>
          </table:table-cell>
          <table:table-cell table:style-name="Таблица9.A1" office:value-type="string">
            <text:p text:style-name="P32">Тип</text:p>
          </table:table-cell>
          <table:table-cell table:style-name="Таблица9.A1" office:value-type="string">
            <text:p text:style-name="P32">Длина</text:p>
          </table:table-cell>
          <table:table-cell table:style-name="Таблица9.D1" office:value-type="string">
            <text:p text:style-name="P32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4">value</text:p>
          </table:table-cell>
          <table:table-cell table:style-name="Таблица9.A2" office:value-type="string">
            <text:p text:style-name="P34">UInt16</text:p>
          </table:table-cell>
          <table:table-cell table:style-name="Таблица9.A2" office:value-type="string">
            <text:p text:style-name="P34">2</text:p>
          </table:table-cell>
          <table:table-cell table:style-name="Таблица9.D2" office:value-type="string">
            <text:p text:style-name="P32">0<text:span text:style-name="T3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4">errorcode</text:p>
          </table:table-cell>
          <table:table-cell table:style-name="Таблица9.A2" office:value-type="string">
            <text:p text:style-name="P34">Uint32</text:p>
          </table:table-cell>
          <table:table-cell table:style-name="Таблица9.A2" office:value-type="string">
            <text:p text:style-name="P34">4</text:p>
          </table:table-cell>
          <table:table-cell table:style-name="Таблица9.D2" office:value-type="string">
            <text:p text:style-name="P32">Универсальный код ошибки <text:span text:style-name="T3">INMan</text:span>-<text:span text:style-name="T3">a</text:span></text:p>
            <text:p text:style-name="P29"><text:span text:style-name="T3">NOTE</text:span>: <text:s/>ненулевой код возможен и при разрешении услуги, это означает, что несмотря на ошибку взаимодействия с <text:span text:style-name="T3">IN</text:span>, <text:s/>конфигурация <text:span text:style-name="T3">INMan</text:span>-а позволяет протарифицировать услугу через <text:span text:style-name="T3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4">errMsg</text:p>
          </table:table-cell>
          <table:table-cell table:style-name="Таблица9.A2" office:value-type="string">
            <text:p text:style-name="P34">VarString</text:p>
          </table:table-cell>
          <table:table-cell table:style-name="Таблица9.A2" office:value-type="string">
            <text:p text:style-name="P32">1 .. <text:span text:style-name="T3">N</text:span></text:p>
          </table:table-cell>
          <table:table-cell table:style-name="Таблица9.D2" office:value-type="string">
            <text:p text:style-name="P32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1">cntrType</text:p>
          </table:table-cell>
          <table:table-cell table:style-name="Таблица9.A5" office:value-type="string">
            <text:p text:style-name="P41">Uint8</text:p>
          </table:table-cell>
          <table:table-cell table:style-name="Таблица9.C5" office:value-type="float" office:value="1">
            <text:p text:style-name="P32">1</text:p>
          </table:table-cell>
          <table:table-cell table:style-name="Таблица9.D5" office:value-type="string">
            <text:p text:style-name="P32">тип контракта:</text:p>
            <text:p text:style-name="P29">0<text:span text:style-name="T3">x</text:span>00 – <text:span text:style-name="T3">unknown</text:span> или контракт не удалось определить из-за ошибки (см. код в <text:span text:style-name="T3">errorcode</text:span>)</text:p>
            <text:p text:style-name="P29"><text:span text:style-name="T3">0</text:span><text:span text:style-name="T3">x01 – postpaid,</text:span></text:p>
            <text:p text:style-name="P42">0<text:span text:style-name="T3">x</text:span>02 – <text:span text:style-name="T3">prepaid</text:span>(обслуживается <text:span text:style-name="T3">IN</text:span>-платформой)</text:p>
          </table:table-cell>
        </table:table-row>
      </table:table>
      <text:p text:style-name="Text_20_body"/>
      <text:p text:style-name="Text_20_body"/>
      <text:list xml:id="list3632067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<text:bookmark-start text:name="_Структура_DeliverySmsResult_PDU"/>Структура<text:bookmark-end text:name="_Структура_DeliverySmsResult_PDU"/><text:span text:style-name="T3"> DeliverySmsResult PDU (</text:span>тэг<text:span text:style-name="T3"> 0x03)</text:span></text:h>
                </text:list-item>
              </text:list>
            </text:list-item>
          </text:list>
        </text:list-item>
      </text:list>
      <text:p text:style-name="P25"/>
      <text:p text:style-name="Text_20_body">Данное <text:span text:style-name="T3">PDU</text:span> содержит данные для завершения диалога с <text:span text:style-name="T3">IN</text:span> платформой и данные для генерации <text:span text:style-name="T3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2">Поле</text:p>
          </table:table-cell>
          <table:table-cell table:style-name="Таблица10.A1" office:value-type="string">
            <text:p text:style-name="P32">Тип</text:p>
          </table:table-cell>
          <table:table-cell table:style-name="Таблица10.A1" office:value-type="string">
            <text:p text:style-name="P32">Длина</text:p>
          </table:table-cell>
          <table:table-cell table:style-name="Таблица10.D1" office:value-type="string">
            <text:p text:style-name="P32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31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value</text:p>
          </table:table-cell>
          <table:table-cell table:style-name="Таблица10.A3" office:value-type="string">
            <text:p text:style-name="P34">UInt32</text:p>
          </table:table-cell>
          <table:table-cell table:style-name="Таблица10.A3" office:value-type="string">
            <text:p text:style-name="P34">2</text:p>
          </table:table-cell>
          <table:table-cell table:style-name="Таблица10.A2" office:value-type="string">
            <text:p text:style-name="P32">0<text:span text:style-name="T3">x</text:span>00 – доставка успешна, иначе код ошибки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31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4">final</text:p>
          </table:table-cell>
          <table:table-cell table:style-name="Таблица10.A3" office:value-type="string">
            <text:p text:style-name="P34">Bool</text:p>
          </table:table-cell>
          <table:table-cell table:style-name="Таблица10.A3" office:value-type="string">
            <text:p text:style-name="P34">1</text:p>
          </table:table-cell>
          <table:table-cell table:style-name="Таблица10.A2" office:value-type="string">
            <text:p text:style-name="P32"><text:span text:style-name="T3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2">destImsi</text:p>
          </table:table-cell>
          <table:table-cell table:style-name="Таблица10.A3" office:value-type="string">
            <text:p text:style-name="P34">VarString</text:p>
          </table:table-cell>
          <table:table-cell table:style-name="Таблица10.A3" office:value-type="string">
            <text:p text:style-name="P32">1 –<text:span text:style-name="T3"> 21</text:span></text:p>
          </table:table-cell>
          <table:table-cell table:style-name="Таблица10.A2" office:value-type="string">
            <text:p text:style-name="P32"><text:span text:style-name="T3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2">destMSC</text:p>
          </table:table-cell>
          <table:table-cell table:style-name="Таблица10.A3" office:value-type="string">
            <text:p text:style-name="P34">VarString</text:p>
          </table:table-cell>
          <table:table-cell table:style-name="Таблица10.A3" office:value-type="string">
            <text:p text:style-name="P32">1 –<text:span text:style-name="T3"> 21</text:span></text:p>
          </table:table-cell>
          <table:table-cell table:style-name="Таблица10.A2" office:value-type="string">
            <text:p text:style-name="P32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2">destSMEid</text:p>
          </table:table-cell>
          <table:table-cell table:style-name="Таблица10.A3" office:value-type="string">
            <text:p text:style-name="P34">VarString</text:p>
          </table:table-cell>
          <table:table-cell table:style-name="Таблица10.A3" office:value-type="string">
            <text:p text:style-name="P32">1 - <text:span text:style-name="T3">…</text:span></text:p>
          </table:table-cell>
          <table:table-cell table:style-name="Таблица10.A2" office:value-type="string">
            <text:p text:style-name="P32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2">divertedAdr</text:p>
          </table:table-cell>
          <table:table-cell table:style-name="Таблица10.A3" office:value-type="string">
            <text:p text:style-name="P34">VarString</text:p>
          </table:table-cell>
          <table:table-cell table:style-name="Таблица10.A3" office:value-type="string">
            <text:p text:style-name="P32">1 -<text:span text:style-name="T3"> 21</text:span></text:p>
          </table:table-cell>
          <table:table-cell table:style-name="Таблица10.A2" office:value-type="string">
            <text:p text:style-name="P32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2">finalTimeTZ</text:p>
          </table:table-cell>
          <table:table-cell table:style-name="Таблица10.A3" office:value-type="string">
            <text:p text:style-name="P34">TimeT</text:p>
          </table:table-cell>
          <table:table-cell table:style-name="Таблица10.A3" office:value-type="string">
            <text:p text:style-name="P34">4</text:p>
          </table:table-cell>
          <table:table-cell table:style-name="Таблица10.A2" office:value-type="string">
            <text:p text:style-name="P32">Время последней <text:s/>доставки или попытки доставки</text:p>
          </table:table-cell>
        </table:table-row>
      </table:table>
      <text:p text:style-name="Text_20_body"/>
      <text:p text:style-name="P29"/>
      <text:list xml:id="list187209376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3"> DeliveredSmsData PDU (</text:span>тэг<text:span text:style-name="T3"> 0x04)</text:span></text:h>
                </text:list-item>
              </text:list>
            </text:list-item>
          </text:list>
        </text:list-item>
      </text:list>
      <text:p text:style-name="P33"/>
      <text:p text:style-name="Text_20_body">Данное <text:span text:style-name="T3">PDU</text:span> содержит все данные об уже доставленном сообщении, достаточные для инициации диалога с <text:span text:style-name="T3">IN</text:span> платформой и <text:s/>генерации <text:span text:style-name="T3">CDR</text:span>. На данный момент это <text:span text:style-name="T3">PDU</text:span> используется только для проведения тарификации типа <text:span text:style-name="T3">ON</text:span>_<text:span text:style-name="T3">DATA</text:span>_<text:span text:style-name="T3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2">Поле</text:p>
          </table:table-cell>
          <table:table-cell table:style-name="Таблица11.A1" office:value-type="string">
            <text:p text:style-name="P32">Тип</text:p>
          </table:table-cell>
          <table:table-cell table:style-name="Таблица11.A1" office:value-type="string">
            <text:p text:style-name="P32">Длина</text:p>
          </table:table-cell>
          <table:table-cell table:style-name="Таблица11.D1" office:value-type="string">
            <text:p text:style-name="P32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1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4">mtBill</text:p>
          </table:table-cell>
          <table:table-cell table:style-name="Таблица11.A3" office:value-type="string">
            <text:p text:style-name="P34">Bool</text:p>
          </table:table-cell>
          <table:table-cell table:style-name="Таблица11.A3" office:value-type="string">
            <text:p text:style-name="P34">1</text:p>
          </table:table-cell>
          <table:table-cell table:style-name="Таблица11.A2" office:value-type="string">
            <text:p text:style-name="P32">флаг типа тарификации: 0<text:span text:style-name="T3">x</text:span>00 – <text:span text:style-name="T3">MO</text:span>, иначе - <text:span text:style-name="T3">MT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smsXSrvsId</text:p>
          </table:table-cell>
          <table:table-cell table:style-name="Таблица11.A3" office:value-type="string">
            <text:p text:style-name="P34">UInt32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совместная маска использованных <text:a xlink:type="simple" xlink:href="#_Описание_файла_конфигурации"><text:span text:style-name="Internet_20_link"><text:span text:style-name="T3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3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9">0x40000000 – безусловная тарификация через <text:span text:style-name="T3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1">Данные для диалога с <text:span text:style-name="T3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<text:span text:style-name="T3">dstSubscriber</text:span><text:span text:style-name="T3">Number</text:span>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 21</text:p>
          </table:table-cell>
          <table:table-cell table:style-name="Таблица11.A2" office:value-type="string">
            <text:p text:style-name="P32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4">callingPartyNumber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 21</text:p>
          </table:table-cell>
          <table:table-cell table:style-name="Таблица11.A2" office:value-type="string">
            <text:p text:style-name="P32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Imsi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<text:span text:style-name="T3"> 21</text:span></text:p>
          </table:table-cell>
          <table:table-cell table:style-name="Таблица11.A2" office:value-type="string">
            <text:p text:style-name="P32"><text:span text:style-name="T3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2">smscAddress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<text:span text:style-name="T3"> 21</text:span></text:p>
          </table:table-cell>
          <table:table-cell table:style-name="Таблица11.A2" office:value-type="string">
            <text:p text:style-name="P32"><text:span text:style-name="T3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submitTimeTZ</text:p>
          </table:table-cell>
          <table:table-cell table:style-name="Таблица11.A3" office:value-type="string">
            <text:p text:style-name="P34">TimeT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tpShortMessageSpecificInfo</text:p>
          </table:table-cell>
          <table:table-cell table:style-name="Таблица11.A3" office:value-type="string">
            <text:p text:style-name="P34">UInt8</text:p>
          </table:table-cell>
          <table:table-cell table:style-name="Таблица11.A3" office:value-type="string">
            <text:p text:style-name="P34">1</text:p>
          </table:table-cell>
          <table:table-cell table:style-name="Таблица11.A2" office:value-type="string">
            <text:p text:style-name="P10"><text:span text:style-name="T23">первый</text:span><text:span text:style-name="T5"> </text:span><text:span text:style-name="T23">октет</text:span><text:span text:style-name="T5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4">tpProtocolIdentifier</text:p>
          </table:table-cell>
          <table:table-cell table:style-name="Таблица11.A3" office:value-type="string">
            <text:p text:style-name="P34">UInt8</text:p>
          </table:table-cell>
          <table:table-cell table:style-name="Таблица11.A3" office:value-type="string">
            <text:p text:style-name="P34">1</text:p>
          </table:table-cell>
          <table:table-cell table:style-name="Таблица11.A2" office:value-type="string">
            <text:p text:style-name="P32">идентификатор протокола из <text:span text:style-name="T5">short</text:span><text:span text:style-name="T23"> </text:span><text:span text:style-name="T5">message</text:span><text:span text:style-name="T23"> </text:span><text:span text:style-name="T5">TPDU</text:span><text:span text:style-name="T23">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4">tpDataCodingScheme</text:p>
          </table:table-cell>
          <table:table-cell table:style-name="Таблица11.A3" office:value-type="string">
            <text:p text:style-name="P34">UInt8</text:p>
          </table:table-cell>
          <table:table-cell table:style-name="Таблица11.A3" office:value-type="string">
            <text:p text:style-name="P34">1</text:p>
          </table:table-cell>
          <table:table-cell table:style-name="Таблица11.A2" office:value-type="string">
            <text:p text:style-name="P32"><text:span text:style-name="T3">DCS </text:span>из<text:span text:style-name="T3"> </text:span><text:span text:style-name="T5">short message TPDU <text:s/></text:span>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4">tpValidityPeriod</text:p>
          </table:table-cell>
          <table:table-cell table:style-name="Таблица11.A3" office:value-type="string">
            <text:p text:style-name="P34">TimeT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4">locationInformationMSC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<text:span text:style-name="T3">1 – </text:span><text:span text:style-name="T3">21</text:span></text:p>
          </table:table-cell>
          <table:table-cell table:style-name="Таблица11.A2" office:value-type="string">
            <text:p text:style-name="P32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31">Данные для генерации <text:span text:style-name="T3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callingSMEid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- <text:span text:style-name="T3">…</text:span></text:p>
          </table:table-cell>
          <table:table-cell table:style-name="Таблица11.A2" office:value-type="string">
            <text:p text:style-name="P32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2">routeId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- <text:span text:style-name="T3">…</text:span></text:p>
          </table:table-cell>
          <table:table-cell table:style-name="Таблица11.A2" office:value-type="string">
            <text:p text:style-name="P32">идентификатор<text:span text:style-name="T3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4">serviceId</text:p>
          </table:table-cell>
          <table:table-cell table:style-name="Таблица11.A3" office:value-type="string">
            <text:p text:style-name="P34">Int32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4">userMsgRef</text:p>
          </table:table-cell>
          <table:table-cell table:style-name="Таблица11.A3" office:value-type="string">
            <text:p text:style-name="P34">Int32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пользовательский идентификатор сообщения <text:span text:style-name="T3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4">msgId</text:p>
          </table:table-cell>
          <table:table-cell table:style-name="Таблица11.A3" office:value-type="string">
            <text:p text:style-name="P34">UInt64</text:p>
          </table:table-cell>
          <table:table-cell table:style-name="Таблица11.A3" office:value-type="string">
            <text:p text:style-name="P34">8</text:p>
          </table:table-cell>
          <table:table-cell table:style-name="Таблица11.A2" office:value-type="string">
            <text:p text:style-name="P32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4">ussdServiceOp</text:p>
          </table:table-cell>
          <table:table-cell table:style-name="Таблица11.A3" office:value-type="string">
            <text:p text:style-name="P34">Int32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код<text:span text:style-name="T3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4">partsNum</text:p>
          </table:table-cell>
          <table:table-cell table:style-name="Таблица11.A3" office:value-type="string">
            <text:p text:style-name="P34">UInt8</text:p>
          </table:table-cell>
          <table:table-cell table:style-name="Таблица11.A3" office:value-type="string">
            <text:p text:style-name="P34">1</text:p>
          </table:table-cell>
          <table:table-cell table:style-name="Таблица11.A2" office:value-type="string">
            <text:p text:style-name="P32">число частей для <text:span text:style-name="T3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msgLen</text:p>
          </table:table-cell>
          <table:table-cell table:style-name="Таблица11.A3" office:value-type="string">
            <text:p text:style-name="P34">UInt16</text:p>
          </table:table-cell>
          <table:table-cell table:style-name="Таблица11.A3" office:value-type="string">
            <text:p text:style-name="P34">2</text:p>
          </table:table-cell>
          <table:table-cell table:style-name="Таблица11.A2" office:value-type="string">
            <text:p text:style-name="P32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2">dsmSrvType</text:p>
          </table:table-cell>
          <table:table-cell table:style-name="Таблица11.A25" office:value-type="string">
            <text:p text:style-name="P34">VarString</text:p>
          </table:table-cell>
          <table:table-cell table:style-name="Таблица11.A25" office:value-type="string">
            <text:p text:style-name="P34">1 - …</text:p>
          </table:table-cell>
          <table:table-cell table:style-name="Таблица11.D25" office:value-type="string">
            <text:p text:style-name="P32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4">dlvrRes</text:p>
          </table:table-cell>
          <table:table-cell table:style-name="Таблица11.A3" office:value-type="string">
            <text:p text:style-name="P34">UInt32</text:p>
          </table:table-cell>
          <table:table-cell table:style-name="Таблица11.A3" office:value-type="string">
            <text:p text:style-name="P34">2</text:p>
          </table:table-cell>
          <table:table-cell table:style-name="Таблица11.A2" office:value-type="string">
            <text:p text:style-name="P32">0<text:span text:style-name="T3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2">destImsi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<text:span text:style-name="T3"> 21</text:span></text:p>
          </table:table-cell>
          <table:table-cell table:style-name="Таблица11.A2" office:value-type="string">
            <text:p text:style-name="P32"><text:span text:style-name="T3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2">destMSC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–<text:span text:style-name="T3"> 21</text:span></text:p>
          </table:table-cell>
          <table:table-cell table:style-name="Таблица11.A2" office:value-type="string">
            <text:p text:style-name="P32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2">destSMEid</text:p>
          </table:table-cell>
          <table:table-cell table:style-name="Таблица11.A3" office:value-type="string">
            <text:p text:style-name="P34">VarString</text:p>
          </table:table-cell>
          <table:table-cell table:style-name="Таблица11.A3" office:value-type="string">
            <text:p text:style-name="P32">1 - <text:span text:style-name="T3">…</text:span></text:p>
          </table:table-cell>
          <table:table-cell table:style-name="Таблица11.A2" office:value-type="string">
            <text:p text:style-name="P32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2">divertedAdr</text:p>
          </table:table-cell>
          <table:table-cell table:style-name="Таблица11.A3" office:value-type="string">
            <text:p text:style-name="P32"><text:span text:style-name="T3">VarStr</text:span><text:span text:style-name="T3">ing</text:span></text:p>
          </table:table-cell>
          <table:table-cell table:style-name="Таблица11.A3" office:value-type="string">
            <text:p text:style-name="P32">1 -<text:span text:style-name="T3"> 21</text:span></text:p>
          </table:table-cell>
          <table:table-cell table:style-name="Таблица11.A2" office:value-type="string">
            <text:p text:style-name="P32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2">finalTimeTZ</text:p>
          </table:table-cell>
          <table:table-cell table:style-name="Таблица11.A3" office:value-type="string">
            <text:p text:style-name="P34">TimeT</text:p>
          </table:table-cell>
          <table:table-cell table:style-name="Таблица11.A3" office:value-type="string">
            <text:p text:style-name="P34">4</text:p>
          </table:table-cell>
          <table:table-cell table:style-name="Таблица11.A2" office:value-type="string">
            <text:p text:style-name="P32">Время последней <text:s/>доставки или попытки доставки</text:p>
          </table:table-cell>
        </table:table-row>
      </table:table>
      <text:p text:style-name="Text_20_body"/>
      <text:p text:style-name="P29"/>
      <text:list xml:id="list1202673614" text:continue-numbering="true" text:style-name="Outline">
        <text:list-item>
          <text:list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3">USSDC</text:span>-<text:span text:style-name="T3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3">INMan</text:span> и его клиентами, которым необходимо определить тип контракта абонента - <text:span text:style-name="T3">postpaid</text:span> или <text:span text:style-name="T3">prepaid</text:span>, а для последнего типа также и адрес обслуживающей <text:span text:style-name="T3">IN</text:span>-платформы .</text:p>
      <text:p text:style-name="Text_20_body">Протокол использует единый формат <text:span text:style-name="T3">TCP</text:span>/<text:span text:style-name="T3">IP</text:span> соединений <text:span text:style-name="T3">INMan</text:span>-<text:span text:style-name="T3">a</text:span>. Клиентам для взаимодействия с <text:span text:style-name="T3">INMan</text:span>-ом необходимо инициировать транспортное соединение, после установления которого, можно начинать обмен <text:span text:style-name="T3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3">INMan</text:span>-а</text:p>
          </table:table-cell>
          <table:table-cell table:style-name="Таблица12.C2" office:value-type="string">
            <text:p text:style-name="P17">Запро<text:span text:style-name="T3">c</text:span> типа контракта и параметров обслуживающей <text:s/><text:span text:style-name="T3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3">AbntContractRes</text:span><text:span text:style-name="T3">ult</text:span></text:p>
          </table:table-cell>
          <table:table-cell table:style-name="Таблица12.A2" office:value-type="string">
            <text:p text:style-name="P17">от <text:span text:style-name="T3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3">IN</text:span>-платформы (если есть)</text:p>
          </table:table-cell>
        </table:table-row>
      </table:table>
      <text:p text:style-name="Text_20_body"/>
      <text:list xml:id="list19905192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3">INMan</text:span>-ом.</text:p>
      <text:p text:style-name="Text_20_body"><text:soft-page-break/></text:p>
      <text:list xml:id="list16320735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3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3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3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4">Uint32</text:p>
          </table:table-cell>
          <table:table-cell table:style-name="Таблица13.A1" office:value-type="string">
            <text:p text:style-name="P34">Uint16</text:p>
          </table:table-cell>
          <table:table-cell table:style-name="Таблица13.A1" office:value-type="string">
            <text:p text:style-name="P34">Uint16</text:p>
          </table:table-cell>
          <table:table-cell table:style-name="Таблица13.A1" office:value-type="string">
            <text:p text:style-name="P34">Uint32</text:p>
          </table:table-cell>
          <table:table-cell table:style-name="Таблица13.E1" office:value-type="string">
            <text:p text:style-name="P34"/>
          </table:table-cell>
        </table:table-row>
        <table:table-row table:style-name="Таблица13.1">
          <table:table-cell table:style-name="Таблица13.A1" office:value-type="string">
            <text:p text:style-name="P32"><text:span text:style-name="T3">Pack</text:span><text:span text:style-name="T3">et length</text:span></text:p>
          </table:table-cell>
          <table:table-cell table:style-name="Таблица13.A1" office:value-type="string">
            <text:p text:style-name="P34">PDU tag </text:p>
          </table:table-cell>
          <table:table-cell table:style-name="Таблица13.A1" office:value-type="string">
            <text:p text:style-name="P34">0x01</text:p>
          </table:table-cell>
          <table:table-cell table:style-name="Таблица13.A1" office:value-type="string">
            <text:p text:style-name="P32"><text:span text:style-name="T3">Dialog Id</text:span><text:span text:style-name="T3"> </text:span></text:p>
          </table:table-cell>
          <table:table-cell table:style-name="Таблица13.E1" office:value-type="string">
            <text:p text:style-name="P34">PDU content</text:p>
          </table:table-cell>
        </table:table-row>
      </table:table>
      <text:p text:style-name="Text_20_body"/>
      <text:p text:style-name="Text_20_body">где:</text:p>
      <text:list xml:id="list142469449" text:continue-list="list1384784220" text:style-name="WW8Num41">
        <text:list-item>
          <text:p text:style-name="P89"><text:span text:style-name="T3">Packet</text:span> <text:span text:style-name="T3">length</text:span> – длина всего пакета в октетах</text:p>
        </text:list-item>
        <text:list-item>
          <text:p text:style-name="P89"><text:span text:style-name="T3">PDU</text:span> <text:span text:style-name="T3">tag</text:span> – тэг <text:span text:style-name="T3">PDU</text:span> протокола тарификации:</text:p>
          <text:list>
            <text:list-item>
              <text:p text:style-name="P89"><text:span text:style-name="T3">0x0</text:span>6 - AbntContractRequest</text:p>
            </text:list-item>
            <text:list-item>
              <text:p text:style-name="P89"><text:span text:style-name="T3">0x0</text:span>7 - <text:span text:style-name="T3">AbntContractResult</text:span></text:p>
            </text:list-item>
          </text:list>
        </text:list-item>
        <text:list-item>
          <text:p text:style-name="P89"><text:span text:style-name="T3">Dialog</text:span> <text:span text:style-name="T3">Id</text:span> – уникальный идентификатор диалога Клиент <text:span text:style-name="T24"></text:span> <text:span text:style-name="T3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3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9"/>
      <text:p text:style-name="P29"><text:bookmark-start text:name="_Структура__PDU_протокола тарификаци"/><text:bookmark-end text:name="_Структура__PDU_протокола тарификаци"/></text:p>
      <text:list xml:id="list790647460" text:continue-list="list1632073508" text:style-name="Outline">
        <text:list-item>
          <text:list>
            <text:list-item>
              <text:h text:style-name="Heading_20_2" text:outline-level="2"><text:s/><text:bookmark-start text:name="_Структура__PDU_протокола определени"/>Структура <text:bookmark-end text:name="_Структура__PDU_протокола определени"/><text:s/><text:span text:style-name="T3">PDU</text:span> протокола определения контракта абонента.</text:h>
            </text:list-item>
          </text:list>
        </text:list-item>
      </text:list>
      <text:p text:style-name="Text_20_body"/>
      <text:list xml:id="list36732613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Структура<text:span text:style-name="T3"> AbntContractRequest PDU (</text:span>тэг<text:span text:style-name="T3"> 0x06)</text:span></text:h>
                </text:list-item>
              </text:list>
            </text:list-item>
          </text:list>
        </text:list-item>
      </text:list>
      <text:p text:style-name="P25"/>
      <text:p text:style-name="Text_20_body">Данное <text:span text:style-name="T3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2">Поле</text:p>
          </table:table-cell>
          <table:table-cell table:style-name="Таблица14.A1" office:value-type="string">
            <text:p text:style-name="P32">Тип</text:p>
          </table:table-cell>
          <table:table-cell table:style-name="Таблица14.A1" office:value-type="string">
            <text:p text:style-name="P32">Длина</text:p>
          </table:table-cell>
          <table:table-cell table:style-name="Таблица14.D1" office:value-type="string">
            <text:p text:style-name="P32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2"><text:s/><text:span text:style-name="T3">useCache</text:span></text:p>
          </table:table-cell>
          <table:table-cell table:style-name="Таблица14.A2" office:value-type="string">
            <text:p text:style-name="P34">Bool</text:p>
          </table:table-cell>
          <table:table-cell table:style-name="Таблица14.A2" office:value-type="string">
            <text:p text:style-name="P34">1</text:p>
          </table:table-cell>
          <table:table-cell table:style-name="Таблица14.D2" office:value-type="string">
            <text:p text:style-name="P32">флаг, разрешающий <text:span text:style-name="T3">INMan</text:span>-у <text:s/>взять информацию о контракте из кэша. При <text:span text:style-name="T3">false</text:span> значении, <text:span text:style-name="T3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3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2"><text:span text:style-name="T3">s</text:span><text:span text:style-name="T3">ubscriberNumber</text:span></text:p>
          </table:table-cell>
          <table:table-cell table:style-name="Таблица14.A2" office:value-type="string">
            <text:p text:style-name="P34">VarString</text:p>
          </table:table-cell>
          <table:table-cell table:style-name="Таблица14.A2" office:value-type="string">
            <text:p text:style-name="P34">1 – 21</text:p>
          </table:table-cell>
          <table:table-cell table:style-name="Таблица14.D2" office:value-type="string">
            <text:p text:style-name="P32">номер абонента</text:p>
          </table:table-cell>
        </table:table-row>
      </table:table>
      <text:p text:style-name="P25"/>
      <text:p text:style-name="P25"/>
      <text:list xml:id="list155925845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3"> AbntContractResult PDU (</text:span>тэг<text:span text:style-name="T3"> 0x07)</text:span></text:h>
                </text:list-item>
              </text:list>
            </text:list-item>
          </text:list>
        </text:list-item>
      </text:list>
      <text:p text:style-name="P25"/>
      <text:p text:style-name="Text_20_body">Данное <text:span text:style-name="T3">PDU</text:span> содержит ответ <text:span text:style-name="T3">INMan</text:span>-<text:span text:style-name="T3">a</text:span> с контрактом абонента, и параметрами обслуживающей <text:span text:style-name="T3">IN</text:span>-платформы, если таковая есть.</text:p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2">Поле</text:p>
          </table:table-cell>
          <table:table-cell table:style-name="Таблица15.A1" office:value-type="string">
            <text:p text:style-name="P32">Тип</text:p>
          </table:table-cell>
          <table:table-cell table:style-name="Таблица15.A1" office:value-type="string">
            <text:p text:style-name="P32">Длина</text:p>
          </table:table-cell>
          <table:table-cell table:style-name="Таблица15.D1" office:value-type="string">
            <text:p text:style-name="P32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2">nmPolicy</text:p>
          </table:table-cell>
          <table:table-cell table:style-name="Таблица15.A2" office:value-type="string">
            <text:p text:style-name="P34">VarString</text:p>
          </table:table-cell>
          <table:table-cell table:style-name="Таблица15.A2" office:value-type="string">
            <text:p text:style-name="P32">1 .. <text:span text:style-name="T3">N</text:span></text:p>
          </table:table-cell>
          <table:table-cell table:style-name="Таблица15.D2" office:value-type="string">
            <text:p text:style-name="P32">имя ‘политики абонента’, которое было использовано <text:span text:style-name="T3">INMan</text:span>-ом для определения контракта; нулевая длина означает, что был использован кэш.</text:p>
          </table:table-cell>
        </table:table-row>
        <text:soft-page-break/>
        <table:table-row table:style-name="Таблица15.1">
          <table:table-cell table:style-name="Таблица15.A2" office:value-type="string">
            <text:p text:style-name="P32"><text:s/><text:span text:style-name="T3">cntrType</text:span></text:p>
          </table:table-cell>
          <table:table-cell table:style-name="Таблица15.A2" office:value-type="string">
            <text:p text:style-name="P32"><text:span text:style-name="T3">UInt</text:span><text:span text:style-name="T3">8</text:span></text:p>
          </table:table-cell>
          <table:table-cell table:style-name="Таблица15.A2" office:value-type="string">
            <text:p text:style-name="P34">1</text:p>
          </table:table-cell>
          <table:table-cell table:style-name="Таблица15.D2" office:value-type="string">
            <text:p text:style-name="P32">тип контракта:</text:p>
            <text:p text:style-name="P29">0<text:span text:style-name="T3">x</text:span>00 – <text:span text:style-name="T3">unknown</text:span> или контракт не удалось определить из-за ошибки (см. код в <text:span text:style-name="T3">serviceKeyOrError</text:span>)</text:p>
            <text:p text:style-name="P29"><text:span text:style-name="T3">0</text:span><text:span text:style-name="T3">x01 – postpaid,</text:span></text:p>
            <text:p text:style-name="P29">0<text:span text:style-name="T3">x</text:span>02 – <text:span text:style-name="T3">prepaid</text:span>(обслуживается <text:span text:style-name="T3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4">gsmSCFAddress</text:p>
          </table:table-cell>
          <table:table-cell table:style-name="Таблица15.A2" office:value-type="string">
            <text:p text:style-name="P34">VarString</text:p>
          </table:table-cell>
          <table:table-cell table:style-name="Таблица15.A2" office:value-type="string">
            <text:p text:style-name="P34">1 – 21</text:p>
          </table:table-cell>
          <table:table-cell table:style-name="Таблица15.D2" office:value-type="string">
            <text:p text:style-name="P32"><text:span text:style-name="T3">ISDN</text:span> адрес <text:span text:style-name="T3">IN</text:span>-платформы в виде “<text:span text:style-name="T3">Ton</text:span> <text:span text:style-name="T16">.</text:span> <text:span text:style-name="T3">Npi</text:span>. <text:span text:style-name="T3">Address</text:span>”</text:p>
            <text:p text:style-name="P29">для <text:span text:style-name="T3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2"><text:span text:style-name="T3">serviceKey</text:span><text:span text:style-name="T3">OrError</text:span></text:p>
          </table:table-cell>
          <table:table-cell table:style-name="Таблица15.A2" office:value-type="string">
            <text:p text:style-name="P32"><text:span text:style-name="T3">Uint</text:span>32</text:p>
          </table:table-cell>
          <table:table-cell table:style-name="Таблица15.A2" office:value-type="string">
            <text:p text:style-name="P32">4</text:p>
          </table:table-cell>
          <table:table-cell table:style-name="Таблица15.D2" office:value-type="string">
            <text:p text:style-name="P32">если <text:s/><text:span text:style-name="T3">gsmSCFAddress</text:span> <text:s/>задан, то идентификатор сервиса <text:span text:style-name="T3">IN</text:span>-платформы для отправки <text:span text:style-name="T3">SMS</text:span>, иначе код ошибки <text:span text:style-name="T3">INMan</text:span>-<text:span text:style-name="T3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4">abImsi</text:p>
          </table:table-cell>
          <table:table-cell table:style-name="Таблица15.A2" office:value-type="string">
            <text:p text:style-name="P34">VarString</text:p>
          </table:table-cell>
          <table:table-cell table:style-name="Таблица15.A2" office:value-type="string">
            <text:p text:style-name="P34">1 -- 17</text:p>
          </table:table-cell>
          <table:table-cell table:style-name="Таблица15.D2" office:value-type="string">
            <text:p text:style-name="P32"><text:span text:style-name="T3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4">errMsg</text:p>
          </table:table-cell>
          <table:table-cell table:style-name="Таблица15.A2" office:value-type="string">
            <text:p text:style-name="P34">VarString</text:p>
          </table:table-cell>
          <table:table-cell table:style-name="Таблица15.A2" office:value-type="string">
            <text:p text:style-name="P32">1 .. <text:span text:style-name="T3">N</text:span></text:p>
          </table:table-cell>
          <table:table-cell table:style-name="Таблица15.D2" office:value-type="string">
            <text:p text:style-name="P32">описание ошибки или один нулевой байт</text:p>
          </table:table-cell>
        </table:table-row>
      </table:table>
      <text:p text:style-name="Text_20_body"/>
      <text:p text:style-name="Text_20_body"/>
      <text:list xml:id="list1186386081" text:continue-numbering="true" text:style-name="Outline">
        <text:list-item>
          <text:h text:style-name="Heading_20_1" text:outline-level="1"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3">CSV</text:span> файла для генерации <text:span text:style-name="T3">CDR</text:span> записей.</text:h>
        </text:list-item>
      </text:list>
      <text:p text:style-name="Text_20_body"><text:span text:style-name="T3">CSV</text:span> (от англ. <text:span text:style-name="T3">comma</text:span> <text:span text:style-name="T3">separated</text:span> <text:span text:style-name="T3">values</text:span>) представляет из себя обыкновенный текстовый файл, в котором существует два типа строк:</text:p>
      <text:list xml:id="list682012146" text:style-name="WW8Num21">
        <text:list-item>
          <text:p text:style-name="P90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90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xml:id="list1678484718" text:continue-list="list1186386081" text:style-name="Outline">
        <text:list-item>
          <text:list>
            <text:list-item>
              <text:h text:style-name="Heading_20_2" text:outline-level="2"><text:s/>Типы и формат данных полей <text:span text:style-name="T3">CSV</text:span> файла.</text:h>
            </text:list-item>
          </text:list>
        </text:list-item>
      </text:list>
      <text:p text:style-name="Text_20_body"/>
      <text:p text:style-name="Text_20_body">Для полей <text:span text:style-name="T3">CSV</text:span> файла используются следующие типы данных</text:p>
      <text:list xml:id="list1122834140" text:style-name="WW8Num19">
        <text:list-item>
          <text:p text:style-name="P91"><text:span text:style-name="T3">U</text:span><text:span text:style-name="T3">Int</text:span>[8|32|64|] – беззнаковые целые с различным максимальными значениями (8, 32, 64 <text:span text:style-name="T3">bits</text:span>), записываются <text:s/>как строка содержащая только десятичные символы (‘0’ – ‘9’)</text:p>
        </text:list-item>
        <text:list-item>
          <text:p text:style-name="P91"><text:span text:style-name="T3">DateString</text:span> <text:s text:c="7"/>- <text:s/>дата и время, записывается как строчка в виде <text:s/><text:span text:style-name="T3">DD</text:span><text:span text:style-name="T16">.</text:span><text:span text:style-name="T3">MM</text:span><text:span text:style-name="T16">.</text:span><text:span text:style-name="T3">YYYY</text:span> <text:span text:style-name="T3">HH</text:span><text:span text:style-name="T16">:</text:span><text:span text:style-name="T3">MM</text:span><text:span text:style-name="T16">:</text:span><text:span text:style-name="T3">SS</text:span> например 17.05.2007 09:53:28</text:p>
        </text:list-item>
        <text:list-item>
          <text:p text:style-name="P91"><text:span text:style-name="T3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91"><text:span text:style-name="T3">AddrString</text:span> <text:s text:c="6"/>- <text:span text:style-name="T3">ISDN</text:span> <text:s/>адрес, записывается как строчка в кавычках в <text:s/>виде: “<text:span text:style-name="T16">.</text:span><text:span text:style-name="T3">Ton</text:span><text:span text:style-name="T16">.</text:span><text:span text:style-name="T3">Npi</text:span><text:span text:style-name="T16">.</text:span><text:span text:style-name="T3">Signals</text:span>”, например: ".1.1.79139343290" </text:p>
        </text:list-item>
        <text:list-item>
          <text:p text:style-name="P91"><text:span text:style-name="T3">CString</text:span><text:tab/><text:tab/> <text:s text:c="3"/>- просто строчка в кавычках, содержащая <text:span text:style-name="T3">ASCII</text:span> символы, например<text:line-break/> "sibinco.sms &gt; plmn.kem"</text:p>
        </text:list-item>
      </text:list>
      <text:p text:style-name="P29"/>
      <text:list xml:id="list1049955120" text:continue-list="list1678484718" text:style-name="Outline">
        <text:list-item>
          <text:list>
            <text:list-item>
              <text:h text:style-name="Heading_20_2" text:outline-level="2"><text:s/>Поля данных <text:span text:style-name="T3">CSV</text:span> файла.</text:h>
            </text:list-item>
          </text:list>
        </text:list-item>
      </text:list>
      <text:p text:style-name="P46"/>
      <text:p text:style-name="Text_20_body">В <text:span text:style-name="T3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32">Поле</text:p>
          </table:table-cell>
          <table:table-cell table:style-name="Таблица16.A1" office:value-type="string">
            <text:p text:style-name="P32">Соотв.Тип</text:p>
          </table:table-cell>
          <table:table-cell table:style-name="Таблица16.C1" office:value-type="string">
            <text:p text:style-name="P32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2">MSG_ID</text:p>
          </table:table-cell>
          <table:table-cell table:style-name="Таблица16.A2" office:value-type="string">
            <text:p text:style-name="P32"><text:span text:style-name="T3">UInt</text:span>64</text:p>
          </table:table-cell>
          <table:table-cell table:style-name="Таблица16.C2" office:value-type="string">
            <text:p text:style-name="P32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4">RECORD_TYPE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тип <text:span text:style-name="T3">CDR</text:span> записи: 0 (<text:span text:style-name="T3">ordinary</text:span>)– обыкновенная доставка, 1 (<text:span text:style-name="T3">diverted</text:span>)- сообщение доставлено с переадресацией (см <text:span text:style-name="T3">DIVERTED</text:span>_<text:span text:style-name="T3">FOR</text:span>)</text:p>
          </table:table-cell>
        </table:table-row>
        <text:soft-page-break/>
        <table:table-row table:style-name="Таблица16.1">
          <table:table-cell table:style-name="Таблица16.A2" office:value-type="string">
            <text:p text:style-name="P34">MEDIA_TYPE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4">BEARER_TYPE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тип носителя сообщения: 0 – <text:span text:style-name="T3">SMS</text:span>, 1 - <text:span text:style-name="T3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4">SUBMIT</text:p>
          </table:table-cell>
          <table:table-cell table:style-name="Таблица16.A2" office:value-type="string">
            <text:p text:style-name="P34">DateString</text:p>
          </table:table-cell>
          <table:table-cell table:style-name="Таблица16.C2" office:value-type="string">
            <text:p text:style-name="P32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4">FINALIZED</text:p>
          </table:table-cell>
          <table:table-cell table:style-name="Таблица16.A2" office:value-type="string">
            <text:p text:style-name="P34">DateString</text:p>
          </table:table-cell>
          <table:table-cell table:style-name="Таблица16.C2" office:value-type="string">
            <text:p text:style-name="P32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4">STATUS</text:p>
          </table:table-cell>
          <table:table-cell table:style-name="Таблица16.A2" office:value-type="string">
            <text:p text:style-name="P32"><text:span text:style-name="T3">UInt</text:span>32</text:p>
          </table:table-cell>
          <table:table-cell table:style-name="Таблица16.C2" office:value-type="string">
            <text:p text:style-name="P32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4">SRC_ADDR</text:p>
          </table:table-cell>
          <table:table-cell table:style-name="Таблица16.A2" office:value-type="string">
            <text:p text:style-name="P34">AddrString</text:p>
          </table:table-cell>
          <table:table-cell table:style-name="Таблица16.C2" office:value-type="string">
            <text:p text:style-name="P32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4">SRC_IMSI</text:p>
          </table:table-cell>
          <table:table-cell table:style-name="Таблица16.A2" office:value-type="string">
            <text:p text:style-name="P34">NumString</text:p>
          </table:table-cell>
          <table:table-cell table:style-name="Таблица16.C2" office:value-type="string">
            <text:p text:style-name="P32"><text:span text:style-name="T3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4">SRC_MSC</text:p>
          </table:table-cell>
          <table:table-cell table:style-name="Таблица16.A2" office:value-type="string">
            <text:p text:style-name="P34">AddrString</text:p>
          </table:table-cell>
          <table:table-cell table:style-name="Таблица16.C2" office:value-type="string">
            <text:p text:style-name="P32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4">SRC_SME_ID</text:p>
          </table:table-cell>
          <table:table-cell table:style-name="Таблица16.A2" office:value-type="string">
            <text:p text:style-name="P34">CString</text:p>
          </table:table-cell>
          <table:table-cell table:style-name="Таблица16.C2" office:value-type="string">
            <text:p text:style-name="P32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4">DST_ADDR</text:p>
          </table:table-cell>
          <table:table-cell table:style-name="Таблица16.A2" office:value-type="string">
            <text:p text:style-name="P34">AddrString</text:p>
          </table:table-cell>
          <table:table-cell table:style-name="Таблица16.C2" office:value-type="string">
            <text:p text:style-name="P32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4">DST_IMSI</text:p>
          </table:table-cell>
          <table:table-cell table:style-name="Таблица16.A2" office:value-type="string">
            <text:p text:style-name="P34">NumString</text:p>
          </table:table-cell>
          <table:table-cell table:style-name="Таблица16.C2" office:value-type="string">
            <text:p text:style-name="P32"><text:span text:style-name="T3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4">DST_MSC</text:p>
          </table:table-cell>
          <table:table-cell table:style-name="Таблица16.A2" office:value-type="string">
            <text:p text:style-name="P34">AddrString</text:p>
          </table:table-cell>
          <table:table-cell table:style-name="Таблица16.C2" office:value-type="string">
            <text:p text:style-name="P32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4">DST_SME_ID</text:p>
          </table:table-cell>
          <table:table-cell table:style-name="Таблица16.A2" office:value-type="string">
            <text:p text:style-name="P34">CString</text:p>
          </table:table-cell>
          <table:table-cell table:style-name="Таблица16.C2" office:value-type="string">
            <text:p text:style-name="P32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4">DIVERTED_FOR</text:p>
          </table:table-cell>
          <table:table-cell table:style-name="Таблица16.A2" office:value-type="string">
            <text:p text:style-name="P34">AddrString</text:p>
          </table:table-cell>
          <table:table-cell table:style-name="Таблица16.C2" office:value-type="string">
            <text:p text:style-name="P32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4">ROUTE_ID</text:p>
          </table:table-cell>
          <table:table-cell table:style-name="Таблица16.A2" office:value-type="string">
            <text:p text:style-name="P34">CString</text:p>
          </table:table-cell>
          <table:table-cell table:style-name="Таблица16.C2" office:value-type="string">
            <text:p text:style-name="P32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4">SERVICE_ID</text:p>
          </table:table-cell>
          <table:table-cell table:style-name="Таблица16.A2" office:value-type="string">
            <text:p text:style-name="P34">UInt32</text:p>
          </table:table-cell>
          <table:table-cell table:style-name="Таблица16.C2" office:value-type="string">
            <text:p text:style-name="P32">идентификатор услуги (из маршрута), в случае <text:span text:style-name="T3">SMS</text:span> <text:span text:style-name="T3">Extra</text:span> - сервис код пакета услуг <text:span text:style-name="T3">SMS</text:span> <text:span text:style-name="T3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4">SERVICE_TYPE</text:p>
          </table:table-cell>
          <table:table-cell table:style-name="Таблица16.A2" office:value-type="string">
            <text:p text:style-name="P34">CString</text:p>
          </table:table-cell>
          <table:table-cell table:style-name="Таблица16.C2" office:value-type="string">
            <text:p text:style-name="P32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4">USER_MSG_REF</text:p>
          </table:table-cell>
          <table:table-cell table:style-name="Таблица16.A21" office:value-type="string">
            <text:p text:style-name="P34">UInt32</text:p>
          </table:table-cell>
          <table:table-cell table:style-name="Таблица16.C21" office:value-type="string">
            <text:p text:style-name="P32">пользовательский идентификатор сообщения <text:span text:style-name="T3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4">DATA_LENGTH</text:p>
          </table:table-cell>
          <table:table-cell table:style-name="Таблица16.A2" office:value-type="string">
            <text:p text:style-name="P34">UInt32</text:p>
          </table:table-cell>
          <table:table-cell table:style-name="Таблица16.C2" office:value-type="string">
            <text:p text:style-name="P32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4">PARTS_NUM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4">SMSX_SRV</text:p>
          </table:table-cell>
          <table:table-cell table:style-name="Таблица16.A2" office:value-type="string">
            <text:p text:style-name="P34">UInt32</text:p>
          </table:table-cell>
          <table:table-cell table:style-name="Таблица16.C2" office:value-type="string">
            <text:p text:style-name="P32">маска пакета услуг <text:span text:style-name="T3">SMS</text:span> <text:span text:style-name="T3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4">CONTRACT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тип контракта абонента:</text:p>
            <text:p text:style-name="P29">0<text:span text:style-name="T3">x</text:span>00 – <text:span text:style-name="T3">unknown</text:span> или контракт не удалось определить из-за ошибки </text:p>
            <text:p text:style-name="P29"><text:span text:style-name="T3">0</text:span><text:span text:style-name="T3">x01 – postpaid,</text:span></text:p>
            <text:p text:style-name="P29">0<text:span text:style-name="T3">x</text:span>02 – <text:span text:style-name="T3">prepaid</text:span>(обслуживается <text:span text:style-name="T3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4">CHARGE</text:p>
          </table:table-cell>
          <table:table-cell table:style-name="Таблица16.A2" office:value-type="string">
            <text:p text:style-name="P34">UInt8</text:p>
          </table:table-cell>
          <table:table-cell table:style-name="Таблица16.C2" office:value-type="string">
            <text:p text:style-name="P32">тип тарификации (см. <text:a xlink:type="simple" xlink:href="#_Логика_тарификации"><text:span text:style-name="Internet_20_link">Логика и режимы тарификации.</text:span></text:a>):</text:p>
            <text:p text:style-name="P29">0 - <text:span text:style-name="T3">ON</text:span>_<text:span text:style-name="T3">SUBMIT</text:span> – тарификация посылки сообщения,</text:p>
            <text:p text:style-name="P29">1 - <text:span text:style-name="T3">ON</text:span>_<text:span text:style-name="T3">DELIVERY</text:span> (по умолчанию) – тарификация доставки сообщения,</text:p>
            <text:p text:style-name="P29">2 - <text:span text:style-name="T3">ON</text:span>_<text:span text:style-name="T3">DATA</text:span>_<text:span text:style-name="T3">COLLECTED</text:span> – тарификация доставки сообщения, у которого предварительно была протарифицирована посылка.</text:p>
          </table:table-cell>
        </table:table-row>
        <table:table-row table:style-name="Таблица16.1">
          <table:table-cell table:style-name="Таблица16.A2" office:value-type="string">
            <text:p text:style-name="P32"><text:span text:style-name="T3">IN</text:span>_<text:span text:style-name="T3">BILL</text:span></text:p>
          </table:table-cell>
          <table:table-cell table:style-name="Таблица16.A2" office:value-type="string">
            <text:p text:style-name="P32"><text:span text:style-name="T3">UInt</text:span>8</text:p>
          </table:table-cell>
          <table:table-cell table:style-name="Таблица16.C2" office:value-type="string">
            <text:p text:style-name="P32">флаг проведения тарификации через <text:span text:style-name="T3">IN</text:span> платформу:</text:p>
            <text:p text:style-name="P29">0 – нет,</text:p>
            <text:p text:style-name="P29">1 – да</text:p>
          </table:table-cell>
        </table:table-row>
      </table:table>
      <text:p text:style-name="P29"/>
      <text:p text:style-name="P29"/>
      <text:list xml:id="list2175659255" text:continue-numbering="true" text:style-name="Outline">
        <text:list-item>
          <text:h text:style-name="Heading_20_1" text:outline-level="1"><text:soft-page-break/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3">INMan</text:span>-а.</text:h>
        </text:list-item>
      </text:list>
      <text:p text:style-name="Text_20_body"/>
      <text:p text:style-name="Text_20_body">При старте <text:span text:style-name="T3">INMan</text:span> считывает параметры инициализации из файла конфигурации. Этот файл является <text:span text:style-name="T3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6">section</text:span> внутри документа. Ниже приведен пример конфигурационного файла с одним корневым параметром <text:span text:style-name="T7">version</text:span> и параметром <text:span text:style-name="T13">maxBillings</text:span> внутри секции <text:span text:style-name="T7">Billing</text:span>.</text:p>
      <text:p text:style-name="P64"><text:span text:style-name="T16">Начало</text:span><text:span text:style-name="T4"> </text:span><text:span text:style-name="T16">файла</text:span></text:p>
      <text:p text:style-name="P65">&lt;?xml version="1.0" encoding="ISO-8859-1"?&gt;</text:p>
      <text:p text:style-name="P65">&lt;!DOCTYPE config SYSTEM "file://configuration.dtd"&gt;</text:p>
      <text:p text:style-name="P65">&lt;config&gt;</text:p>
      <text:p text:style-name="P64"><text:span text:style-name="T3"><text:s text:c="2"/>&lt;param name="</text:span><text:span text:style-name="T3">version" type="string"&gt;0.7.0&lt;/param&gt;</text:span></text:p>
      <text:p text:style-name="P64"><text:span text:style-name="T3"><text:s text:c="2"/></text:span><text:span text:style-name="T3">&lt;section name="Billing"&gt;</text:span></text:p>
      <text:p text:style-name="P65"><text:s text:c="4"/>&lt;param name="maxBillings" type="int"&gt;500&lt;/param&gt;</text:p>
      <text:p text:style-name="P64"><text:span text:style-name="T3"><text:s text:c="2"/></text:span>&lt;/section&gt; <text:s/></text:p>
      <text:p text:style-name="P64">&lt;/config&gt;</text:p>
      <text:p text:style-name="P66">Конец файла</text:p>
      <text:p text:style-name="Text_20_body"/>
      <text:p text:style-name="Text_20_body">Логически <text:span text:style-name="T3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xml:id="list951056176" text:continue-numbering="true" text:style-name="Outline">
        <text:list-item>
          <text:list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3">INMan-a</text:span> следующие:</text:p>
      <text:list xml:id="list723729092" text:style-name="WW8Num42">
        <text:list-item>
          <text:p text:style-name="P92">сервис тарификации (только тарификация <text:span text:style-name="T3">SMS</text:span>/<text:span text:style-name="T3">USSD</text:span> сообщений, работа с сигнальной сетью)</text:p>
        </text:list-item>
        <text:list-item>
          <text:p text:style-name="P92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92"><text:span text:style-name="T3">backup</text:span> архиватор <text:span text:style-name="T3">CDR</text:span>-ов (работа без сигнальной сети, создание <text:span text:style-name="T3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3">INMan</text:span>-<text:span text:style-name="T3">a</text:span> под кокретные нужды, начиная с версии 0.7.0 <text:span text:style-name="T3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3">INMan</text:span>-<text:span text:style-name="T3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3">UId</text:span>) и может быть либо встроен в <text:span text:style-name="T3">INMan</text:span>, либо динамически загружен при его старте.</text:p>
      <text:p text:style-name="Text_20_body">Функционально все сервисы подразделяются на две группы :</text:p>
      <text:list xml:id="list1200392521" text:style-name="WW8Num11">
        <text:list-item>
          <text:p text:style-name="P93">сервисы верхнего уровня (<text:span text:style-name="T3">topLevel</text:span>) – непосредственно обслуживают клиентов <text:span text:style-name="T3">INMan</text:span>-<text:span text:style-name="T3">a</text:span></text:p>
        </text:list-item>
        <text:list-item>
          <text:p text:style-name="P93">разделяемые сервисы (<text:span text:style-name="T3">shared</text:span>)– обслуживают другие сервисы.</text:p>
        </text:list-item>
      </text:list>
      <text:p text:style-name="Text_20_body"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3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P19"><text:soft-page-break/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3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3">icsTCPServer<text:line-break/></text:span>(<text:span text:style-name="T3">shared</text:span>)</text:p>
          </table:table-cell>
          <table:table-cell table:style-name="Таблица17.A2" office:value-type="string">
            <text:p text:style-name="P56"><text:a xlink:type="simple" xlink:href="#_Параметры_секции_Host_(сервис icsTC"><text:span text:style-name="Internet_20_link"><text:span text:style-name="T6">Host</text:span></text:span></text:a></text:p>
          </table:table-cell>
          <table:table-cell table:style-name="Таблица17.A2" office:value-type="string">
            <text:p text:style-name="P34">Prelinked</text:p>
          </table:table-cell>
          <table:table-cell table:style-name="Таблица17.D2" office:value-type="string">
            <text:p text:style-name="P32">Обслуживает <text:span text:style-name="T3">TCP</text:span> соединения клиентов <text:span text:style-name="T3">INMan</text:span>-<text:span text:style-name="T3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3">icsAbntCache</text:span><text:span text:style-name="T7"><text:line-break/></text:span>(<text:span text:style-name="T3">shared</text:span>)</text:p>
          </table:table-cell>
          <table:table-cell table:style-name="Таблица17.A2" office:value-type="string">
            <text:p text:style-name="P56"><text:a xlink:type="simple" xlink:href="#_Параметры_секции_AbonentsCache_(сер"><text:span text:style-name="Internet_20_link"><text:span text:style-name="T6">AbonentsCache</text:span></text:span></text:a></text:p>
          </table:table-cell>
          <table:table-cell table:style-name="Таблица17.A2" office:value-type="string">
            <text:p text:style-name="P34">dynamic (libinman_ics_abcache.so)</text:p>
          </table:table-cell>
          <table:table-cell table:style-name="Таблица17.D2" office:value-type="string">
            <text:p text:style-name="P32">Кэш данных об абонентах (контракт, <text:span text:style-name="T3">IN</text:span>-платформы, <text:span text:style-name="T3">etc</text:span>) </text:p>
          </table:table-cell>
        </table:table-row>
        <table:table-row table:style-name="Таблица17.1">
          <table:table-cell table:style-name="Таблица17.A2" office:value-type="string">
            <text:p text:style-name="P59">icsTCAPDisp</text:p>
            <text:p text:style-name="Table_20_Text">(<text:span text:style-name="T3">shared</text:span>)</text:p>
          </table:table-cell>
          <table:table-cell table:style-name="Таблица17.A2" office:value-type="string">
            <text:p text:style-name="P56"><text:a xlink:type="simple" xlink:href="#_Параметры_секции_SS7."><text:span text:style-name="Internet_20_link"><text:span text:style-name="T6">SS7</text:span></text:span></text:a></text:p>
          </table:table-cell>
          <table:table-cell table:style-name="Таблица17.A2" office:value-type="string">
            <text:p text:style-name="P32"><text:span text:style-name="T3">d</text:span><text:span text:style-name="T3">ynamic (libinman_ics_tcapdsp.so)</text:span></text:p>
          </table:table-cell>
          <table:table-cell table:style-name="Таблица17.D2" office:value-type="string">
            <text:p text:style-name="P32">Предоставляет <text:span text:style-name="T3">TCAP</text:span> <text:span text:style-name="T3">API</text:span> для взаимодействия с элементами сигнальной сети, интегрируется <text:s/>с <text:span text:style-name="T3">SS</text:span>7 стэком <text:span text:style-name="T3">TietoEnator</text:span>.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3">icsIAPManager</text:span><text:span text:style-name="T7"><text:line-break/></text:span>(<text:span text:style-name="T3">shared</text:span>)</text:p>
          </table:table-cell>
          <table:table-cell table:style-name="Таблица17.A2" office:value-type="string">
            <text:p text:style-name="P57"><text:a xlink:type="simple" xlink:href="#_Параметры_секции_AbonentPolicies."><text:span text:style-name="Internet_20_link"><text:span text:style-name="T6">AbonentPolicies</text:span></text:span></text:a><text:span text:style-name="T12"><text:line-break/></text:span><text:span text:style-name="T6">(</text:span><text:span text:style-name="T12">+ </text:span><text:a xlink:type="simple" xlink:href="#_Параметры_секции_IN-Platforms._1"><text:span text:style-name="Internet_20_link"><text:span text:style-name="T6">IN</text:span></text:span></text:a><text:a xlink:type="simple" xlink:href="#_Параметры_секции_IN-Platforms._1"><text:span text:style-name="Internet_20_link"><text:span text:style-name="T12">-</text:span></text:span></text:a><text:a xlink:type="simple" xlink:href="#_Параметры_секции_IN-Platforms._1"><text:span text:style-name="Internet_20_link"><text:span text:style-name="T6">platforms</text:span></text:span></text:a><text:span text:style-name="T6">,</text:span><text:span text:style-name="T12">, <text:line-break/></text:span><text:a xlink:type="simple" xlink:href="#_Параметры_секции_DataProvider."><text:span text:style-name="Internet_20_link"><text:span text:style-name="T6">AbonentProviders</text:span></text:span></text:a><text:span text:style-name="T12"> </text:span><text:span text:style-name="T6">)</text:span></text:p>
          </table:table-cell>
          <table:table-cell table:style-name="Таблица17.A2" office:value-type="string">
            <text:p text:style-name="P32"><text:span text:style-name="T3">d</text:span><text:span text:style-name="T3">ynamic (libinman_ics_iapmgr.so)</text:span></text:p>
          </table:table-cell>
          <table:table-cell table:style-name="Таблица17.D2" office:value-type="string">
            <text:p text:style-name="P32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3">icsSmBilling</text:span><text:span text:style-name="T7"><text:line-break/></text:span><text:span text:style-name="T3">(topLevel)</text:span></text:p>
          </table:table-cell>
          <table:table-cell table:style-name="Таблица17.A2" office:value-type="string">
            <text:p text:style-name="P56"><text:a xlink:type="simple" xlink:href="#_Параметры_секции_Billing."><text:span text:style-name="Internet_20_link"><text:span text:style-name="T6">Billing</text:span></text:span></text:a></text:p>
          </table:table-cell>
          <table:table-cell table:style-name="Таблица17.A2" office:value-type="string">
            <text:p text:style-name="P32"><text:span text:style-name="T3">d</text:span><text:span text:style-name="T3">ynamic (libinman_ics_smbill.so)</text:span></text:p>
          </table:table-cell>
          <table:table-cell table:style-name="Таблица17.D2" office:value-type="string">
            <text:p text:style-name="P32">Сервис тарификации <text:span text:style-name="T3">SMS</text:span>/<text:span text:style-name="T3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7">icsAbntDetector</text:span><text:span text:style-name="T7"><text:line-break/></text:span><text:span text:style-name="T3">(topLevel)</text:span></text:p>
          </table:table-cell>
          <table:table-cell table:style-name="Таблица17.A2" office:value-type="string">
            <text:p text:style-name="P56"><text:s/><text:a xlink:type="simple" xlink:href="#_Параметры_секции_AbonentDetector_(с"><text:span text:style-name="Internet_20_link"><text:span text:style-name="T6">AbonentDetector</text:span></text:span></text:a></text:p>
          </table:table-cell>
          <table:table-cell table:style-name="Таблица17.A2" office:value-type="string">
            <text:p text:style-name="P32"><text:span text:style-name="T3">d</text:span><text:span text:style-name="T3">ynamic (libinman_ics_abdtcr.so)</text:span></text:p>
          </table:table-cell>
          <table:table-cell table:style-name="Таблица17.D2" office:value-type="string">
            <text:p text:style-name="P40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</table:table>
      <text:p text:style-name="Caption_20__28_user_29_"/>
      <text:list xml:id="list463233173" text:continue-list="list951056176" text:style-name="Outline">
        <text:list-item>
          <text:list>
            <text:list-item>
              <text:h text:style-name="Heading_20_2" text:outline-level="2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3">INMan</text:span>-<text:span text:style-name="T3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3"><text:line-break/>(</text:span>по умолчанию<text:span text:style-name="T3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Структура_секции_Services."><text:span text:style-name="Internet_20_link"><text:span text:style-name="T6">Services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задаёт требуемые <text:span text:style-name="T3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Host_(сервис icsTC"><text:span text:style-name="Internet_20_link"><text:span text:style-name="T6">Host</text:span></text:span></text:a></text:p>
          </table:table-cell>
          <table:table-cell table:style-name="Таблица18.A2" office:value-type="string">
            <text:p text:style-name="P32">обязательная</text:p>
          </table:table-cell>
          <table:table-cell table:style-name="Таблица18.C2" office:value-type="string">
            <text:p text:style-name="P32"/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Billing."><text:span text:style-name="Internet_20_link"><text:span text:style-name="T6">Billing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тарификация <text:s/><text:span text:style-name="T3">SMS</text:span>/<text:span text:style-name="T3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Detector_(с"><text:span text:style-name="Internet_20_link"><text:span text:style-name="T6">AbonentDetector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SS7."><text:span text:style-name="Internet_20_link"><text:span text:style-name="T6">SS7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интеграция с <text:span text:style-name="T3">SS</text:span>7 стэком <text:span text:style-name="T3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Шаблон_секции_TCAPUser"><text:span text:style-name="Internet_20_link"><text:span text:style-name="T6">TCAPUser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параметры работы с <text:span text:style-name="T3">TCAP</text:span> <text:span text:style-name="T3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sCache_(сер"><text:span text:style-name="Internet_20_link"><text:span text:style-name="T6">AbonentsCache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Policies."><text:span text:style-name="Internet_20_link"><text:span text:style-name="T6">AbonentPolicies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определения <text:span text:style-name="T3">‘</text:span>политик абонентов<text:span text:style-name="T3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IN-Platforms._1"><text:span text:style-name="Internet_20_link"><text:span text:style-name="T6">IN-platforms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конфигурации известных <text:span text:style-name="T3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DataProvider."><text:span text:style-name="Internet_20_link"><text:span text:style-name="T6">AbonentProviders</text:span></text:span></text:a></text:p>
          </table:table-cell>
          <table:table-cell table:style-name="Таблица18.A2" office:value-type="string">
            <text:p text:style-name="P32">опциональная</text:p>
          </table:table-cell>
          <table:table-cell table:style-name="Таблица18.C2" office:value-type="string">
            <text:p text:style-name="P32">конфигурации ‘провайдеров абонентов’</text:p>
          </table:table-cell>
        </table:table-row>
      </table:table>
      <text:p text:style-name="P66"/>
      <text:p text:style-name="Text_20_body"/>
      <text:list xml:id="list1792218636" text:continue-numbering="true" text:style-name="Outline">
        <text:list-item>
          <text:list>
            <text:list-item>
              <text:h text:style-name="Heading_20_2" text:outline-level="2"><text:soft-page-break/><text:s/><text:bookmark-start text:name="_Структура_секции_Services."/>Структура секции <text:bookmark-end text:name="_Структура_секции_Services."/><text:span text:style-name="T3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3"><text:s text:c="6"/><text:tab/><text:span text:style-name="T3">&lt;param name="SectionName" type="string"&gt;ICSIdent&lt;/param&gt;</text:span></text:p>
      <text:p text:style-name="P43">где </text:p>
      <text:list xml:id="list992090564" text:style-name="WW8Num25">
        <text:list-item>
          <text:p text:style-name="P99"><text:span text:style-name="T3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3">ICSIdent</text:span></text:p>
        </text:list-item>
        <text:list-item>
          <text:p text:style-name="P99"><text:span text:style-name="T3">ICSIdent</text:span> – строка, идентифицирующая сервис в одном из следующих форматов:</text:p>
        </text:list-item>
      </text:list>
      <text:list xml:id="list1926836330" text:style-name="WW8Num22">
        <text:list-item>
          <text:p text:style-name="P100"><text:span text:style-name="T3">uid</text:span>: <text:span text:style-name="T6">icsUId</text:span> – где <text:span text:style-name="T6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3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100"><text:span text:style-name="T3">dll</text:span>: <text:span text:style-name="T6">libname</text:span><text:span text:style-name="T12">.</text:span><text:span text:style-name="T6">so</text:span> – где <text:span text:style-name="T6">libname</text:span><text:span text:style-name="T12">.</text:span><text:span text:style-name="T6">so</text:span> имя динамической библиотеки желаемого сервиса.</text:p>
        </text:list-item>
      </text:list>
      <text:p text:style-name="P43"><text:span text:style-name="T7">NOTE</text:span><text:span text:style-name="T13">:</text:span><text:span text:style-name="T12"> Для единообразии файлов конфигурации на введенных в эксплуатацию инсталляциях рекомендуется использовать </text:span><text:span text:style-name="T6">ICSIdent</text:span><text:span text:style-name="T12"> вида 1, так как режим загрузки сервисов (</text:span><text:span text:style-name="T6">prelinked</text:span><text:span text:style-name="T12">/</text:span><text:span text:style-name="T6">dynamic</text:span><text:span text:style-name="T12">) может различаться для разных инсталляций.</text:span></text:p>
      <text:p text:style-name="Text_20_body">Пример<text:span text:style-name="T3">:</text:span></text:p>
      <text:p text:style-name="P25"><text:s text:c="2"/>&lt;section name="Services"&gt;</text:p>
      <text:p text:style-name="P25"><text:s text:c="4"/>&lt;param name="AbonentDetector" type="string"&gt;uid: icsAbntDetector&lt;/param&gt;</text:p>
      <text:p text:style-name="Text_20_body"><text:span text:style-name="T3"><text:s text:c="4"/>&lt;param name="</text:span><text:span text:style-name="T3">HostWAN" type="string"&gt;uid: icsTCPServer&lt;/param&gt;</text:span></text:p>
      <text:p text:style-name="P25"><text:s text:c="4"/>&lt;!-- Abonent contract type and gsmSCF params determination --&gt;</text:p>
      <text:p text:style-name="Text_20_body">&lt;/section&gt;</text:p>
      <text:p text:style-name="Text_20_body"/>
      <text:p text:style-name="Text_20_body">В данный варианте <text:span text:style-name="T3">INMan</text:span> запустит сервис определения контракта абонентов, а настройки для сервиса <text:span text:style-name="T3">icsTCPServer</text:span> возьмет из секции ‘<text:span text:style-name="T3">HostWAN</text:span>’, вместо секции по умолчанию ‘<text:span text:style-name="T3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3">&lt;section name="Services"&gt;</text:span></text:p>
      <text:p text:style-name="P25"><text:s text:c="4"/>&lt;param name="Billing" type="string"&gt;uid: icsSmBilling&lt;/param&gt;</text:p>
      <text:p text:style-name="Text_20_body"><text:span text:style-name="T3"><text:s text:c="2"/></text:span>&lt;/section&gt;</text:p>
      <text:p text:style-name="Text_20_body">Это сделано для совместимости с файлами конфигурации предыдущих версий <text:span text:style-name="T3">INMan</text:span>-<text:span text:style-name="T3">a</text:span>.</text:p>
      <text:p text:style-name="P66"/>
      <text:list xml:id="list1239556787" text:continue-list="list1792218636" text:style-name="Outline">
        <text:list-item>
          <text:list>
            <text:list-item>
              <text:h text:style-name="Heading_20_2" text:outline-level="2"><text:s/><text:bookmark-start text:name="_Параметры_секции_Host_(сервис icsTC"/>Параметры секции <text:bookmark-end text:name="_Параметры_секции_Host_(сервис icsTC"/><text:span text:style-name="T3">Host</text:span> (сервис <text:span text:style-name="T14">icsTCPServer</text:span>).</text:h>
            </text:list-item>
          </text:list>
        </text:list-item>
      </text:list>
      <text:p text:style-name="P49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3">H</text:span><text:span text:style-name="T3">ost</text:span></text:p>
          </table:table-cell>
          <table:table-cell table:style-name="Таблица19.A2" office:value-type="string">
            <text:p text:style-name="P31">строка</text:p>
          </table:table-cell>
          <table:table-cell table:style-name="Таблица19.A2" office:value-type="string">
            <text:p text:style-name="P32">обязательный</text:p>
          </table:table-cell>
          <table:table-cell table:style-name="Таблица19.D2" office:value-type="string">
            <text:p text:style-name="P32"><text:span text:style-name="T3">DNS</text:span> имя или адрес хоста <text:span text:style-name="T3">INMan</text:span>-<text:span text:style-name="T3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3">P</text:span><text:span text:style-name="T3">ort</text:span></text:p>
          </table:table-cell>
          <table:table-cell table:style-name="Таблица19.A2" office:value-type="string">
            <text:p text:style-name="P31">целое</text:p>
          </table:table-cell>
          <table:table-cell table:style-name="Таблица19.A2" office:value-type="string">
            <text:p text:style-name="P32">обязательный</text:p>
          </table:table-cell>
          <table:table-cell table:style-name="Таблица19.D2" office:value-type="string">
            <text:p text:style-name="P32">Служебный порт <text:span text:style-name="T3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8">maxClients</text:p>
          </table:table-cell>
          <table:table-cell table:style-name="Таблица19.A2" office:value-type="string">
            <text:p text:style-name="P31">целое</text:p>
          </table:table-cell>
          <table:table-cell table:style-name="Таблица19.A2" office:value-type="string">
            <text:p text:style-name="P32">опциональный</text:p>
          </table:table-cell>
          <table:table-cell table:style-name="Таблица19.D2" office:value-type="string">
            <text:p text:style-name="P32">Максимальное количество клиентских соединений, по умолчанию: 3</text:p>
          </table:table-cell>
        </table:table-row>
      </table:table>
      <text:p text:style-name="Text_20_body"/>
      <text:list xml:id="list1723089917" text:continue-numbering="true" text:style-name="Outline">
        <text:list-item>
          <text:list>
            <text:list-item>
              <text:h text:style-name="Heading_20_2" text:outline-level="2"><text:soft-page-break/><text:s/><text:bookmark-start text:name="_Параметры_секции_AbonentsCache_(сер"/>Параметры секции <text:bookmark-end text:name="_Параметры_секции_AbonentsCache_(сер"/><text:span text:style-name="T6">AbonentsCache</text:span> (сервис <text:span text:style-name="T14">ics</text:span><text:span text:style-name="T8">AbntCache</text:span>).</text:h>
            </text:list-item>
          </text:list>
        </text:list-item>
      </text:list>
      <text:p text:style-name="P49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8">cacheRAM</text:p>
          </table:table-cell>
          <table:table-cell table:style-name="Таблица20.A2" office:value-type="string">
            <text:p text:style-name="P31">целое <text:s/>(<text:span text:style-name="T3">Mb</text:span>)</text:p>
          </table:table-cell>
          <table:table-cell table:style-name="Таблица20.A2" office:value-type="string">
            <text:p text:style-name="P31">обязательный</text:p>
          </table:table-cell>
          <table:table-cell table:style-name="Таблица20.D2" office:value-type="string">
            <text:p text:style-name="P38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3">cache</text:span><text:span text:style-name="T3">Dir</text:span></text:p>
          </table:table-cell>
          <table:table-cell table:style-name="Таблица20.A2" office:value-type="string">
            <text:p text:style-name="P31">строка</text:p>
          </table:table-cell>
          <table:table-cell table:style-name="Таблица20.A2" office:value-type="string">
            <text:p text:style-name="P31">обязательный</text:p>
          </table:table-cell>
          <table:table-cell table:style-name="Таблица20.D2" office:value-type="string">
            <text:p text:style-name="P38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3">cache</text:span><text:span text:style-name="T3">Expiration </text:span></text:p>
          </table:table-cell>
          <table:table-cell table:style-name="Таблица20.A2" office:value-type="string">
            <text:p text:style-name="P31">целое (минуты)<text:line-break/>[1 .. 65535]</text:p>
          </table:table-cell>
          <table:table-cell table:style-name="Таблица20.A2" office:value-type="string">
            <text:p text:style-name="P31">опциональный<text:line-break/>(<text:span text:style-name="T3">default</text:span>)</text:p>
          </table:table-cell>
          <table:table-cell table:style-name="Таблица20.D2" office:value-type="string">
            <text:p text:style-name="P38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3">cacheR</text:span><text:span text:style-name="T3">ecords</text:span></text:p>
          </table:table-cell>
          <table:table-cell table:style-name="Таблица20.A2" office:value-type="string">
            <text:p text:style-name="P31">целое</text:p>
          </table:table-cell>
          <table:table-cell table:style-name="Таблица20.A2" office:value-type="string">
            <text:p text:style-name="P31">опциональный<text:line-break/>(<text:span text:style-name="T3">default</text:span>)</text:p>
          </table:table-cell>
          <table:table-cell table:style-name="Таблица20.D2" office:value-type="string">
            <text:p text:style-name="P38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xml:id="list211592081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3">SS</text:span>7 (сервис <text:span text:style-name="T14">icsTC</text:span><text:span text:style-name="T8">A</text:span><text:span text:style-name="T14">P</text:span><text:span text:style-name="T8">Disp</text:span>).</text:h>
            </text:list-item>
          </text:list>
        </text:list-item>
      </text:list>
      <text:p text:style-name="P50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0">Секция предназначена для настройки подключения к <text:span text:style-name="T3">SS</text:span>7 стэку фирмы <text:span text:style-name="T3">Tieto</text:span>Е<text:span text:style-name="T3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8">ss7UserId</text:p>
          </table:table-cell>
          <table:table-cell table:style-name="Таблица21.A2" office:value-type="string">
            <text:p text:style-name="P31">целое<text:line-break/> ([1..20])</text:p>
          </table:table-cell>
          <table:table-cell table:style-name="Таблица21.A2" office:value-type="string">
            <text:p text:style-name="P31">обязательный</text:p>
          </table:table-cell>
          <table:table-cell table:style-name="Таблица21.D2" office:value-type="string">
            <text:p text:style-name="P38">идентификатор пользователя для использования <text:span text:style-name="T3">Tieto</text:span>Е<text:span text:style-name="T3">nator</text:span> <text:span text:style-name="T3">TCAP</text:span> <text:span text:style-name="T3">API</text:span>, <text:s/>рекомендуется: 3 (<text:span text:style-name="T3">USER</text:span>03_<text:span text:style-name="T3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6">maxMsgNum</text:p>
          </table:table-cell>
          <table:table-cell table:style-name="Таблица21.A2" office:value-type="string">
            <text:p text:style-name="P31">целое ([1..65535])</text:p>
          </table:table-cell>
          <table:table-cell table:style-name="Таблица21.A2" office:value-type="string">
            <text:p text:style-name="P31">опциональный<text:span text:style-name="T3"><text:line-break/></text:span>(<text:span text:style-name="T3">default</text:span>)</text:p>
          </table:table-cell>
          <table:table-cell table:style-name="Таблица21.D2" office:value-type="string">
            <text:p text:style-name="P38">максимальное число сообщений в буффере входящих <text:span text:style-name="T3">SS</text:span>7 пакетов, по умолчанию: 512</text:p>
          </table:table-cell>
        </table:table-row>
      </table:table>
      <text:p text:style-name="Text_20_body"/>
      <text:list xml:id="list1373474260" text:continue-numbering="true" text:style-name="Outline">
        <text:list-item>
          <text:list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3">TCAPUser</text:span></text:h>
            </text:list-item>
          </text:list>
        </text:list-item>
      </text:list>
      <text:p text:style-name="Text_20_body">Для инициализации работы с <text:span text:style-name="T3">TCAP</text:span> <text:span text:style-name="T3">API</text:span> <text:s/>существует опреденный набор параметров. Каждый конфигурируемый компонент <text:span text:style-name="T3">INMan</text:span>-а, использующий <text:span text:style-name="T3">TCAP</text:span> <text:span text:style-name="T3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3">own</text:span><text:span text:style-name="T3">Address</text:span></text:p>
          </table:table-cell>
          <table:table-cell table:style-name="Таблица22.A2" office:value-type="string">
            <text:p text:style-name="P31">строка</text:p>
          </table:table-cell>
          <table:table-cell table:style-name="Таблица22.A2" office:value-type="string">
            <text:p text:style-name="P31">обязательный</text:p>
          </table:table-cell>
          <table:table-cell table:style-name="Таблица22.D2" office:value-type="string">
            <text:p text:style-name="P38"><text:span text:style-name="T3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3">ownS</text:span><text:span text:style-name="T3">sn</text:span></text:p>
          </table:table-cell>
          <table:table-cell table:style-name="Таблица22.A2" office:value-type="string">
            <text:p text:style-name="P31">целое<text:line-break/>([1..255])</text:p>
          </table:table-cell>
          <table:table-cell table:style-name="Таблица22.A2" office:value-type="string">
            <text:p text:style-name="P31">обязательный</text:p>
          </table:table-cell>
          <table:table-cell table:style-name="Таблица22.D2" office:value-type="string">
            <text:p text:style-name="P38">номер сабсистемы <text:s/><text:span text:style-name="T3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8">fakeSsn</text:p>
          </table:table-cell>
          <table:table-cell table:style-name="Таблица22.A2" office:value-type="string">
            <text:p text:style-name="P31">целое<text:line-break/> ([1..255])</text:p>
          </table:table-cell>
          <table:table-cell table:style-name="Таблица22.A2" office:value-type="string">
            <text:p text:style-name="P31">опциональный<text:span text:style-name="T3"><text:line-break/></text:span>(<text:span text:style-name="T3">default</text:span>)</text:p>
          </table:table-cell>
          <table:table-cell table:style-name="Таблица22.D2" office:value-type="string">
            <text:p text:style-name="P38">номер сабсистемы <text:s/><text:span text:style-name="T3">TCAP</text:span>, указываемой в <text:span text:style-name="T3">originating</text:span> <text:span text:style-name="T3">address</text:span>, значение по умолчанию: 0 – то есть указывать <text:span text:style-name="T3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3">ros</text:span><text:span text:style-name="T3">Timeout</text:span></text:p>
          </table:table-cell>
          <table:table-cell table:style-name="Таблица22.A2" office:value-type="string">
            <text:p text:style-name="P31">целое<text:span text:style-name="T3"> (c</text:span>екунды<text:span text:style-name="T3">:</text:span></text:p>
            <text:p text:style-name="P35">[1..65535])</text:p>
          </table:table-cell>
          <table:table-cell table:style-name="Таблица22.A2" office:value-type="string">
            <text:p text:style-name="P31">опциональный<text:span text:style-name="T3"><text:line-break/>(default)</text:span></text:p>
          </table:table-cell>
          <table:table-cell table:style-name="Таблица22.D2" office:value-type="string">
            <text:p text:style-name="P38">таймаут на выполнение <text:span text:style-name="T3">MAP</text:span>/<text:span text:style-name="T3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6"><text:s/><text:span text:style-name="T3">maxDialogs</text:span></text:p>
          </table:table-cell>
          <table:table-cell table:style-name="Таблица22.A2" office:value-type="string">
            <text:p text:style-name="P31">целое<text:span text:style-name="T3"> (</text:span>[<text:span text:style-name="T3">2</text:span>..6553<text:span text:style-name="T3">0</text:span>])</text:p>
          </table:table-cell>
          <table:table-cell table:style-name="Таблица22.A2" office:value-type="string">
            <text:p text:style-name="P31">опциональный<text:span text:style-name="T3"><text:line-break/></text:span>(<text:span text:style-name="T3">default</text:span>)</text:p>
          </table:table-cell>
          <table:table-cell table:style-name="Таблица22.D2" office:value-type="string">
            <text:p text:style-name="P38">максимальное количество <text:span text:style-name="T3">TCAP</text:span> диалогов на подсистему, по умолчанию 2000</text:p>
          </table:table-cell>
        </table:table-row>
      </table:table>
      <text:p text:style-name="Text_20_body"/>
      <text:list xml:id="list702885248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3">AbonentDetector</text:span> (сервис <text:span text:style-name="T8">icsAbntDetector</text:span>).</text:h>
            </text:list-item>
          </text:list>
        </text:list-item>
      </text:list>
      <text:p text:style-name="P43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3"><text:soft-page-break/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8">abonentPolicy</text:p>
          </table:table-cell>
          <table:table-cell table:style-name="Таблица23.A2" office:value-type="string">
            <text:p text:style-name="P31">строка</text:p>
          </table:table-cell>
          <table:table-cell table:style-name="Таблица23.A2" office:value-type="string">
            <text:p text:style-name="P31">обязательный</text:p>
          </table:table-cell>
          <table:table-cell table:style-name="Таблица23.D2" office:value-type="string">
            <text:p text:style-name="P38">задает имя ‘политики абонента’по умолчанию (название подсекции в секции <text:span text:style-name="T4">AbonentPolicies</text:span>), она применяется если <text:span text:style-name="T3">MSISDN</text:span> адрес абонента не соответствует ни одному из пулов адресов заданных политик</text:p>
          </table:table-cell>
        </table:table-row>
        <table:table-row table:style-name="Таблица23.1">
          <table:table-cell table:style-name="Таблица23.A2" office:value-type="string">
            <text:p text:style-name="P58">abonentTypeTimeout</text:p>
          </table:table-cell>
          <table:table-cell table:style-name="Таблица23.A2" office:value-type="string">
            <text:p text:style-name="P31">целое<text:line-break/>(<text:span text:style-name="T3">c</text:span>екунды:<text:line-break/> [1 .. 65535])</text:p>
          </table:table-cell>
          <table:table-cell table:style-name="Таблица23.A2" office:value-type="string">
            <text:p text:style-name="P31">опциональный<text:line-break/>(<text:span text:style-name="T3">default</text:span>)</text:p>
          </table:table-cell>
          <table:table-cell table:style-name="Таблица23.D2" office:value-type="string">
            <text:p text:style-name="P38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6">maxRequests</text:p>
          </table:table-cell>
          <table:table-cell table:style-name="Таблица23.A2" office:value-type="string">
            <text:p text:style-name="P31">целое <text:line-break/>[1 .. 100000<text:span text:style-name="T3">]</text:span></text:p>
          </table:table-cell>
          <table:table-cell table:style-name="Таблица23.A2" office:value-type="string">
            <text:p text:style-name="P31">опциональный<text:span text:style-name="T3"><text:line-break/>(default)</text:span></text:p>
          </table:table-cell>
          <table:table-cell table:style-name="Таблица23.D2" office:value-type="string">
            <text:p text:style-name="P38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3">useC</text:span><text:span text:style-name="T3">ache</text:span></text:p>
          </table:table-cell>
          <table:table-cell table:style-name="Таблица23.A2" office:value-type="string">
            <text:p text:style-name="P36">bool</text:p>
          </table:table-cell>
          <table:table-cell table:style-name="Таблица23.A2" office:value-type="string">
            <text:p text:style-name="P31">опциональный<text:line-break/>(<text:span text:style-name="T3">default</text:span>)</text:p>
          </table:table-cell>
          <table:table-cell table:style-name="Таблица23.D2" office:value-type="string">
            <text:p text:style-name="P38">Включает использование кэша абонентов, по умолчанию: <text:span text:style-name="T4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3">cacheExpiration</text:span> </text:p>
          </table:table-cell>
          <table:table-cell table:style-name="Таблица23.A2" office:value-type="string">
            <text:p text:style-name="P31">целое (минуты)<text:span text:style-name="T3"><text:line-break/>[1 .. 65535]</text:span></text:p>
          </table:table-cell>
          <table:table-cell table:style-name="Таблица23.A2" office:value-type="string">
            <text:p text:style-name="P31">опциональный<text:span text:style-name="T3"><text:line-break/></text:span>(<text:span text:style-name="T3">default</text:span>)</text:p>
          </table:table-cell>
          <table:table-cell table:style-name="Таблица23.D2" office:value-type="string">
            <text:p text:style-name="P38">Время легетимности <text:s/>данных из кэша абонентов, по умолчанию: 20, значение 0 означает использовать <text:span text:style-name="T3">cacheExpiration</text:span> из настроек кэша.</text:p>
          </table:table-cell>
        </table:table-row>
      </table:table>
      <text:p text:style-name="Text_20_body"/>
      <text:p text:style-name="Text_20_body"/>
      <text:list xml:id="list1116231954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3">Billing</text:span> (сервис <text:span text:style-name="T8">icsSmBilling</text:span>).</text:h>
            </text:list-item>
          </text:list>
        </text:list-item>
      </text:list>
      <text:p text:style-name="P43">Данная секция является опциональной. Она предназначена для настройки сервиса тарификации <text:span text:style-name="T3">SMS</text:span>/<text:span text:style-name="T3">ussd</text:span> сообщений. В секции определены подсекция <text:span text:style-name="T4">BillingModes</text:span>, задающая режимы тарификации для различных типов сообщений, <text:s/>а также следующие параметры.</text:p>
      <text:p text:style-name="P43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8">abonentTypeRequest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text:line-break/>(<text:span text:style-name="T3">default</text:span>)</text:p>
          </table:table-cell>
          <table:table-cell table:style-name="Таблица24.D2" office:value-type="string">
            <text:p text:style-name="P38">режим определения типа котракта абонента (запрос к провайдеру абонентов):</text:p>
            <text:list xml:id="list923105556" text:style-name="WW8Num37">
              <text:list-item>
                <text:p text:style-name="P84"><text:span text:style-name="T4">onDemand</text:span> – по требованию, если необходимо для тарификации (по умолчанию),</text:p>
              </text:list-item>
              <text:list-item>
                <text:p text:style-name="P84"><text:span text:style-name="T4">always</text:span><text:span text:style-name="T3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abonentPolicy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задает имя ‘политики абонента’по умолчанию (название подсекции в секции <text:span text:style-name="T4">AbonentPolicies</text:span>), она применяется если <text:span text:style-name="T3">MSISDN</text:span> адрес абонента не соответствует ни одному из пулов адресов заданных политик</text:p>
            <text:p text:style-name="P37">требуется, если в подсекции <text:span text:style-name="T4">BillingModes</text:span> присутствует режим тарификации <text:span text:style-name="T3">IN</text:span> или <text:span text:style-name="T3">abonentTypeRequest</text:span> выставлен в <text:span text:style-name="T4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abonentTypeTimeout</text:p>
          </table:table-cell>
          <table:table-cell table:style-name="Таблица24.A2" office:value-type="string">
            <text:p text:style-name="P31">целое<text:line-break/>(<text:span text:style-name="T3">c</text:span>екунды:<text:line-break/> [1 .. 65535])</text:p>
          </table:table-cell>
          <table:table-cell table:style-name="Таблица24.A2" office:value-type="string">
            <text:p text:style-name="P31">опциональный<text:line-break/>(<text:span text:style-name="T3">default</text:span>)</text:p>
          </table:table-cell>
          <table:table-cell table:style-name="Таблица24.D2" office:value-type="string">
            <text:p text:style-name="P38">Таймаут, ограничивающий время на определение контракта абонента, по умолчанию: 8 сек.</text:p>
            <text:p text:style-name="P37">требуется, если в подсекции <text:span text:style-name="T4">BillingModes</text:span> присутствует режим тарификации <text:span text:style-name="T3">IN</text:span> или <text:span text:style-name="T3">abonentTypeRequest</text:span> выставлен в <text:span text:style-name="T4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maxBillings</text:p>
          </table:table-cell>
          <table:table-cell table:style-name="Таблица24.A2" office:value-type="string">
            <text:p text:style-name="P31">целое <text:line-break/>[1 .. 100000<text:span text:style-name="T3">]</text:span></text:p>
          </table:table-cell>
          <table:table-cell table:style-name="Таблица24.A2" office:value-type="string">
            <text:p text:style-name="P31">опциональный<text:span text:style-name="T3"><text:line-break/>(default)</text:span></text:p>
          </table:table-cell>
          <table:table-cell table:style-name="Таблица24.D2" office:value-type="string">
            <text:p text:style-name="P38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8">maxTimeout</text:p>
          </table:table-cell>
          <table:table-cell table:style-name="Таблица24.A2" office:value-type="string">
            <text:p text:style-name="P31">целое</text:p>
            <text:p text:style-name="P30"><text:soft-page-break/>(<text:span text:style-name="T3">c</text:span>екунды:<text:line-break/> [5 .. 65535])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Максимальный таймаут на промежуточные операции <text:soft-page-break/>(взаимодействие с <text:span text:style-name="T3">SMSC</text:span>, <text:span text:style-name="T3">etc</text:span>); по его истечению <text:span text:style-name="T3">INMan</text:span> прерывает биллинг<text:span text:style-name="T3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8">cdrMode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text:line-break/>(<text:span text:style-name="T3">default</text:span>)</text:p>
          </table:table-cell>
          <table:table-cell table:style-name="Таблица24.D2" office:value-type="string">
            <text:p text:style-name="P38">Определяет режим записи <text:a xlink:type="simple" xlink:href="#_Структура_CSV_файла_для генерации C"><text:span text:style-name="Internet_20_link"><text:span text:style-name="T3">CSV</text:span></text:span></text:a><text:a xlink:type="simple" xlink:href="#_Структура_CSV_файла_для генерации C"><text:span text:style-name="Internet_20_link"> файлов</text:span></text:a> для генерации <text:span text:style-name="T3">CDR</text:span> записей. Варианты:</text:p>
            <text:list xml:id="list2120746603" text:style-name="WW8Num15">
              <text:list-item>
                <text:p text:style-name="P85"><text:span text:style-name="T4">none</text:span> – <text:s/>отключить генерации <text:span text:style-name="T3">CSV</text:span>;</text:p>
              </text:list-item>
              <text:list-item>
                <text:p text:style-name="P85"><text:span text:style-name="T4">all</text:span> - <text:s/>создавать <text:span text:style-name="T3">CSV</text:span> на любой запрос;</text:p>
              </text:list-item>
              <text:list-item>
                <text:p text:style-name="P85"><text:span text:style-name="T16">billMode </text:span>- создавать <text:span text:style-name="T3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cdrDir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директория для хранения файлов с <text:span text:style-name="T3">CDR</text:span> записями, <text:s/>требуется если <text:span text:style-name="T3">cdrMode</text:span> не <text:span text:style-name="T9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cdrInterval</text:p>
          </table:table-cell>
          <table:table-cell table:style-name="Таблица24.A2" office:value-type="string">
            <text:p text:style-name="P31">целое (<text:span text:style-name="T3">c</text:span>екунды:<text:line-break/> [1 .. 65535])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Период накопления записей в <text:a xlink:type="simple" xlink:href="#_Структура_CSV_файла"><text:span text:style-name="Internet_20_link"><text:span text:style-name="T3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3">cdrMode</text:span> не <text:span text:style-name="T9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3">useC</text:span><text:span text:style-name="T3">ache</text:span></text:p>
          </table:table-cell>
          <table:table-cell table:style-name="Таблица24.A2" office:value-type="string">
            <text:p text:style-name="P36">bool</text:p>
          </table:table-cell>
          <table:table-cell table:style-name="Таблица24.A2" office:value-type="string">
            <text:p text:style-name="P31">опциональный<text:line-break/>(<text:span text:style-name="T3">default</text:span>)</text:p>
          </table:table-cell>
          <table:table-cell table:style-name="Таблица24.D2" office:value-type="string">
            <text:p text:style-name="P38">Включает использование кэша абонентов, по умолчанию: <text:span text:style-name="T4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3">cacheExpiration</text:span> </text:p>
          </table:table-cell>
          <table:table-cell table:style-name="Таблица24.A2" office:value-type="string">
            <text:p text:style-name="P31">целое (минуты)<text:span text:style-name="T3"><text:line-break/>[1 .. 65535]</text:span></text:p>
          </table:table-cell>
          <table:table-cell table:style-name="Таблица24.A2" office:value-type="string">
            <text:p text:style-name="P31">опциональный<text:span text:style-name="T3"><text:line-break/></text:span>(<text:span text:style-name="T3">default</text:span>)</text:p>
          </table:table-cell>
          <table:table-cell table:style-name="Таблица24.D2" office:value-type="string">
            <text:p text:style-name="P38">Время легетимности <text:s/>данных из кэша абонентов, по умолчанию: 20, значение 0 означает использовать <text:span text:style-name="T3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8">CAP3Sms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3">IN</text:span>-платформами. </text:p>
            <text:p text:style-name="P37">требуется, если в подсекции <text:span text:style-name="T4">BillingModes</text:span> присутствует режим тарификации <text:span text:style-name="T3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smsExtraConfig</text:p>
          </table:table-cell>
          <table:table-cell table:style-name="Таблица24.A2" office:value-type="string">
            <text:p text:style-name="P31">строка</text:p>
          </table:table-cell>
          <table:table-cell table:style-name="Таблица24.A2" office:value-type="string">
            <text:p text:style-name="P31">опциональный</text:p>
          </table:table-cell>
          <table:table-cell table:style-name="Таблица24.D2" office:value-type="string">
            <text:p text:style-name="P38">имя файла конфигурации <text:span text:style-name="T3">SMS</text:span> <text:span text:style-name="T3">Extra</text:span> услуг.</text:p>
          </table:table-cell>
        </table:table-row>
      </table:table>
      <text:p text:style-name="Text_20_body"/>
      <text:p text:style-name="P27"/>
      <text:list xml:id="list1359852373" text:continue-list="list1116231954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араметры_подсекции_BillingModes."/>Параметры подсекции <text:bookmark-end text:name="_Параметры_подсекции_BillingModes."/><text:span text:style-name="T3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6">МО</text:p>
          </table:table-cell>
          <table:table-cell table:style-name="Таблица25.A2" office:value-type="string">
            <text:p text:style-name="P31">строка</text:p>
          </table:table-cell>
          <table:table-cell table:style-name="Таблица25.A2" office:value-type="string">
            <text:p text:style-name="P32">обязательный</text:p>
          </table:table-cell>
          <table:table-cell table:style-name="Таблица25.D2" office:value-type="string">
            <text:p text:style-name="P38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6">МТ</text:p>
          </table:table-cell>
          <table:table-cell table:style-name="Таблица25.A2" office:value-type="string">
            <text:p text:style-name="P31">строка</text:p>
          </table:table-cell>
          <table:table-cell table:style-name="Таблица25.A2" office:value-type="string">
            <text:p text:style-name="P32">обязательный</text:p>
          </table:table-cell>
          <table:table-cell table:style-name="Таблица25.D2" office:value-type="string">
            <text:p text:style-name="P38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4">NOTE</text:span><text:span text:style-name="T16">:</text:span> Для режиа ‘<text:span text:style-name="T7">IN</text:span>’, возможно задание через запятую вторичного режима тарификации: <text:span text:style-name="T7">CDR</text:span> или <text:span text:style-name="T7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3">IN</text:span>-платформой. По умолчанию используется <text:span text:style-name="T7">OFF</text:span>.</text:p>
      <text:p text:style-name="Text_20_body"><text:span text:style-name="T9">NOTE</text:span><text:span text:style-name="T25">:</text:span><text:span text:style-name="T16"> </text:span><text:span text:style-name="T12">В случае сбоя, после того как </text:span><text:span text:style-name="T6">IN</text:span><text:span text:style-name="T12">-платформа уже дала разрешение на оказание услуги, ВСЕГДА формируется </text:span><text:span text:style-name="T6">CDR</text:span><text:span text:style-name="T12"> запись. </text:span></text:p>
      <text:p text:style-name="Text_20_body"><text:span text:style-name="T16">Пример</text:span><text:span text:style-name="T4">:</text:span></text:p>
      <text:p text:style-name="P43"><text:span text:style-name="T3"><text:s text:c="6"/></text:span><text:span text:style-name="T3">&lt;section name=" BillingModes "&gt;</text:span></text:p>
      <text:p text:style-name="P52"><text:s text:c="4"/>&lt;section name="SMS"&gt;</text:p>
      <text:p text:style-name="P44"><text:s text:c="6"/><text:tab/><text:tab/>&lt;param name="MO" type="string"&gt;OFF&lt;/param&gt;</text:p>
      <text:p text:style-name="P53"><text:soft-page-break/><text:s text:c="6"/>&lt;param name="MT" type="string"&gt;IN,CDR&lt;/param&gt;</text:p>
      <text:p text:style-name="P52"><text:s text:c="4"/>&lt;/section&gt;</text:p>
      <text:p text:style-name="P44"><text:s text:c="3"/><text:tab/> &lt;section name="XSMS"&gt;</text:p>
      <text:p text:style-name="P44"><text:s text:c="5"/><text:tab/><text:tab/> &lt;param name="MO" type="string"&gt;IN,OFF&lt;/param&gt;</text:p>
      <text:p text:style-name="P52"><text:s text:c="6"/>&lt;param name="MT" type="string"&gt;IN,CDR&lt;/param&gt;</text:p>
      <text:p text:style-name="P54"><text:span text:style-name="T3"><text:s text:c="4"/></text:span>&lt;/<text:span text:style-name="T3">section</text:span>&gt;</text:p>
      <text:p text:style-name="P43"><text:s text:c="6"/>&lt;/<text:span text:style-name="T3">section</text:span>&gt;</text:p>
      <text:p text:style-name="P39"/>
      <text:p text:style-name="Text_20_body"><text:span text:style-name="T4">NOTE</text:span><text:span text:style-name="T16">: <text:s/></text:span>если хотя бы один режим тарификации выставлен в <text:span text:style-name="T7">IN</text:span>, то в файле конфигурации <text:span text:style-name="T3">INMan</text:span>-<text:span text:style-name="T3">a</text:span> должна быть заполнена секции <text:span text:style-name="T3">SS</text:span>7 для обеспечения взаимодействия с элементами сигнальной сети .</text:p>
      <text:p text:style-name="Text_20_body"><text:bookmark-start text:name="_Параметры_секции_IN_interaction."/><text:bookmark-end text:name="_Параметры_секции_IN_interaction."/><text:bookmark-start text:name="_Параметры_секции_SS7."/><text:bookmark-end text:name="_Параметры_секции_SS7."/></text:p>
      <text:list xml:id="list982638535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3">AbonentPolicies</text:span> (сервис <text:span text:style-name="T14">ics</text:span><text:span text:style-name="T8">IAPManager</text:span>).</text:h>
            </text:list-item>
          </text:list>
        </text:list-item>
      </text:list>
      <text:p text:style-name="Text_20_body"/>
      <text:p text:style-name="Text_20_body">Данная секция является обязательной при режимах тарификации, отличных от <text:span text:style-name="T7">none</text:span>.. Она <text:s/>определяет ‘политики абонентов’ в виде подсекций фиксированного формата. К примеру:</text:p>
      <text:p text:style-name="P25">&lt;section name="AbonentPolicies"&gt;</text:p>
      <text:p text:style-name="P25"><text:s text:c="6"/>&lt;section name="MTC_Nsk_Default"&gt;</text:p>
      <text:p text:style-name="P25"><text:s text:c="6"/>&lt;!— abonent policy parameters --&gt;</text:p>
      <text:p text:style-name="P25"><text:s text:c="6"/>&lt;/section&gt;</text:p>
      <text:p text:style-name="P25">&lt;/section&gt;</text:p>
      <text:p text:style-name="Text_20_body">Здесь <text:span text:style-name="T3">MTC</text:span>_<text:span text:style-name="T3">Nsk</text:span>_<text:span text:style-name="T3">Default</text:span> есть имя политики.</text:p>
      <text:p text:style-name="Text_20_body"><text:span text:style-name="T4">NOTE</text:span><text:span text:style-name="T16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abonentPolicy</text:span></text:span></text:a>. </text:p>
      <text:p text:style-name="Text_20_body">Параметры <text:s/><text:span text:style-name="T3">‘</text:span>политики абонентов<text:span text:style-name="T3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8">policy</text:p>
          </table:table-cell>
          <table:table-cell table:style-name="Таблица26.A2" office:value-type="string">
            <text:p text:style-name="P31">строка</text:p>
            <text:p text:style-name="P35">(CSV list)</text:p>
          </table:table-cell>
          <table:table-cell table:style-name="Таблица26.A2" office:value-type="string">
            <text:p text:style-name="P32">обязательный</text:p>
          </table:table-cell>
          <table:table-cell table:style-name="Таблица26.D2" office:value-type="string">
            <text:p text:style-name="P38">список из двух опциональных частей:</text:p>
            <text:p text:style-name="P37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4">AbonentProviders</text:span></text:span></text:a>,</text:p>
            <text:p text:style-name="P37">вторая – <text:span text:style-name="T3">CSV</text:span> <text:span text:style-name="T3">list</text:span> имен <text:span text:style-name="T3">IN</text:span>-<text:span text:style-name="T3">platform</text:span> (имена подсекций) из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.</text:p>
            <text:p text:style-name="P37"><text:span text:style-name="T4">NOTE</text:span><text:span text:style-name="T16">:</text:span> здесь можно использовать символ ‘*’ (<text:span text:style-name="T3">asterisk</text:span>) для обозначения всех <text:span text:style-name="T3">IN</text:span>-<text:span text:style-name="T3">platform</text:span> из секции <text:line-break/>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.</text:p>
            <text:p text:style-name="P37"><text:span text:style-name="T4">NOTE:</text:span><text:span text:style-name="T3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6"><text:span text:style-name="T3"><text:s/></text:span><text:span text:style-name="T3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31">строка<text:span text:style-name="T3"> (format)</text:span></text:p>
          </table:table-cell>
          <table:table-cell table:style-name="Таблица26.A2" office:value-type="string">
            <text:p text:style-name="P32">опциональный</text:p>
          </table:table-cell>
          <table:table-cell table:style-name="Таблица26.D2" office:value-type="string">
            <text:p text:style-name="P38">маска пула адресов в виде формата <text:span text:style-name="T3">sscanf</text:span>(),</text:p>
            <text:p text:style-name="P37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3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3">abonentPolicy</text:span></text:span></text:a>.</text:p>
            <text:p text:style-name="P37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6"><text:s/><text:span text:style-name="T3">active</text:span></text:p>
          </table:table-cell>
          <table:table-cell table:style-name="Таблица26.A2" office:value-type="string">
            <text:p text:style-name="P36">boolean</text:p>
          </table:table-cell>
          <table:table-cell table:style-name="Таблица26.A2" office:value-type="string">
            <text:p text:style-name="P32">опциональный</text:p>
          </table:table-cell>
          <table:table-cell table:style-name="Таблица26.D2" office:value-type="string">
            <text:p text:style-name="P38">флаг использования политики, по умолчанию <text:span text:style-name="T4">true</text:span></text:p>
            <text:p text:style-name="P37">(полезно для временного отключения политики)</text:p>
          </table:table-cell>
        </table:table-row>
      </table:table>
      <text:p text:style-name="Text_20_body"/>
      <text:p text:style-name="Text_20_body"><text:soft-page-break/><text:span text:style-name="T3">NOTE</text:span>: <text:span text:style-name="T3">CSV</text:span> <text:span text:style-name="T3">list</text:span> означает строчку, содержащую список слов, разделенных запятой.</text:p>
      <text:p text:style-name="Text_20_body"><text:span text:style-name="T16">Примеры значений параметра </text:span><text:span text:style-name="T4">policy</text:span><text:span text:style-name="T3">:</text:span></text:p>
      <text:list xml:id="list2150921119" text:style-name="WW8Num23">
        <text:list-item>
          <text:p text:style-name="P86">пусть в секции <text:a xlink:type="simple" xlink:href="#_Параметры_секции_AbonentProviders."><text:span text:style-name="Internet_20_link"><text:span text:style-name="T4">AbonentProviders</text:span></text:span></text:a> определена подсекция <text:span text:style-name="T6">HLR</text:span><text:span text:style-name="T12">_</text:span><text:span text:style-name="T6">Nsk</text:span><text:span text:style-name="T12">_</text:span><text:span text:style-name="T6">SRI</text:span>, задающая параметры для ‘провайдера абонентов’ определяющего контракт абонента через <text:span text:style-name="T3">SEND</text:span>_<text:span text:style-name="T3">ROUTING</text:span>_<text:span text:style-name="T3">INFO</text:span> сервис <text:span text:style-name="T3">HLR</text:span>-<text:span text:style-name="T3">a</text:span>, а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а подсекция <text:s/><text:span text:style-name="T6">IN</text:span><text:span text:style-name="T12">_</text:span><text:span text:style-name="T6">Nsk</text:span>, задающая <text:span text:style-name="T3">serviceKey</text:span> для диалога с <text:span text:style-name="T3">IN</text:span>-платформой, тогда политика может иметь значение: “<text:span text:style-name="T7">HLR</text:span><text:span text:style-name="T13">_</text:span><text:span text:style-name="T7">Nsk</text:span><text:span text:style-name="T13">_</text:span><text:span text:style-name="T7">SRI</text:span><text:span text:style-name="T13">, </text:span><text:span text:style-name="T7">IN</text:span><text:span text:style-name="T13">_</text:span><text:span text:style-name="T7">Nsk</text:span><text:span text:style-name="T12">”</text:span></text:p>
        </text:list-item>
        <text:list-item>
          <text:p text:style-name="P86">пусть в секции <text:a xlink:type="simple" xlink:href="#_Параметры_секции_AbonentProviders."><text:span text:style-name="Internet_20_link"><text:span text:style-name="T4">AbonentProviders</text:span></text:span></text:a> определена подсекция <text:span text:style-name="T6">HLR</text:span><text:span text:style-name="T12">_</text:span><text:span text:style-name="T6">Msk</text:span><text:span text:style-name="T12">_</text:span><text:span text:style-name="T6">SRI</text:span>, задающая параметры для ‘провайдера абонентов’ определяющего контракт абонента через <text:span text:style-name="T3">SEND</text:span>_<text:span text:style-name="T3">ROUTING</text:span>_<text:span text:style-name="T3">INFO</text:span> сервис главного <text:span text:style-name="T3">HLR</text:span>-<text:span text:style-name="T3">a</text:span>, а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ы несколько подсекций для региональных <text:span text:style-name="T3">IN</text:span>-платформ, тогда политика может иметь значение: “<text:span text:style-name="T7">HLR</text:span><text:span text:style-name="T13">_</text:span><text:span text:style-name="T7">Msk</text:span><text:span text:style-name="T13">_</text:span><text:span text:style-name="T7">SRI</text:span><text:span text:style-name="T13">, * </text:span>”(обратите внимание на <text:span text:style-name="T3">asterisk</text:span>!!)</text:p>
        </text:list-item>
        <text:list-item>
          <text:p text:style-name="P86">пусть в в секции <text:a xlink:type="simple" xlink:href="#_Параметры_секции_IN-Platforms."><text:span text:style-name="Internet_20_link"><text:span text:style-name="T4">IN</text:span></text:span></text:a><text:a xlink:type="simple" xlink:href="#_Параметры_секции_IN-Platforms."><text:span text:style-name="Internet_20_link"><text:span text:style-name="T16">-</text:span></text:span></text:a><text:a xlink:type="simple" xlink:href="#_Параметры_секции_IN-Platforms."><text:span text:style-name="Internet_20_link"><text:span text:style-name="T4">Platforms</text:span></text:span></text:a> определена подсекция <text:s/><text:span text:style-name="T6">IN</text:span><text:span text:style-name="T12">_</text:span><text:span text:style-name="T6">Nsk</text:span><text:span text:style-name="T12">_</text:span><text:span text:style-name="T6">Huawei</text:span><text:span text:style-name="T12">,</text:span> задающая <text:span text:style-name="T3">serviceKey</text:span> для диалога с <text:span text:style-name="T3">IN</text:span>-платформой, тогда политика может иметь значение: “<text:span text:style-name="T13"> , </text:span><text:span text:style-name="T7">IN</text:span><text:span text:style-name="T13">_</text:span><text:span text:style-name="T7">Nsk</text:span><text:span text:style-name="T13">_</text:span><text:span text:style-name="T7">Huawei</text:span><text:span text:style-name="T12">” <text:s/></text:span>(обратите внимание на лидирующую запятую!!), в этом случае абонент будет считатся как <text:span text:style-name="T3">prepaid</text:span> только в случае успешного диалога с <text:span text:style-name="T3">IN</text:span>-платформой <text:s/>(<text:span text:style-name="T3">rpCause</text:span> == (0 || <text:span text:style-name="T3">RPCList</text:span>_<text:span text:style-name="T3">reject</text:span>)).</text:p>
        </text:list-item>
      </text:list>
      <text:p text:style-name="Text_20_body"><text:bookmark-start text:name="_Параметры_секции_IN-Platforms."/><text:span text:style-name="T4">NOTE</text:span><text:bookmark-end text:name="_Параметры_секции_IN-Platforms."/><text:span text:style-name="T16">: если политики абонентов используют </text:span><text:span text:style-name="T4">IN</text:span><text:span text:style-name="T16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4">icsTCAPDisp</text:span></text:span></text:a><text:span text:style-name="T16">, для которого в файле конфигурации </text:span><text:span text:style-name="T4">INMan</text:span><text:span text:style-name="T16">-</text:span><text:span text:style-name="T4">a</text:span><text:span text:style-name="T16"> должна быть заполнена секции </text:span>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<text:span text:style-name="T16">7</text:span></text:span></text:a><text:span text:style-name="T16"> для обеспечения <text:s/>взаимодействия с </text:span><text:span text:style-name="T4">HLR</text:span><text:span text:style-name="T16"> сигнальной сети.</text:span></text:p>
      <text:p text:style-name="Text_20_body"/>
      <text:list xml:id="list1639174773" text:continue-list="list982638535" text:style-name="Outline">
        <text:list-item>
          <text:list>
            <text:list-item>
              <text:h text:style-name="Heading_20_2" text:outline-level="2"><text:s/><text:bookmark-start text:name="_Параметры_секции_IN-Platforms._1"/>Структура и параметры секции <text:bookmark-end text:name="_Параметры_секции_IN-Platforms._1"/><text:span text:style-name="T3">IN</text:span>-<text:span text:style-name="T3">Platforms</text:span> (сервис <text:span text:style-name="T14">ics</text:span><text:span text:style-name="T8">IAPManager</text:span>).</text:h>
            </text:list-item>
          </text:list>
        </text:list-item>
      </text:list>
      <text:p text:style-name="P43">Данная секция является опциональной. Она содержит конфигурации <text:span text:style-name="T3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3">IN</text:span>-платформой, или если требуется проводить тарификацию не по параметрам, предоставленным провайдером.</text:p>
      <text:p text:style-name="P43">Секция может содержать только подсекции, содержащие конфигурации отдельных <text:s/><text:span text:style-name="T3">IN</text:span>-платформ, в виде:</text:p>
      <text:p text:style-name="P44">&lt;section name="IN-platforms"&gt; &lt;!-- known IN-platforms with serviceKeys specified --&gt;</text:p>
      <text:p text:style-name="P44"><text:s text:c="6"/>&lt;section name="IN_Nsk_Huawei"&gt;</text:p>
      <text:p text:style-name="P43"><text:span text:style-name="T3"><text:tab/><text:tab/></text:span><text:span text:style-name="T3">.. </text:span>параметры<text:span text:style-name="T3"> IN-</text:span>платформы<text:span text:style-name="T3"> ..</text:span></text:p>
      <text:p text:style-name="P44"><text:s text:c="6"/>&lt;/section&gt;</text:p>
      <text:p text:style-name="P44"><text:s text:c="2"/>&lt;/section&gt;</text:p>
      <text:p text:style-name="P43">Здесь "<text:span text:style-name="T3">IN</text:span>_<text:span text:style-name="T3">Nsk</text:span>_<text:span text:style-name="T3">Huawei</text:span>" есть имя <text:span text:style-name="T3">IN</text:span>-платформы, которое может быть использовано в значении ‘политики абонета’ а также идентифицирует данную <text:span text:style-name="T3">IN</text:span>-платформу в журнальных записях <text:span text:style-name="T3">INMan</text:span>-<text:span text:style-name="T3">a</text:span>.</text:p>
      <text:p text:style-name="P43">В эксплуатации встречаются особые конфигурации сигнальной сети, в которых после определения обслуживающей абонента <text:span text:style-name="T3">IN</text:span>-платформы, реальный диалог надо произвести с другой <text:span text:style-name="T3">IN</text:span>-платформой (к примеру, один из узлов группы). Для описания таких ситуаций вводится понятие ‘<text:span text:style-name="T7">alias</text:span><text:span text:style-name="T13">-платформа</text:span>’. <text:s/>Соответственно, секция конфигурации <text:span text:style-name="T3">IN</text:span>-платформы может иметь один из двух форматов:</text:p>
      <text:list xml:id="list313993660" text:style-name="WW8Num27">
        <text:list-item>
          <text:p text:style-name="P101">формат ‘<text:span text:style-name="T7">alias</text:span><text:span text:style-name="T13">-платформы</text:span>’, содержащий ссылку на другую <text:span text:style-name="T3">IN</text:span>-платформу</text:p>
        </text:list-item>
        <text:list-item>
          <text:p text:style-name="P101">формат ‘<text:span text:style-name="T13">параметры диалога</text:span>’, содержащия данные для диалога с данной <text:span text:style-name="T3">IN</text:span>-платформой.</text:p>
        </text:list-item>
      </text:list>
      <text:p text:style-name="P43"/>
      <text:list xml:id="list797974303" text:continue-list="list1639174773" text:style-name="Outline">
        <text:list-item>
          <text:list>
            <text:list-item>
              <text:list>
                <text:list-item>
                  <text:h text:style-name="Heading_20_3" text:outline-level="3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2">параметры диалога</text:span>’</text:h>
                </text:list-item>
              </text:list>
            </text:list-item>
          </text:list>
        </text:list-item>
      </text:list>
      <text:p text:style-name="P43">В данном формате секция содержит обязательные и опциональные параметры для диалога с <text:span text:style-name="T3">IN</text:span>-платформой, а также опциональную подсекцию <text:a xlink:type="simple" xlink:href="#_Параметры_подсекции_ServiceKeys."><text:span text:style-name="Internet_20_link"><text:span text:style-name="T3">ServiceKeys</text:span></text:span></text:a>, задающую сервис-ключи.</text:p>
      <text:p text:style-name="P43"><text:span text:style-name="T4">NOTE</text:span><text:span text:style-name="T16">:</text:span> <text:s/><text:span text:style-name="T13">параметры </text:span><text:span text:style-name="T7">IN</text:span><text:span text:style-name="T13">-платформ, указанные в данной секции имеют приоритет, перед параметрами, полученными из других источников</text:span><text:span text:style-name="T12">.</text:span></text:p>
      <text:p text:style-name="P43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3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ext:soft-page-break/>
        <table:table-row table:style-name="Таблица27.1">
          <table:table-cell table:style-name="Таблица27.A2" office:value-type="string">
            <text:p text:style-name="P56"><text:span text:style-name="T3">s</text:span><text:span text:style-name="T3">cfAddress</text:span></text:p>
          </table:table-cell>
          <table:table-cell table:style-name="Таблица27.A2" office:value-type="string">
            <text:p text:style-name="P31">целое</text:p>
          </table:table-cell>
          <table:table-cell table:style-name="Таблица27.A2" office:value-type="string">
            <text:p text:style-name="P32">обязательный</text:p>
          </table:table-cell>
          <table:table-cell table:style-name="Таблица27.D2" office:value-type="string">
            <text:p text:style-name="P38"><text:span text:style-name="T3">ISDN </text:span>адрес <text:span text:style-name="T3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4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31">строка<text:line-break/> (<text:span text:style-name="T3">CSV</text:span> <text:span text:style-name="T3">list</text:span>)</text:p>
          </table:table-cell>
          <table:table-cell table:style-name="Таблица27.A2" office:value-type="string">
            <text:p text:style-name="P32">опциональный</text:p>
          </table:table-cell>
          <table:table-cell table:style-name="Таблица27.D2" office:value-type="string">
            <text:p text:style-name="P38">список дополнительных кодов отказа в обслуживании, возвращаемых <text:span text:style-name="T3">IN</text:span> платформой в случае недостаточного баланса; на данный момент реализовано <text:span text:style-name="T12">в </text:span><text:span text:style-name="T6">IN</text:span><text:span text:style-name="T12"> платформе фирмы </text:span><text:span text:style-name="T6">Alcatel</text:span><text:span text:style-name="T12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4">RPCList_</text:span><text:span text:style-name="T4">retry</text:span></text:p>
          </table:table-cell>
          <table:table-cell table:style-name="Таблица27.A2" office:value-type="string">
            <text:p text:style-name="P31">строка</text:p>
            <text:p text:style-name="P35">(CSV list)</text:p>
          </table:table-cell>
          <table:table-cell table:style-name="Таблица27.A2" office:value-type="string">
            <text:p text:style-name="P32">опциональный</text:p>
          </table:table-cell>
          <table:table-cell table:style-name="Таблица27.D2" office:value-type="string">
            <text:p text:style-name="P38">список кодов отказа в обслуживании, возвращаемых <text:span text:style-name="T3">IN</text:span> платформой, <text:s/>в случае получения которых, <text:s/>запрос тарификации повторит<text:span text:style-name="T3">c</text:span>я указанное число раз, <text:s/><text:line-break/><text:span text:style-name="T12">Рекомендуется использовать кода 41 (temporary </text:span><text:span text:style-name="T6">f</text:span><text:span text:style-name="T12">ailure) и 42(</text:span><text:span text:style-name="T6">conjestion</text:span><text:span text:style-name="T12">) определенные в 3GPP TS 24.011 Annex E-2: <text:line-break/>RP-cause definition </text:span><text:span text:style-name="T6">for</text:span><text:span text:style-name="T12"> mobile originating SM-transfer</text:span>,</text:p>
            <text:p text:style-name="P37">элемент <text:span text:style-name="T3">CSV</text:span> списка должен <text:s/>иметь следующий формат: <text:s text:c="5"/><text:span text:style-name="T7">rpCause</text:span><text:span text:style-name="T13">[:</text:span><text:span text:style-name="T7">attempNum</text:span><text:span text:style-name="T13">]</text:span></text:p>
            <text:p text:style-name="P37">если <text:span text:style-name="T7">attempNum</text:span> не указан, по умолчанию используется значение 1 </text:p>
            <text:p text:style-name="P37">пример: <text:s text:c="2"/>41, 42:2</text:p>
            <text:p text:style-name="P37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60">IDPLocationInfo</text:p>
          </table:table-cell>
          <table:table-cell table:style-name="Таблица27.A2" office:value-type="string">
            <text:p text:style-name="P31">строка</text:p>
          </table:table-cell>
          <table:table-cell table:style-name="Таблица27.A2" office:value-type="string">
            <text:p text:style-name="P32">опциональный<text:line-break/>(<text:span text:style-name="T3">default)</text:span></text:p>
          </table:table-cell>
          <table:table-cell table:style-name="Таблица27.D2" office:value-type="string">
            <text:p text:style-name="P38">определяет тип адреса , подставляемого в LocationInformationMSC при диалоге с данной <text:span text:style-name="T3">IN</text:span>-платформой, варианты:</text:p>
            <text:list xml:id="list853652076" text:style-name="WW8Num24">
              <text:list-item>
                <text:p text:style-name="P87"><text:span text:style-name="T4">MSC</text:span> – адрес коммутатора сети (<text:span text:style-name="T3">default</text:span>), </text:p>
              </text:list-item>
              <text:list-item>
                <text:p text:style-name="P87"><text:span text:style-name="T4">SMSC</text:span> – адрес <text:span text:style-name="T3">SMS</text:span> центра, запросившего обслуживание,</text:p>
              </text:list-item>
              <text:list-item>
                <text:p text:style-name="P87"><text:span text:style-name="T4">SSF</text:span> – адрес <text:span text:style-name="T3">INMan</text:span>-<text:span text:style-name="T3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60">IDPReqMode</text:p>
          </table:table-cell>
          <table:table-cell table:style-name="Таблица27.A2" office:value-type="string">
            <text:p text:style-name="P31">строка</text:p>
          </table:table-cell>
          <table:table-cell table:style-name="Таблица27.A2" office:value-type="string">
            <text:p text:style-name="P32">опциональный<text:line-break/><text:span text:style-name="T3">(default)</text:span></text:p>
          </table:table-cell>
          <table:table-cell table:style-name="Таблица27.D2" office:value-type="string">
            <text:p text:style-name="P38">определяет режим посылки нескольких запросов на тарификацию одного абонента в <text:s/><text:span text:style-name="T3">IN</text:span>-платформу, варианты:</text:p>
            <text:list xml:id="list1153569820" text:style-name="WW8Num26">
              <text:list-item>
                <text:p text:style-name="P88"><text:span text:style-name="T4">MT</text:span><text:span text:style-name="T3"> <text:s/>- <text:s/></text:span>многопоточный режим (<text:span text:style-name="T3">default</text:span>)</text:p>
              </text:list-item>
              <text:list-item>
                <text:p text:style-name="P88"><text:span text:style-name="T4">SEQ</text:span> – последовательный </text:p>
              </text:list-item>
            </text:list>
            <text:p text:style-name="P37"><text:span text:style-name="T7">NOTE</text:span><text:span text:style-name="T12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3">IN</text:span>-платформ , заведомо не имеющих способности к многопоточной обработке запросов. На данный момент этот недостаток присущ <text:span text:style-name="T3">IN</text:span>-платформам фирмы <text:span text:style-name="T4">Commverse</text:span><text:span text:style-name="T12">.</text:span></text:p>
          </table:table-cell>
        </table:table-row>
      </table:table>
      <text:p text:style-name="Text_20_body"/>
      <text:p text:style-name="Text_20_body"><text:span text:style-name="T3">NOTE</text:span>: <text:span text:style-name="T3">CSV</text:span> <text:span text:style-name="T3">list</text:span> означает строчку, содержащую список целых значений, разделенных запятой.</text:p>
      <text:p text:style-name="P43"/>
      <text:list xml:id="list473197039" text:continue-list="list79797430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pan text:style-name="T16"><text:s/></text:span><text:bookmark-start text:name="_Параметры_подсекции_ServiceKeys."/><text:span text:style-name="T16">Параметры подсекции </text:span><text:bookmark-end text:name="_Параметры_подсекции_ServiceKeys."/><text:span text:style-name="T4">ServiceKeys</text:span><text:span text:style-name="T16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3">Одним из обязательных параметров диалога с <text:span text:style-name="T3">IN</text:span>-платформой является <text:span text:style-name="T3">serviceKey</text:span>. Вследствие особенностей реализации <text:span text:style-name="T3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3">IN</text:span>-платформ доступны следующие категории:</text:p>
      <text:list xml:id="list1794932561" text:style-name="WW8Num14">
        <text:list-item>
          <text:p text:style-name="P102"><text:span text:style-name="T7">MO-BC</text:span><text:span text:style-name="T3"> – Basic Call handling , mobile originating</text:span></text:p>
        </text:list-item>
        <text:list-item>
          <text:p text:style-name="P102"><text:span text:style-name="T7">MO-SM</text:span><text:span text:style-name="T3"> – Short Message transfer, mobile originating</text:span></text:p>
        </text:list-item>
      </text:list>
      <text:p text:style-name="P43"><text:soft-page-break/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3">Значением параметров является строка, описывающая алгоритм вычисления сервис ключа в следующем формате: </text:p>
      <text:p text:style-name="P43"><text:span text:style-name="T26">[</text:span><text:span text:style-name="T3"> algorithm_type </text:span><text:span text:style-name="T26">:]</text:span><text:span text:style-name="T3"> algorithm_argument <text:s/></text:span><text:span text:style-name="T26">[:</text:span><text:span text:style-name="T3">algorithm_data_section </text:span><text:span text:style-name="T26">]</text:span></text:p>
      <text:p text:style-name="P43">Поддерживаются следующие алгоритмы:</text:p>
      <text:list xml:id="list57317103" text:style-name="WW8Num20">
        <text:list-item>
          <text:p text:style-name="P103"><text:span text:style-name="T26">val</text:span> – <text:span text:style-name="T3">a</text:span>ргументом является строка, представляющая целое беззнаковое число,<text:line-break/> <text:span text:style-name="T3">algorithm</text:span>_<text:span text:style-name="T3">data</text:span>_<text:span text:style-name="T3">section</text:span> <text:s/>не определен, <text:s/>алгоритм просто возвращает свой аргумент как <text:span text:style-name="T3">UInt</text:span>32 </text:p>
        </text:list-item>
        <text:list-item>
          <text:p text:style-name="P103"><text:span text:style-name="T26">map</text:span> - <text:span text:style-name="T3">a</text:span>ргументом является строка, содержащая имя категории сервис-ключей, <text:line-break/>в случае этого алгоритма <text:span text:style-name="T3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3">algorithm</text:span>_<text:span text:style-name="T3">data</text:span>_<text:span text:style-name="T3">section</text:span>; <text:span text:style-name="T3">algorithm</text:span>_<text:span text:style-name="T3">data</text:span>_<text:span text:style-name="T3">section</text:span> имеет вид секции с целыми параметрами, где имена параметров соответствуют значениям <text:span text:style-name="T3">algorithm</text:span>_<text:span text:style-name="T3">argument</text:span>, а значания параметров – результату.</text:p>
        </text:list-item>
      </text:list>
      <text:p text:style-name="P43"><text:span text:style-name="T4">NOTE</text:span><text:span text:style-name="T16">: </text:span>если<text:span text:style-name="T16"> </text:span><text:span text:style-name="T3">algorithm</text:span>_<text:span text:style-name="T3">type</text:span> не указан, то подразумевается алгоритм <text:span text:style-name="T26">val</text:span></text:p>
      <text:p text:style-name="P45"/>
      <text:p text:style-name="P43"><text:span text:style-name="T16">Пример</text:span><text:span text:style-name="T4"> 1: </text:span><text:span text:style-name="T16">Использование</text:span><text:span text:style-name="T4"> </text:span><text:span text:style-name="T16">алгоритма</text:span><text:span text:style-name="T4"> </text:span><text:span text:style-name="T26">val</text:span></text:p>
      <text:p text:style-name="P43"><text:span text:style-name="T3"><text:s text:c="8"/>&lt;</text:span><text:span text:style-name="T3">section name="ServiceKeys"&gt;</text:span></text:p>
      <text:p text:style-name="P44"><text:s text:c="10"/>&lt;param name="MO-SM" type="string"&gt;2 &lt;/param&gt;</text:p>
      <text:p text:style-name="P44"><text:s text:c="8"/>&lt;/section&gt;</text:p>
      <text:p text:style-name="P44"/>
      <text:p text:style-name="P43"><text:span text:style-name="T16">Пример</text:span><text:span text:style-name="T4"> 2: </text:span><text:span text:style-name="T16">Использование</text:span><text:span text:style-name="T4"> </text:span><text:span text:style-name="T16">алгоритма</text:span><text:span text:style-name="T4"> </text:span><text:span text:style-name="T26">map</text:span></text:p>
      <text:p text:style-name="P44"><text:s text:c="8"/>&lt;section name="ServiceKeys"&gt;</text:p>
      <text:p text:style-name="P43"><text:span text:style-name="T3"><text:s text:c="10"/>&lt;param name="MO-SM" type="string"&gt;map</text:span><text:span text:style-name="T4">:</text:span><text:span text:style-name="T3"> MO-BC</text:span><text:span text:style-name="T4">:</text:span><text:span text:style-name="T3"> mapMOBC-MOSM&lt;/param&gt;</text:span></text:p>
      <text:p text:style-name="P44"><text:s text:c="8"/>&lt;/section&gt;</text:p>
      <text:p text:style-name="P44"><text:s text:c="8"/>&lt;section name="mapMOBC-MOSM"&gt;</text:p>
      <text:p text:style-name="P44"><text:s text:c="10"/>&lt;param name="80" type="int"&gt;1&lt;/param&gt;</text:p>
      <text:p text:style-name="P44"><text:s text:c="10"/>&lt;param name="82" type="int"&gt;2&lt;/param&gt;</text:p>
      <text:p text:style-name="P44"><text:s text:c="10"/>&lt;param name="84" type="int"&gt;3&lt;/param&gt;</text:p>
      <text:p text:style-name="P44"><text:s text:c="10"/>&lt;param name="86" type="int"&gt;4&lt;/param&gt;</text:p>
      <text:p text:style-name="P44"><text:s text:c="10"/>&lt;param name="88" type="int"&gt;5&lt;/param&gt;</text:p>
      <text:p text:style-name="P43"><text:span text:style-name="T3"><text:s text:c="8"/></text:span>&lt;/section&gt;</text:p>
      <text:p text:style-name="P43"/>
      <text:list xml:id="list488790654" text:continue-list="list473197039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конфигурации в формате ‘<text:span text:style-name="T6">alias</text:span><text:span text:style-name="T12">-платформы</text:span>’</text:h>
                </text:list-item>
              </text:list>
            </text:list-item>
          </text:list>
        </text:list-item>
      </text:list>
      <text:p text:style-name="P43">Данная секция содержит следующие параметры:</text:p>
      <text:p text:style-name="P43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3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6"><text:span text:style-name="T3">s</text:span><text:span text:style-name="T3">cfAddress</text:span></text:p>
          </table:table-cell>
          <table:table-cell table:style-name="Таблица28.A2" office:value-type="string">
            <text:p text:style-name="P31">целое</text:p>
          </table:table-cell>
          <table:table-cell table:style-name="Таблица28.A2" office:value-type="string">
            <text:p text:style-name="P32">обязательный</text:p>
          </table:table-cell>
          <table:table-cell table:style-name="Таблица28.D2" office:value-type="string">
            <text:p text:style-name="P38"><text:span text:style-name="T3">ISDN </text:span>адрес <text:span text:style-name="T3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8">aliasFor</text:p>
          </table:table-cell>
          <table:table-cell table:style-name="Таблица28.A2" office:value-type="string">
            <text:p text:style-name="P31">строка</text:p>
          </table:table-cell>
          <table:table-cell table:style-name="Таблица28.A2" office:value-type="string">
            <text:p text:style-name="P32">обязательный</text:p>
          </table:table-cell>
          <table:table-cell table:style-name="Таблица28.D2" office:value-type="string">
            <text:p text:style-name="P38">имя секции описывающей <text:span text:style-name="T3">alias</text:span>-платформу</text:p>
          </table:table-cell>
        </table:table-row>
      </table:table>
      <text:p text:style-name="Text_20_body"/>
      <text:p text:style-name="Text_20_body"><text:span text:style-name="T16">Пример: </text:span>пусть определена секция конфигурации <text:span text:style-name="T3">IN</text:span>-платформы <text:s/>IN_Ksd_Ericcson</text:p>
      <text:p text:style-name="P43"><text:soft-page-break/><text:s text:c="6"/><text:span text:style-name="T3">&lt;section name="IN_Ksd_Ericcson_1"&gt;</text:span></text:p>
      <text:p text:style-name="P44"><text:s text:c="8"/>&lt;param name="scfAddress" type="string"&gt;79184790291&lt;/param&gt; <text:s/></text:p>
      <text:p text:style-name="P44"><text:s text:c="8"/>&lt;param name="aliasFor" type="string"&gt;IN_Krd_Ericcson&lt;/param&gt;</text:p>
      <text:p text:style-name="P43"><text:span text:style-name="T3"><text:s text:c="6"/></text:span>&lt;/section&gt;</text:p>
      <text:p text:style-name="Text_20_body"/>
      <text:list xml:id="list94358651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3">AbonentProviders</text:span> (сервис <text:span text:style-name="T14">ics</text:span><text:span text:style-name="T8">IAPManager</text:span>).</text:h>
            </text:list-item>
          </text:list>
        </text:list-item>
      </text:list>
      <text:p text:style-name="P43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3">INMan</text:span>-<text:span text:style-name="T3">a</text:span>, при которых ‘провайдеры абонентов’ не используются.</text:p>
      <text:p text:style-name="P43">Секция может содержать только подсекции в виде:</text:p>
      <text:p text:style-name="P43"><text:s text:c="2"/><text:span text:style-name="T3">&lt;section name="AbonentProviders"&gt; &lt;!-- abonent contract/gsmSCF params <text:s/>providers --&gt;</text:span></text:p>
      <text:p text:style-name="P44"><text:s text:c="6"/>&lt;section name="HLR_Nsk_SRI"&gt;</text:p>
      <text:p text:style-name="Text_20_body"><text:span text:style-name="T3"><text:tab/><text:tab/><text:tab/></text:span>&lt;!— конфигурация ‘провайдера абонентов’ --&gt;</text:p>
      <text:p text:style-name="P43"><text:s text:c="6"/>&lt;/<text:span text:style-name="T3">section</text:span>&gt;</text:p>
      <text:p text:style-name="P43"><text:s/>&lt;/<text:span text:style-name="T3">section</text:span>&gt;</text:p>
      <text:p text:style-name="P43">Здесь "<text:span text:style-name="T3">HLR</text:span>_<text:span text:style-name="T3">Nsk</text:span>_<text:span text:style-name="T3">SRI</text:span>" есть имя провайдера, которое может быть использовано в значении ‘политики абонета’.</text:p>
      <text:p text:style-name="P43">Каждая подсекция имеет полуфиксированный формат. Это значит, что она должна иметь подсекцию “<text:span text:style-name="T3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3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8">loadup</text:p>
          </table:table-cell>
          <table:table-cell table:style-name="Таблица29.A2" office:value-type="string">
            <text:p text:style-name="P31">строка</text:p>
          </table:table-cell>
          <table:table-cell table:style-name="Таблица29.A2" office:value-type="string">
            <text:p text:style-name="P32">обязательный</text:p>
          </table:table-cell>
          <table:table-cell table:style-name="Таблица29.D2" office:value-type="string">
            <text:p text:style-name="P38">имя динамической библиотеки для подгрузки (поставляется вместе с <text:span text:style-name="T3">INMan</text:span>-ом, имеет название вида: <text:s/><text:span text:style-name="T3">libinman</text:span>_<text:span text:style-name="T3">iap</text:span>_тип_провайдера.<text:span text:style-name="T3">so</text:span></text:p>
          </table:table-cell>
        </table:table-row>
      </table:table>
      <text:p text:style-name="P43"><text:span text:style-name="T16">Пример</text:span><text:span text:style-name="T4">:</text:span></text:p>
      <text:p text:style-name="P43"><text:span text:style-name="T3"><text:s text:c="2"/></text:span><text:span text:style-name="T3">&lt;section name="AbonentProviders"&gt; &lt;!-- abonent contract/gsmSCF params <text:s/>providers --&gt;</text:span></text:p>
      <text:p text:style-name="P44"><text:s text:c="6"/>&lt;section name="HLR_Nsk_SRI"&gt;</text:p>
      <text:p text:style-name="P44"><text:s text:c="10"/>&lt;param name="loadup" type="string"&gt;libinman_iap_sri.so&lt;/param&gt;</text:p>
      <text:p text:style-name="P44"><text:s text:c="10"/>&lt;section name="Config"&gt;</text:p>
      <text:p text:style-name="P43"><text:span text:style-name="T3"><text:tab/><text:tab/><text:tab/>… </text:span>параметры</text:p>
      <text:p text:style-name="P44"><text:s text:c="10"/>&lt;/section&gt;</text:p>
      <text:p text:style-name="P44"><text:s text:c="6"/>&lt;/section&gt;</text:p>
      <text:p text:style-name="P44"><text:s text:c="6"/>&lt;section name="DB_Contract"&gt; &lt;!-- DB provides abonent contract --&gt;</text:p>
      <text:p text:style-name="P44"><text:s text:c="10"/>&lt;param name="loadup" type="string"&gt;libinman_iap_db.so&lt;/param&gt;</text:p>
      <text:p text:style-name="P44"><text:s text:c="10"/>&lt;section name="Config"&gt;</text:p>
      <text:p text:style-name="P43"><text:span text:style-name="T3"><text:tab/><text:tab/><text:tab/></text:span><text:span text:style-name="T3">… </text:span>параметры</text:p>
      <text:p text:style-name="P44"><text:s text:c="10"/>&lt;/section&gt;</text:p>
      <text:p text:style-name="P43"><text:span text:style-name="T3"><text:s text:c="6"/></text:span>&lt;/<text:span text:style-name="T3">section</text:span>&gt;</text:p>
      <text:p text:style-name="P43"><text:s/>&lt;/section&gt;</text:p>
      <text:p text:style-name="P43"/>
      <text:p text:style-name="P43"><text:soft-page-break/>Сборка <text:span text:style-name="T3">INMan</text:span>-<text:span text:style-name="T3">a</text:span> версии <text:span text:style-name="T3"><text:user-defined text:name="Version">0.7.3</text:user-defined></text:span> содержит следующие динамической библиотеки ‘провайдеров абонентов’:</text:p>
      <text:list xml:id="list84011815" text:style-name="WW8Num38">
        <text:list-item>
          <text:p text:style-name="P104"><text:span text:style-name="T3">libinman</text:span>_<text:span text:style-name="T3">iap</text:span>_<text:span text:style-name="T3">sri</text:span>.<text:span text:style-name="T3">so</text:span> <text:s text:c="2"/>- использует <text:span text:style-name="T3">SEND</text:span>_<text:span text:style-name="T3">ROUTING</text:span>_<text:span text:style-name="T3">INFO</text:span> сервис <text:span text:style-name="T3">HLR</text:span>-<text:span text:style-name="T3">a</text:span>, определяет <text:s/>контракт абонента и <text:span text:style-name="T3">ISDN</text:span> адрес <text:span text:style-name="T3">IN</text:span>-платформы; (для диалога с <text:span text:style-name="T3">IN</text:span> дополнительно нужен <text:a xlink:type="simple" xlink:href="#_Параметры_секции_IN-Platforms._1"><text:span text:style-name="Internet_20_link"><text:span text:style-name="T3">serviceKey</text:span></text:span></text:a>)</text:p>
        </text:list-item>
        <text:list-item>
          <text:p text:style-name="P104"><text:span text:style-name="T3">libinman</text:span>_<text:span text:style-name="T3">iap</text:span>_<text:span text:style-name="T3">db</text:span>.<text:span text:style-name="T3">so</text:span> – использует <text:span text:style-name="T3">SQL</text:span> запросы к <text:span text:style-name="T3">Oracle</text:span> БД, определяет <text:s/>контракт абонента; <text:line-break/> (для диалога с <text:span text:style-name="T3">IN</text:span> дополнительно нужен <text:a xlink:type="simple" xlink:href="#_Параметры_секции_IN-Platforms._1"><text:span text:style-name="Internet_20_link">адрес и </text:span></text:a><text:a xlink:type="simple" xlink:href="#_Параметры_секции_IN-Platforms._1"><text:span text:style-name="Internet_20_link"><text:span text:style-name="T3">serviceKey</text:span></text:span></text:a>)</text:p>
        </text:list-item>
      </text:list>
      <text:p text:style-name="P48"/>
      <text:list xml:id="list324574576" text:continue-list="list94358651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подсекции <text:span text:style-name="T3">Config</text:span> для <text:span text:style-name="T3">libinman</text:span>_<text:span text:style-name="T3">iap</text:span>_<text:span text:style-name="T3">sri</text:span>.<text:span text:style-name="T3">so</text:span>.</text:h>
                </text:list-item>
              </text:list>
            </text:list-item>
          </text:list>
        </text:list-item>
      </text:list>
      <text:p text:style-name="Text_20_body">Библиотека <text:span text:style-name="T3">ibinman</text:span>_<text:span text:style-name="T3">iap</text:span>_<text:span text:style-name="T3">sri</text:span>.<text:span text:style-name="T3">so</text:span> реализует функциональность ‘провайдера абонентов’ посредством использования сервиса <text:span text:style-name="T3">SEND</text:span>_<text:span text:style-name="T3">ROUTING</text:span>_<text:span text:style-name="T3">INFO</text:span>, предоставляемого <text:span text:style-name="T3">HLR</text:span>-ом сигнальной сети. Библиотека позволяет определить тип контракта абонента, а для <text:span text:style-name="T3">prepaid</text:span> абонента также и <text:span text:style-name="T3">ISDN</text:span> адрес <text:span text:style-name="T3">IN</text:span>-платформы (без параметров для диалога)</text:p>
      <text:p text:style-name="Text_20_body">Следующие параметры определены:</text:p>
      <text:p text:style-name="P43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8">tcapUser</text:p>
          </table:table-cell>
          <table:table-cell table:style-name="Таблица30.A2" office:value-type="string">
            <text:p text:style-name="P31">строка</text:p>
          </table:table-cell>
          <table:table-cell table:style-name="Таблица30.A2" office:value-type="string">
            <text:p text:style-name="P32">обязательный</text:p>
          </table:table-cell>
          <table:table-cell table:style-name="Таблица30.D2" office:value-type="string">
            <text:p text:style-name="P38">имя секции <text:s/>вида <text:a xlink:type="simple" xlink:href="#_Шаблон_секции_TCAPUser"><text:span text:style-name="Internet_20_link"><text:span text:style-name="T3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4">NOTE</text:span><text:span text:style-name="T16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3">icsTCAPDisp</text:span></text:span></text:a>, для которого в файле конфигурации <text:span text:style-name="T3">INMan</text:span>-<text:span text:style-name="T3">a</text:span> должна быть заполнена секции <text:a xlink:type="simple" xlink:href="#_Параметры_секции_SS7_(сервис icsTCA"><text:span text:style-name="Internet_20_link"><text:span text:style-name="T3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3">HLR</text:span> сигнальной сети.</text:p>
      <text:p text:style-name="Text_20_body"/>
      <text:list xml:id="list13595391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подсекции <text:span text:style-name="T3">Config</text:span> для <text:span text:style-name="T3">libinman</text:span>_<text:span text:style-name="T3">iap</text:span>_<text:span text:style-name="T3">db</text:span>.<text:span text:style-name="T3">so</text:span>.</text:h>
                </text:list-item>
              </text:list>
            </text:list-item>
          </text:list>
        </text:list-item>
      </text:list>
      <text:p text:style-name="Text_20_body"/>
      <text:p text:style-name="Text_20_body">Библиотека <text:span text:style-name="T3">ibinman</text:span>_<text:span text:style-name="T3">iap</text:span>_<text:span text:style-name="T3">db</text:span>.<text:span text:style-name="T3">so</text:span> реализует функциональность ‘провайдера абонентов’ посредством обращения к <text:span text:style-name="T3">SQL</text:span> базе данных. На данный момент библиотека поддерживает использование только <text:span text:style-name="T3">Oracle</text:span> <text:span text:style-name="T3">Connection</text:span> <text:span text:style-name="T3">Interface</text:span> при обращении к БД. </text:p>
      <text:p text:style-name="P43">В секции определены две подсекции:</text:p>
      <text:list xml:id="list809503165" text:style-name="WW8Num40">
        <text:list-item>
          <text:p text:style-name="P105"><text:span text:style-name="T3">DataSource</text:span> – описывает параметры <text:s/>работы с базой данных и способ получения информации об абоненте; <text:line-break/>Информация (тип абонента) получается вызовом <text:span text:style-name="T3">SQL</text:span> функции следующего типа:</text:p>
        </text:list-item>
      </text:list>
      <text:p text:style-name="P52">FUNCTION abonentQueryFunc (queryFuncArg <text:s/>IN VARCHAR) RETURN NUMBER</text:p>
      <text:p text:style-name="P55">Данная функция должна быть создана в БД, имена функции и аргумента указываеются в параметрах данной подсекции и могут быть произвольными.</text:p>
      <text:p text:style-name="P43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Таблица31.1">
          <table:table-cell table:style-name="Таблица31.A1" office:value-type="string">
            <text:p text:style-name="P12">Имя параметра</text:p>
          </table:table-cell>
          <table:table-cell table:style-name="Таблица31.A1" office:value-type="string">
            <text:p text:style-name="P12">Тип</text:p>
          </table:table-cell>
          <table:table-cell table:style-name="Таблица31.A1" office:value-type="string">
            <text:p text:style-name="P12">Наличие</text:p>
          </table:table-cell>
          <table:table-cell table:style-name="Таблица31.D1" office:value-type="string">
            <text:p text:style-name="P11">Описание</text:p>
          </table:table-cell>
        </table:table-row>
        <table:table-row table:style-name="Таблица31.1">
          <table:table-cell table:style-name="Таблица31.A2" office:value-type="string">
            <text:p text:style-name="P58">type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На данный момент только “<text:span text:style-name="T3">OCI</text:span>”</text:p>
          </table:table-cell>
        </table:table-row>
        <table:table-row table:style-name="Таблица31.1">
          <table:table-cell table:style-name="Таблица31.A2" office:value-type="string">
            <text:p text:style-name="P58">dbInstance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идентификатор БД</text:p>
          </table:table-cell>
        </table:table-row>
        <table:table-row table:style-name="Таблица31.1">
          <table:table-cell table:style-name="Таблица31.A2" office:value-type="string">
            <text:p text:style-name="P58">dbUserName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имя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8">dbUserPassword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пароль пользователя БД</text:p>
          </table:table-cell>
        </table:table-row>
        <table:table-row table:style-name="Таблица31.1">
          <table:table-cell table:style-name="Таблица31.A2" office:value-type="string">
            <text:p text:style-name="P58">connections</text:p>
          </table:table-cell>
          <table:table-cell table:style-name="Таблица31.A2" office:value-type="string">
            <text:p text:style-name="P32">целое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Максимальное количество одновременных соединений <text:span text:style-name="T3">c</text:span> БД</text:p>
          </table:table-cell>
        </table:table-row>
        <table:table-row table:style-name="Таблица31.1">
          <table:table-cell table:style-name="Таблица31.A2" office:value-type="string">
            <text:p text:style-name="P58">maxQueries</text:p>
          </table:table-cell>
          <table:table-cell table:style-name="Таблица31.A2" office:value-type="string">
            <text:p text:style-name="P32">целое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Максимальное количество одновременных <text:s/><text:span text:style-name="T3">SQL</text:span> запросов к БД</text:p>
          </table:table-cell>
        </table:table-row>
        <table:table-row table:style-name="Таблица31.1">
          <table:table-cell table:style-name="Таблица31.A2" office:value-type="string">
            <text:p text:style-name="P58">watchdog</text:p>
          </table:table-cell>
          <table:table-cell table:style-name="Таблица31.A2" office:value-type="string">
            <text:p text:style-name="P34">bool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включает/отключает отслеживание таймаута на время исполнения <text:span text:style-name="T3">SQL</text:span> запросов.</text:p>
          </table:table-cell>
        </table:table-row>
        <text:soft-page-break/>
        <table:table-row table:style-name="Таблица31.1">
          <table:table-cell table:style-name="Таблица31.A2" office:value-type="string">
            <text:p text:style-name="P58">timeout</text:p>
          </table:table-cell>
          <table:table-cell table:style-name="Таблица31.A2" office:value-type="string">
            <text:p text:style-name="P32">целое (<text:span text:style-name="T3">c</text:span>екунды: [1..65535])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таймаут <text:s/>на <text:span text:style-name="T3">SQL</text:span> запросы к БД</text:p>
          </table:table-cell>
        </table:table-row>
        <table:table-row table:style-name="Таблица31.1">
          <table:table-cell table:style-name="Таблица31.A2" office:value-type="string">
            <text:p text:style-name="P58">needPing</text:p>
          </table:table-cell>
          <table:table-cell table:style-name="Таблица31.A2" office:value-type="string">
            <text:p text:style-name="P34">bool</text:p>
          </table:table-cell>
          <table:table-cell table:style-name="Таблица31.A2" office:value-type="string">
            <text:p text:style-name="P32">опциональный</text:p>
          </table:table-cell>
          <table:table-cell table:style-name="Таблица31.D2" office:value-type="string">
            <text:p text:style-name="P38">по умолчанию: <text:span text:style-name="T4">true</text:span></text:p>
          </table:table-cell>
        </table:table-row>
        <table:table-row table:style-name="Таблица31.1">
          <table:table-cell table:style-name="Таблица31.A2" office:value-type="string">
            <text:p text:style-name="P58">abonentQueryFunc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имя функции для запроса типа абонента</text:p>
          </table:table-cell>
        </table:table-row>
        <table:table-row table:style-name="Таблица31.1">
          <table:table-cell table:style-name="Таблица31.A2" office:value-type="string">
            <text:p text:style-name="P58">queryFuncArg</text:p>
          </table:table-cell>
          <table:table-cell table:style-name="Таблица31.A2" office:value-type="string">
            <text:p text:style-name="P32">строка</text:p>
          </table:table-cell>
          <table:table-cell table:style-name="Таблица31.A2" office:value-type="string">
            <text:p text:style-name="P32">обязательный</text:p>
          </table:table-cell>
          <table:table-cell table:style-name="Таблица31.D2" office:value-type="string">
            <text:p text:style-name="P38">имя аргумента функции для запроса типа абонента</text:p>
          </table:table-cell>
        </table:table-row>
      </table:table>
      <text:p text:style-name="Text_20_body"/>
      <text:list xml:id="list421350914" text:continue-list="list809503165" text:style-name="WW8Num40">
        <text:list-item text:start-value="1">
          <text:p text:style-name="P94">DataSourceDrivers – содержит подсекции, описывающие подгружаемые <text:span text:style-name="T3">INMan</text:span>-ом библиотеки (поставляются вместе с ним) для работы с БД; .Так как на данный момент поддерживается только <text:span text:style-name="T3">OCI</text:span>, то эта секция может содержать единственную подсекцию OCIDataSourceDriver, вида </text:p>
        </text:list-item>
      </text:list>
      <text:p text:style-name="P47"><text:s text:c="12"/>&lt;section name="OCIDataSourceDriver"&gt;</text:p>
      <text:p text:style-name="P47"><text:s text:c="16"/>&lt;param name="type" type="string"&gt;OCI&lt;/param&gt;</text:p>
      <text:p text:style-name="P47"><text:s text:c="16"/>&lt;param name="loadup" type="string"&gt;libdb_oci.so&lt;/param&gt;</text:p>
      <text:p text:style-name="P46"><text:span text:style-name="T3"><text:s text:c="12"/></text:span>&lt;/section&gt;</text:p>
      <text:p text:style-name="P25"/>
      <text:list xml:id="list2160453821" text:continue-list="list1359539104" text:style-name="Outline">
        <text:list-item>
          <text:h text:style-name="Heading_20_1" text:outline-level="1"><text:s/><text:bookmark-start text:name="_Описание_файла_конфигурации"/>Описание файла конфигурации <text:bookmark-end text:name="_Описание_файла_конфигурации"/><text:span text:style-name="T3">SMS</text:span> <text:span text:style-name="T3">Extra</text:span> услуг.</text:h>
        </text:list-item>
      </text:list>
      <text:p text:style-name="Text_20_body">Файл конфигурации <text:span text:style-name="T3">SMS</text:span> <text:span text:style-name="T3">Extra</text:span> услуг устроен по тому же принципу что и файл конфигурации <text:span text:style-name="T3">INMana</text:span>-<text:span text:style-name="T3">a</text:span>, и содержит только одну секцию <text:span text:style-name="T3">"SMSExtra" :</text:span></text:p>
      <text:p text:style-name="P25">&lt;?xml version="1.0" encoding="ISO-8859-1"?&gt;</text:p>
      <text:p text:style-name="P25">&lt;!DOCTYPE config SYSTEM "file://configuration.dtd"&gt;</text:p>
      <text:p text:style-name="P25">&lt;config&gt;</text:p>
      <text:p text:style-name="P25"><text:s text:c="2"/>&lt;section name="SMSExtra"&gt; </text:p>
      <text:p text:style-name="P51">….</text:p>
      <text:p text:style-name="P25"><text:s text:c="3"/>&lt;/section&gt;</text:p>
      <text:p text:style-name="Text_20_body">&lt;/<text:span text:style-name="T3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3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8">serviceCode</text:p>
          </table:table-cell>
          <table:table-cell table:style-name="Таблица32.A2" office:value-type="string">
            <text:p text:style-name="P31">целое</text:p>
          </table:table-cell>
          <table:table-cell table:style-name="Таблица32.A2" office:value-type="string">
            <text:p text:style-name="P31">обязательный</text:p>
          </table:table-cell>
          <table:table-cell table:style-name="Таблица32.D2" office:value-type="string">
            <text:p text:style-name="P38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pan text:style-name="T3">service</text:span><text:span text:style-name="T3">Mask</text:span></text:p>
          </table:table-cell>
          <table:table-cell table:style-name="Таблица32.A2" office:value-type="string">
            <text:p text:style-name="P31">целое</text:p>
          </table:table-cell>
          <table:table-cell table:style-name="Таблица32.A2" office:value-type="string">
            <text:p text:style-name="P31">обязательный</text:p>
          </table:table-cell>
          <table:table-cell table:style-name="Таблица32.D2" office:value-type="string">
            <text:p text:style-name="P38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/>serviceAdr</text:p>
          </table:table-cell>
          <table:table-cell table:style-name="Таблица32.A2" office:value-type="string">
            <text:p text:style-name="P31">строка</text:p>
          </table:table-cell>
          <table:table-cell table:style-name="Таблица32.A2" office:value-type="string">
            <text:p text:style-name="P31">опциональный</text:p>
          </table:table-cell>
          <table:table-cell table:style-name="Таблица32.D2" office:value-type="string">
            <text:p text:style-name="P38">короткий номер (<text:a xlink:type="simple" xlink:href="#_Структура_ChargeSms_PDU_1"><text:span text:style-name="Internet_20_link">dstSubscriberNumber</text:span></text:a>) для обращения к <text:span text:style-name="T3">IN</text:span>-платформе, его отсутствие <text:s/>означает тарификацию услуг через создание <text:span text:style-name="T3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6">chargeBearer</text:p>
          </table:table-cell>
          <table:table-cell table:style-name="Таблица32.A2" office:value-type="string">
            <text:p text:style-name="P36">bool</text:p>
          </table:table-cell>
          <table:table-cell table:style-name="Таблица32.A2" office:value-type="string">
            <text:p text:style-name="P31">опциональный<text:line-break/>(<text:span text:style-name="T3">default</text:span>)</text:p>
          </table:table-cell>
          <table:table-cell table:style-name="Таблица32.D2" office:value-type="string">
            <text:p text:style-name="P38">признак тарификации сообщения-носителя (базового <text:span text:style-name="T3">SMS</text:span>), по умолчанию: <text:span text:style-name="T4">false</text:span>.</text:p>
            <text:p text:style-name="P37">При значении <text:span text:style-name="T4">true</text:span> <text:span text:style-name="T3">INMan</text:span>, будет инициировать для <text:span text:style-name="T3">prepaid</text:span> абонентов два диалога с <text:span text:style-name="T3">IN</text:span>-платформой: один для тарификации базового сообщения до получателя, второй - для тарификации <text:span text:style-name="T3">SMS</text:span> <text:span text:style-name="T3">Extra</text:span> услуги. Для <text:span text:style-name="T3">pospatpaid</text:span> абонентов по прежнему генерится одна <text:span text:style-name="T3">CSV</text:span> запись со всей информацией.</text:p>
          </table:table-cell>
        </table:table-row>
      </table:table>
      <text:p text:style-name="Text_20_body"/>
      <text:p text:style-name="Text_20_body"><text:soft-page-break/><text:span text:style-name="T16">Пример</text:span><text:span text:style-name="T4">:</text:span></text:p>
      <text:p text:style-name="P25"><text:s text:c="4"/>&lt;section name="SMS-Flash"&gt;</text:p>
      <text:p text:style-name="P25"><text:s text:c="6"/>&lt;param name="serviceCode" type="int"&gt;1&lt;/param&gt;</text:p>
      <text:p text:style-name="P25"><text:s text:c="6"/>&lt;param name="serviceMask" type="int"&gt;2&lt;/param&gt;</text:p>
      <text:p text:style-name="P25"><text:s text:c="6"/>&lt;param name="serviceAdr" type="string"&gt;smsx:7961&lt;/param&gt;</text:p>
      <text:p text:style-name="P25"><text:s text:c="4"/>&lt;/section&gt;</text:p>
      <text:p text:style-name="P25"><text:s text:c="4"/>&lt;section name="SMS-Calendar"&gt;</text:p>
      <text:p text:style-name="P25"><text:s text:c="6"/>&lt;param name="serviceCode" type="int"&gt;2&lt;/param&gt;</text:p>
      <text:p text:style-name="P25"><text:s text:c="6"/>&lt;param name="serviceMask" type="int"&gt;4&lt;/param&gt;</text:p>
      <text:p text:style-name="P25"><text:s text:c="6"/>&lt;param name="serviceAdr" type="string"&gt;smsx:7962&lt;/param&gt;</text:p>
      <text:p text:style-name="P25"><text:s text:c="4"/>&lt;/section&gt;</text:p>
      <text:p text:style-name="P25"><text:s text:c="4"/>&lt;section name="SMS-Flash-Calendar"&gt;</text:p>
      <text:p text:style-name="P25"><text:s text:c="6"/>&lt;param name="serviceCode" type="int"&gt;5&lt;/param&gt;</text:p>
      <text:p text:style-name="P25"><text:s text:c="6"/>&lt;param name="serviceMask" type="int"&gt;6&lt;/param&gt; &lt;!-- 4+2 --&gt;</text:p>
      <text:p text:style-name="P25"><text:s text:c="6"/>&lt;param name="serviceAdr" type="string"&gt;smsx:7965&lt;/param&gt;</text:p>
      <text:p text:style-name="P25"><text:s text:c="4"/>&lt;/section&gt;</text:p>
      <text:p text:style-name="P25"><text:s text:c="4"/>&lt;section name="SMS-Flash-Group"&gt;</text:p>
      <text:p text:style-name="P25"><text:s text:c="6"/>&lt;param name="serviceCode" type="int"&gt;7&lt;/param&gt;</text:p>
      <text:p text:style-name="P25"><text:s text:c="6"/>&lt;param name="serviceMask" type="int"&gt;18&lt;/param&gt; &lt;!-- 16+2 --&gt;</text:p>
      <text:p text:style-name="P25"><text:s text:c="6"/>&lt;param name="serviceAdr" type="string"&gt;smsx:7965&lt;/param&gt;</text:p>
      <text:p text:style-name="P25"><text:s text:c="6"/>&lt;param name="chargeBearer" type="bool"&gt;true&lt;/param&gt;</text:p>
      <text:p text:style-name="P25"><text:s text:c="4"/>&lt;/section&gt;</text:p>
      <text:p text:style-name="P25"/>
      <text:p text:style-name="Text_20_body">Здесь<text:span text:style-name="T3"> </text:span>описывается<text:span text:style-name="T3"> </text:span>два<text:span text:style-name="T3"> </text:span>единичных<text:span text:style-name="T3"> </text:span>сервиса<text:span text:style-name="T3"> SMS-Flash <text:s/></text:span>и<text:span text:style-name="T3"> SMS-Calendar, </text:span>их<text:span text:style-name="T3"> </text:span>комбинация<text:span text:style-name="T3"> SMS-Flash-Calendar (</text:span>см<text:span text:style-name="T3">. serviceMask), </text:span>а<text:span text:style-name="T3"> </text:span>также<text:span text:style-name="T3"> </text:span>комбинация<text:span text:style-name="T3"> SMS-Flash-Group </text:span>с<text:span text:style-name="T3"> </text:span>выставленным<text:span text:style-name="T3"> </text:span>признаком<text:span text:style-name="T3"> </text:span>тарификации<text:span text:style-name="T3"> </text:span>сообщения<text:span text:style-name="T3">-</text:span>носителя<text:span text:style-name="T3">.</text:span></text:p>
      <text:p text:style-name="P25"><text:s/></text:p>
      <text:list xml:id="list378514454" text:continue-numbering="true" text:style-name="Outlin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3">Panasonic</text:span>, <text:span text:style-name="T3">Hewlett</text:span> <text:span text:style-name="T3">Packard</text:span>, <text:span text:style-name="T3">Sun</text:span> <text:span text:style-name="T3">Microsystems</text:span>.</text:p>
      <text:p text:style-name="Text_20_body"/>
      <text:list xml:id="list228171894" text:continue-numbering="true" text:style-name="Outlin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4">Мы будем рады ответить на Ваши вопросы.</text:p>
      <text:p text:style-name="P21">Контактная информация:</text:p>
      <text:p text:style-name="P21"/>
      <text:p text:style-name="P21">www: <text:s text:c="2"/><text:a xlink:type="simple" xlink:href="http://www.eyeline.mobi/">www.eyeline.mobi</text:a></text:p>
      <text:p text:style-name="P21">e-mail: info@eyeline.mobi</text:p>
      <text:p text:style-name="P20"><text:span text:style-name="T18"/></text:p>
      <text:p text:style-name="P22"/>
      <text:p text:style-name="P22"/>
      <text:p text:style-name="P21"><text:soft-page-break/>Россия</text:p>
      <text:p text:style-name="P21">630055, Новосибирск</text:p>
      <text:p text:style-name="P21">ул. М. Джалиля 11, оф. 814</text:p>
      <text:p text:style-name="P21">Факс: +7 (383) 332-88-17</text:p>
      <text:p text:style-name="P21">Телефон: +7 (383) 363-01-39</text:p>
      <text:p text:style-name="P21">Временной пояс: GMT +6</text:p>
      <text:p text:style-name="P2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3937in" fo:margin-right="0in" fo:margin-top="0in" fo:margin-bottom="0.0835in" fo:text-align="justify" style:justify-single-word="false" fo:keep-together="always" fo:text-indent="0in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in" fo:margin-right="0in" fo:margin-top="0.0835in" fo:margin-bottom="0.0417in" fo:text-indent="0in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in" fo:margin-right="0in" fo:text-indent="0in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in" fo:margin-right="0in" fo:text-indent="0in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in" fo:margin-right="0in" fo:text-indent="0in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in" fo:margin-right="0in" fo:text-indent="0in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in" fo:margin-right="0in" fo:text-indent="0in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in" fo:margin-right="0in" fo:text-indent="0in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in" fo:margin-right="0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0.9862in" fo:margin-right="0in" fo:text-indent="0.1972in" style:auto-text-indent="false" style:text-autospace="none"/>
      <style:text-properties style:font-name="Arial" fo:font-size="10pt" style:font-size-asian="10pt" style:font-name-complex="Arial" style:font-size-complex="10pt"/>
    </style:style>
    <style:style style:name="Block_20_Text" style:display-name="Block Text" style:family="paragraph" style:parent-style-name="Standard">
      <style:paragraph-properties fo:margin-left="0.9846in" fo:margin-right="0.3937in" fo:text-indent="0in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3in" style:type="center"/>
          <style:tab-stop style:position="6in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margin-top="0.1665in" fo:margin-bottom="0.0417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Table_20_Text" style:display-name="Table Text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0.898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1972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1.4965in" fo:margin-right="0in" fo:text-indent="0in" style:auto-text-indent="false">
        <style:tab-stops>
          <style:tab-stop style:position="2.2535in"/>
          <style:tab-stop style:position="6.6937in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1.7957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0945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2.3937in" fo:margin-right="0in" fo:text-indent="0in" style:auto-text-indent="false">
        <style:tab-stops>
          <style:tab-stop style:position="6.6937in" style:type="right"/>
        </style:tab-stops>
      </style:paragraph-properties>
      <style:text-properties fo:language="en" fo:country="US"/>
    </style:style>
    <style:style style:name="Normal_20__28_Web_29_" style:display-name="Normal (Web)" style:family="paragraph" style:parent-style-name="Standard">
      <style:paragraph-properties fo:margin-top="0.1945in" fo:margin-bottom="0.0827in"/>
    </style:style>
    <style:style style:name="Document_20_Title" style:display-name="Document Title" style:family="paragraph" style:parent-style-name="Title">
      <style:paragraph-properties fo:margin-left="0.9846in" fo:margin-right="0in" fo:text-align="end" style:justify-single-word="false" fo:text-indent="0in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1972in" fo:margin-right="0in" fo:text-indent="0in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in" fo:margin-right="0in" fo:margin-top="0.0417in" fo:margin-bottom="0in" fo:text-align="center" style:justify-single-word="false" fo:text-indent="0in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in" fo:margin-bottom="0in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in" fo:margin-bottom="0.0835in" fo:line-height="200%" fo:text-indent="0in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aption_20__28_user_29_" style:display-name="Caption (user)" style:family="paragraph" style:parent-style-name="Standard" style:next-style-name="Standard"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83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183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683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2.1835in" text:min-label-width="0.25in"/>
        <style:text-properties style:font-name="Symbol"/>
      </text:list-level-style-bullet>
      <text:list-level-style-bullet text:level="5" text:style-name="WW8Num11z1" style:num-suffix="." text:bullet-char="o">
        <style:list-level-properties text:space-before="2.683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3.183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6835in" text:min-label-width="0.25in"/>
        <style:text-properties style:font-name="Symbol"/>
      </text:list-level-style-bullet>
      <text:list-level-style-bullet text:level="8" text:style-name="WW8Num11z1" style:num-suffix="." text:bullet-char="o">
        <style:list-level-properties text:space-before="4.183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68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bullet text:level="2" text:style-name="WW8Num1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394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8945in" text:min-label-width="0.25in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1.3945in" text:min-label-width="0.25in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1.894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3945in" text:min-label-width="0.25in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2.8945in" text:min-label-width="0.25in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3.394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8945in" text:min-label-width="0.25in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4.39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8937in" text:min-label-width="0.25in"/>
      </text:list-level-style-number>
      <text:list-level-style-bullet text:level="2" text:style-name="WW8Num22z1" style:num-suffix="." text:bullet-char="o">
        <style:list-level-properties text:space-before="1.3937in" text:min-label-width="0.25in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1.8937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2.3937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8937in" text:min-label-width="0.25in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3.3937in" text:min-label-width="0.25in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3.8937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4.3937in" text:min-label-width="0.25in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4.8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4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4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4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772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1772in" text:min-label-width="0.25in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1.6772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2.1772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6772in" text:min-label-width="0.25in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3.1772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6772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1772in" text:min-label-width="0.25in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4.677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8937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3937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.8937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2.3937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.8937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3.3937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.8937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4.3937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8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bullet text:level="2" text:style-name="WW8Num3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37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772in" text:min-label-width="0.25in"/>
      </text:list-level-style-number>
      <text:list-level-style-bullet text:level="2" text:style-name="WW8Num39z1" style:num-suffix="." text:bullet-char="">
        <style:list-level-properties text:space-before="1.1772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9272in" text:min-label-distance="0.1252in" fo:text-align="end"/>
      </text:list-level-style-number>
      <text:list-level-style-number text:level="4" style:num-suffix="." style:num-format="1">
        <style:list-level-properties text:space-before="2.1772in" text:min-label-width="0.25in"/>
      </text:list-level-style-number>
      <text:list-level-style-number text:level="5" style:num-suffix="." style:num-format="a" style:num-letter-sync="true">
        <style:list-level-properties text:space-before="2.6772in" text:min-label-width="0.25in"/>
      </text:list-level-style-number>
      <text:list-level-style-number text:level="6" style:num-suffix="." style:num-format="i">
        <style:list-level-properties text:min-label-width="3.4272in" text:min-label-distance="0.1252in" fo:text-align="end"/>
      </text:list-level-style-number>
      <text:list-level-style-number text:level="7" style:num-suffix="." style:num-format="1">
        <style:list-level-properties text:space-before="3.6772in" text:min-label-width="0.25in"/>
      </text:list-level-style-number>
      <text:list-level-style-number text:level="8" style:num-suffix="." style:num-format="a" style:num-letter-sync="true">
        <style:list-level-properties text:space-before="4.1772in" text:min-label-width="0.25in"/>
      </text:list-level-style-number>
      <text:list-level-style-number text:level="9" style:num-suffix="." style:num-format="i">
        <style:list-level-properties text:min-label-width="4.92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space-before="0.6437in" text:min-label-width="0.25in"/>
      </text:list-level-style-number>
      <text:list-level-style-bullet text:level="2" text:style-name="WW8Num41z1" style:num-suffix="." text:bullet-char="">
        <style:list-level-properties text:space-before="1.1437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6772in" text:min-label-width="0.25in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1.1772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9272in" text:min-label-distance="0.1252in" fo:text-align="end"/>
      </text:list-level-style-number>
      <text:list-level-style-number text:level="4" style:num-suffix="." style:num-format="1">
        <style:list-level-properties text:space-before="2.1772in" text:min-label-width="0.25in"/>
      </text:list-level-style-number>
      <text:list-level-style-number text:level="5" style:num-suffix="." style:num-format="a" style:num-letter-sync="true">
        <style:list-level-properties text:space-before="2.6772in" text:min-label-width="0.25in"/>
      </text:list-level-style-number>
      <text:list-level-style-number text:level="6" style:num-suffix="." style:num-format="i">
        <style:list-level-properties text:min-label-width="3.4272in" text:min-label-distance="0.1252in" fo:text-align="end"/>
      </text:list-level-style-number>
      <text:list-level-style-number text:level="7" style:num-suffix="." style:num-format="1">
        <style:list-level-properties text:space-before="3.6772in" text:min-label-width="0.25in"/>
      </text:list-level-style-number>
      <text:list-level-style-number text:level="8" style:num-suffix="." style:num-format="a" style:num-letter-sync="true">
        <style:list-level-properties text:space-before="4.1772in" text:min-label-width="0.25in"/>
      </text:list-level-style-number>
      <text:list-level-style-number text:level="9" style:num-suffix="." style:num-format="i">
        <style:list-level-properties text:min-label-width="4.9272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3" style:family="table">
      <style:table-properties style:width="6.8896in" fo:margin-left="0.0035in" table:align="left" style:writing-mode="lr-tb"/>
    </style:style>
    <style:style style:name="Таблица33.A" style:family="table-column">
      <style:table-column-properties style:column-width="1.8743in"/>
    </style:style>
    <style:style style:name="Таблица33.B" style:family="table-column">
      <style:table-column-properties style:column-width="5.0153in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in" fo:border-left="none" fo:border-right="none" fo:border-top="none" fo:border-bottom="0.0069in solid #000000" style:writing-mode="lr-tb"/>
    </style:style>
    <style:style style:name="Таблица33.B1.1" style:family="table-column">
      <style:table-column-properties style:column-width="2.5076in"/>
    </style:style>
    <style:style style:name="Таблица33.B1.1.1" style:family="table-cell">
      <style:table-cell-properties style:vertical-align="middle" fo:padding="0in" fo:border="none" style:writing-mode="lr-tb"/>
    </style:style>
    <style:style style:name="Таблица33.B1.1.2" style:family="table-cell">
      <style:table-cell-properties style:vertical-align="middle" fo:padding="0in" fo:border-left="none" fo:border-right="none" fo:border-top="none" fo:border-bottom="0.0069in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in" fo:margin-right="0.25in" fo:text-indent="0in" style:auto-text-indent="false">
        <style:tab-stops>
          <style:tab-stop style:position="3.248in" style:type="center"/>
          <style:tab-stop style:position="6.2465in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4925in" fo:margin-bottom="0.4925in" fo:margin-left="0.7874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55in" fo:margin-left="0in" fo:margin-right="0in" fo:margin-bottom="0.216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6.4736in" svg:height="0.7866in" draw:z-index="7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16.10.2008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1.8244in" svg:height="0.3909in" draw:z-index="73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3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16.10.2008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7.3071in" svg:y="0.0035in" svg:width="0.361in" svg:height="0.2492in" draw:z-index="19"><draw:text-box><text:p text:style-name="Footer"><text:span text:style-name="Page_20_Number"><text:page-number text:select-page="current">33</text:page-number></text:span></text:p></draw:text-box></draw:frame><text:span text:style-name="MT1"></text:span> <text:user-field-get text:name="CompanyId">EyeLine Communications</text:user-field-get>, <text:span text:style-name="MT3"><text:user-defined text:name="Date">16.10.2008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Техническое описание</dc:title>
    <dc:subject>Модуль тарификации INMan</dc:subject>
    <meta:initial-creator>Victor Ryzhkov, Roman V. Gerasimov</meta:initial-creator>
    <meta:creation-date>2006-09-19T18:50:00</meta:creation-date>
    <dc:creator>Роман Герасимов</dc:creator>
    <dc:date>2008-10-16T16:13:33</dc:date>
    <meta:print-date>2004-03-31T13:23:00</meta:print-date>
    <meta:editing-cycles>453</meta:editing-cycles>
    <meta:editing-duration>PT07H26M20S</meta:editing-duration>
    <meta:document-statistic meta:table-count="33" meta:image-count="8" meta:object-count="0" meta:page-count="35" meta:paragraph-count="1469" meta:word-count="8360" meta:character-count="65403"/>
    <meta:user-defined meta:name="Date">16.10.2008</meta:user-defined>
    <meta:user-defined meta:name="Name">Модуль тарификации INMan.Техническое описание</meta:user-defined>
    <meta:user-defined meta:name="Title"/>
    <meta:user-defined meta:name="Version">0.7.3</meta:user-defined>
    <meta:user-defined meta:name="parentProject">Sibinco SMSC/USSDC</meta:user-defined>
    <meta:user-defined meta:name="Поле 1"/>
    <meta:user-defined meta:name="Поле 2"/>
    <meta:user-defined meta:name="Поле 3"/>
    <meta:user-defined meta:name="Поле 4"/>
  </office:meta>
</office:document-meta>
</file>